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36.00pt" fo:font-weight="normal" fo:font-family="'Liberation Serif'" style:font-family-asian="'Liberation Serif'" style:font-family-complex="'Liberation Serif'" fo:background-color="transparent" fo:color="#9b00d3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9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1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3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8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6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0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6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2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6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7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2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1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00.00%" fo:text-align="left" fo:margin-bottom="14.15pt"/>
    </style:style>
    <style:style style:name="P34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41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50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51" style:family="paragraph">
      <style:paragraph-properties fo:line-height="100.00%" fo:text-align="left" fo:margin-bottom="14.15pt"/>
    </style:style>
    <style:style style:name="P52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9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68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69" style:family="paragraph">
      <style:paragraph-properties fo:line-height="115.00%" fo:text-align="left" fo:margin-bottom="10.00pt"/>
    </style:style>
    <style:style style:name="P70" style:family="paragraph">
      <style:paragraph-properties fo:line-height="100.00%" fo:text-align="left" fo:margin-bottom="14.15pt"/>
    </style:style>
    <style:style style:name="P71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78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87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88" style:family="paragraph">
      <style:paragraph-properties fo:line-height="115.00%" fo:text-align="left" fo:margin-bottom="10.00pt"/>
    </style:style>
    <style:style style:name="P89" style:family="paragraph">
      <style:paragraph-properties fo:line-height="100.00%" fo:text-align="left" fo:margin-bottom="14.15pt"/>
    </style:style>
    <style:style style:name="P90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97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06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07" style:family="paragraph">
      <style:paragraph-properties fo:line-height="115.00%" fo:text-align="left" fo:margin-bottom="10.00pt"/>
    </style:style>
    <style:style style:name="P108" style:family="paragraph">
      <style:paragraph-properties fo:line-height="100.00%" fo:text-align="left" fo:margin-bottom="14.15pt"/>
    </style:style>
    <style:style style:name="P109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16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25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26" style:family="paragraph">
      <style:paragraph-properties fo:line-height="115.00%" fo:text-align="left" fo:margin-bottom="10.00pt"/>
    </style:style>
    <style:style style:name="P127" style:family="paragraph">
      <style:paragraph-properties fo:line-height="100.00%" fo:text-align="left" fo:margin-bottom="14.15pt"/>
    </style:style>
    <style:style style:name="P128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135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44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45" style:family="paragraph">
      <style:paragraph-properties fo:line-height="100.00%" fo:text-align="left" fo:margin-bottom="14.15pt"/>
    </style:style>
    <style:style style:name="P146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53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left">
        <style:tab-stops>
          <style:tab-stop style:position="14.25pt"/>
          <style:tab-stop style:position="3289.65pt" style:type="center"/>
        </style:tab-stops>
      </style:paragraph-properties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62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63" style:family="paragraph">
      <style:paragraph-properties fo:line-height="100.00%" fo:text-align="left" fo:margin-bottom="14.15pt"/>
    </style:style>
    <style:style style:name="P164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>
        <style:tab-stops>
          <style:tab-stop style:position="13.20pt"/>
          <style:tab-stop style:position="3289.65pt" style:type="center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>
        <style:tab-stops>
          <style:tab-stop style:position="13.20pt"/>
          <style:tab-stop style:position="3289.65pt" style:type="center"/>
        </style:tab-stops>
      </style:paragraph-properties>
    </style:style>
    <style:style style:name="P171" style:family="paragraph">
      <style:paragraph-properties fo:line-height="100.00%" fo:text-align="left">
        <style:tab-stops>
          <style:tab-stop style:position="13.20pt"/>
          <style:tab-stop style:position="3289.65pt" style:type="center"/>
        </style:tab-stops>
      </style:paragraph-properties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>
        <style:tab-stops>
          <style:tab-stop style:position="13.20pt"/>
          <style:tab-stop style:position="3289.65pt" style:type="center"/>
        </style:tab-stops>
      </style:paragraph-properties>
    </style:style>
    <style:style style:name="P174" style:family="paragraph">
      <style:paragraph-properties fo:line-height="100.00%" fo:text-align="left"/>
    </style:style>
    <style:style style:name="P175" style:family="paragraph">
      <style:paragraph-properties fo:line-height="100.00%" fo:text-align="left">
        <style:tab-stops>
          <style:tab-stop style:position="13.20pt"/>
          <style:tab-stop style:position="3289.65pt" style:type="center"/>
        </style:tab-stops>
      </style:paragraph-properties>
    </style:style>
    <style:style style:name="P176" style:family="paragraph">
      <style:paragraph-properties fo:line-height="100.00%" fo:text-align="left"/>
    </style:style>
    <style:style style:name="P177" style:family="paragraph">
      <style:paragraph-properties fo:line-height="100.00%" fo:text-align="left">
        <style:tab-stops>
          <style:tab-stop style:position="13.20pt"/>
          <style:tab-stop style:position="3289.65pt" style:type="center"/>
        </style:tab-stops>
      </style:paragraph-properties>
    </style:style>
    <style:style style:name="P178" style:family="paragraph">
      <style:paragraph-properties fo:line-height="100.00%" fo:text-align="left"/>
    </style:style>
    <style:style style:name="P179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80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81" style:family="paragraph">
      <style:paragraph-properties fo:line-height="115.00%" fo:text-align="left" fo:margin-bottom="10.00pt"/>
    </style:style>
    <style:style style:name="P182" style:family="paragraph">
      <style:paragraph-properties fo:line-height="100.00%" fo:text-align="left" fo:margin-bottom="14.15pt"/>
    </style:style>
    <style:style style:name="P183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90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95" style:family="paragraph">
      <style:paragraph-properties fo:line-height="100.00%" fo:text-align="left"/>
    </style:style>
    <style:style style:name="P196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199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00" style:family="paragraph">
      <style:paragraph-properties fo:line-height="115.00%" fo:text-align="left" fo:margin-bottom="10.00pt"/>
    </style:style>
    <style:style style:name="P201" style:family="paragraph">
      <style:paragraph-properties fo:line-height="100.00%" fo:text-align="left" fo:margin-bottom="14.15pt"/>
    </style:style>
    <style:style style:name="P202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>
        <style:tab-stops>
          <style:tab-stop style:position="14.00pt"/>
          <style:tab-stop style:position="3289.65pt" style:type="center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left">
        <style:tab-stops>
          <style:tab-stop style:position="14.00pt"/>
          <style:tab-stop style:position="3289.65pt" style:type="center"/>
        </style:tab-stops>
      </style:paragraph-properties>
    </style:style>
    <style:style style:name="P209" style:family="paragraph">
      <style:paragraph-properties fo:line-height="100.00%" fo:text-align="left">
        <style:tab-stops>
          <style:tab-stop style:position="14.00pt"/>
          <style:tab-stop style:position="3289.65pt" style:type="center"/>
        </style:tab-stops>
      </style:paragraph-properties>
    </style:style>
    <style:style style:name="P210" style:family="paragraph">
      <style:paragraph-properties fo:line-height="100.00%" fo:text-align="left"/>
    </style:style>
    <style:style style:name="P211" style:family="paragraph">
      <style:paragraph-properties fo:line-height="100.00%" fo:text-align="left">
        <style:tab-stops>
          <style:tab-stop style:position="14.00pt"/>
          <style:tab-stop style:position="3289.65pt" style:type="center"/>
        </style:tab-stops>
      </style:paragraph-properties>
    </style:style>
    <style:style style:name="P212" style:family="paragraph">
      <style:paragraph-properties fo:line-height="100.00%" fo:text-align="left"/>
    </style:style>
    <style:style style:name="P213" style:family="paragraph">
      <style:paragraph-properties fo:line-height="100.00%" fo:text-align="left">
        <style:tab-stops>
          <style:tab-stop style:position="14.00pt"/>
          <style:tab-stop style:position="3289.65pt" style:type="center"/>
        </style:tab-stops>
      </style:paragraph-properties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left">
        <style:tab-stops>
          <style:tab-stop style:position="14.00pt"/>
          <style:tab-stop style:position="3289.65pt" style:type="center"/>
        </style:tab-stops>
      </style:paragraph-properties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18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19" style:family="paragraph">
      <style:paragraph-properties fo:line-height="100.00%" fo:text-align="left" fo:margin-bottom="14.15pt"/>
    </style:style>
    <style:style style:name="P220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21" style:family="paragraph">
      <style:paragraph-properties fo:line-height="100.00%" fo:text-align="left"/>
    </style:style>
    <style:style style:name="P222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23" style:family="paragraph">
      <style:paragraph-properties fo:line-height="100.00%" fo:text-align="left"/>
    </style:style>
    <style:style style:name="P224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25" style:family="paragraph">
      <style:paragraph-properties fo:line-height="100.00%" fo:text-align="left"/>
    </style:style>
    <style:style style:name="P226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27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28" style:family="paragraph">
      <style:paragraph-properties fo:line-height="100.00%" fo:text-align="left"/>
    </style:style>
    <style:style style:name="P229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30" style:family="paragraph">
      <style:paragraph-properties fo:line-height="100.00%" fo:text-align="left"/>
    </style:style>
    <style:style style:name="P231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32" style:family="paragraph">
      <style:paragraph-properties fo:line-height="100.00%" fo:text-align="left"/>
    </style:style>
    <style:style style:name="P233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34" style:family="paragraph">
      <style:paragraph-properties fo:line-height="100.00%" fo:text-align="left"/>
    </style:style>
    <style:style style:name="P235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36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37" style:family="paragraph">
      <style:paragraph-properties fo:line-height="115.00%" fo:text-align="left" fo:margin-bottom="10.00pt"/>
    </style:style>
    <style:style style:name="P238" style:family="paragraph">
      <style:paragraph-properties fo:line-height="100.00%" fo:text-align="left" fo:margin-bottom="14.15pt"/>
    </style:style>
    <style:style style:name="P239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40" style:family="paragraph">
      <style:paragraph-properties fo:line-height="100.00%" fo:text-align="left"/>
    </style:style>
    <style:style style:name="P241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42" style:family="paragraph">
      <style:paragraph-properties fo:line-height="100.00%" fo:text-align="left"/>
    </style:style>
    <style:style style:name="P243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44" style:family="paragraph">
      <style:paragraph-properties fo:line-height="100.00%" fo:text-align="left"/>
    </style:style>
    <style:style style:name="P245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46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47" style:family="paragraph">
      <style:paragraph-properties fo:line-height="100.00%" fo:text-align="left"/>
    </style:style>
    <style:style style:name="P248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49" style:family="paragraph">
      <style:paragraph-properties fo:line-height="100.00%" fo:text-align="left"/>
    </style:style>
    <style:style style:name="P250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51" style:family="paragraph">
      <style:paragraph-properties fo:line-height="100.00%" fo:text-align="left"/>
    </style:style>
    <style:style style:name="P252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53" style:family="paragraph">
      <style:paragraph-properties fo:line-height="100.00%" fo:text-align="left"/>
    </style:style>
    <style:style style:name="P254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55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56" style:family="paragraph">
      <style:paragraph-properties fo:line-height="115.00%" fo:text-align="left" fo:margin-bottom="10.00pt"/>
    </style:style>
    <style:style style:name="P257" style:family="paragraph">
      <style:paragraph-properties fo:line-height="100.00%" fo:text-align="left" fo:margin-bottom="14.15pt"/>
    </style:style>
    <style:style style:name="P258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259" style:family="paragraph">
      <style:paragraph-properties fo:line-height="100.00%" fo:text-align="left"/>
    </style:style>
    <style:style style:name="P260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61" style:family="paragraph">
      <style:paragraph-properties fo:line-height="100.00%" fo:text-align="left"/>
    </style:style>
    <style:style style:name="P262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63" style:family="paragraph">
      <style:paragraph-properties fo:line-height="100.00%" fo:text-align="left"/>
    </style:style>
    <style:style style:name="P264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65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66" style:family="paragraph">
      <style:paragraph-properties fo:line-height="100.00%" fo:text-align="left"/>
    </style:style>
    <style:style style:name="P267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70" style:family="paragraph">
      <style:paragraph-properties fo:line-height="100.00%" fo:text-align="left"/>
    </style:style>
    <style:style style:name="P271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272" style:family="paragraph">
      <style:paragraph-properties fo:line-height="100.00%" fo:text-align="left"/>
    </style:style>
    <style:style style:name="P273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74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75" style:family="paragraph">
      <style:paragraph-properties fo:line-height="100.00%" fo:text-align="left" fo:margin-bottom="14.15pt"/>
    </style:style>
    <style:style style:name="P276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77" style:family="paragraph">
      <style:paragraph-properties fo:line-height="100.00%" fo:text-align="left"/>
    </style:style>
    <style:style style:name="P278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79" style:family="paragraph">
      <style:paragraph-properties fo:line-height="100.00%" fo:text-align="left"/>
    </style:style>
    <style:style style:name="P280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81" style:family="paragraph">
      <style:paragraph-properties fo:line-height="100.00%" fo:text-align="left"/>
    </style:style>
    <style:style style:name="P282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83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84" style:family="paragraph">
      <style:paragraph-properties fo:line-height="100.00%" fo:text-align="left"/>
    </style:style>
    <style:style style:name="P285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86" style:family="paragraph">
      <style:paragraph-properties fo:line-height="100.00%" fo:text-align="left"/>
    </style:style>
    <style:style style:name="P287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88" style:family="paragraph">
      <style:paragraph-properties fo:line-height="100.00%" fo:text-align="left"/>
    </style:style>
    <style:style style:name="P289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90" style:family="paragraph">
      <style:paragraph-properties fo:line-height="100.00%" fo:text-align="left"/>
    </style:style>
    <style:style style:name="P291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92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93" style:family="paragraph">
      <style:paragraph-properties fo:line-height="100.00%" fo:text-align="left" fo:margin-bottom="14.15pt"/>
    </style:style>
    <style:style style:name="P294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95" style:family="paragraph">
      <style:paragraph-properties fo:line-height="100.00%" fo:text-align="left"/>
    </style:style>
    <style:style style:name="P296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297" style:family="paragraph">
      <style:paragraph-properties fo:line-height="100.00%" fo:text-align="left"/>
    </style:style>
    <style:style style:name="P298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299" style:family="paragraph">
      <style:paragraph-properties fo:line-height="100.00%" fo:text-align="left"/>
    </style:style>
    <style:style style:name="P300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301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302" style:family="paragraph">
      <style:paragraph-properties fo:line-height="100.00%" fo:text-align="left"/>
    </style:style>
    <style:style style:name="P303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304" style:family="paragraph">
      <style:paragraph-properties fo:line-height="100.00%" fo:text-align="left"/>
    </style:style>
    <style:style style:name="P305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306" style:family="paragraph">
      <style:paragraph-properties fo:line-height="100.00%" fo:text-align="left"/>
    </style:style>
    <style:style style:name="P307" style:family="paragraph">
      <style:paragraph-properties fo:line-height="100.00%" fo:text-align="left">
        <style:tab-stops>
          <style:tab-stop style:position="13.65pt"/>
          <style:tab-stop style:position="3289.65pt" style:type="center"/>
        </style:tab-stops>
      </style:paragraph-properties>
    </style:style>
    <style:style style:name="P308" style:family="paragraph">
      <style:paragraph-properties fo:line-height="100.00%" fo:text-align="left"/>
    </style:style>
    <style:style style:name="P309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10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11" style:family="paragraph">
      <style:paragraph-properties fo:line-height="100.00%" fo:text-align="left" fo:margin-bottom="14.15pt"/>
    </style:style>
    <style:style style:name="P312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13" style:family="paragraph">
      <style:paragraph-properties fo:line-height="100.00%" fo:text-align="left"/>
    </style:style>
    <style:style style:name="P314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15" style:family="paragraph">
      <style:paragraph-properties fo:line-height="100.00%" fo:text-align="left"/>
    </style:style>
    <style:style style:name="P316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17" style:family="paragraph">
      <style:paragraph-properties fo:line-height="100.00%" fo:text-align="left"/>
    </style:style>
    <style:style style:name="P318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19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20" style:family="paragraph">
      <style:paragraph-properties fo:line-height="100.00%" fo:text-align="left"/>
    </style:style>
    <style:style style:name="P321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22" style:family="paragraph">
      <style:paragraph-properties fo:line-height="100.00%" fo:text-align="left"/>
    </style:style>
    <style:style style:name="P323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24" style:family="paragraph">
      <style:paragraph-properties fo:line-height="100.00%" fo:text-align="left"/>
    </style:style>
    <style:style style:name="P325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26" style:family="paragraph">
      <style:paragraph-properties fo:line-height="100.00%" fo:text-align="left"/>
    </style:style>
    <style:style style:name="P327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28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29" style:family="paragraph">
      <style:paragraph-properties fo:line-height="115.00%" fo:text-align="left" fo:margin-bottom="10.00pt"/>
    </style:style>
    <style:style style:name="P330" style:family="paragraph">
      <style:paragraph-properties fo:line-height="100.00%" fo:text-align="left" fo:margin-bottom="14.15pt"/>
    </style:style>
    <style:style style:name="P331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32" style:family="paragraph">
      <style:paragraph-properties fo:line-height="100.00%" fo:text-align="left"/>
    </style:style>
    <style:style style:name="P333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34" style:family="paragraph">
      <style:paragraph-properties fo:line-height="100.00%" fo:text-align="left"/>
    </style:style>
    <style:style style:name="P335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36" style:family="paragraph">
      <style:paragraph-properties fo:line-height="100.00%" fo:text-align="left"/>
    </style:style>
    <style:style style:name="P337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38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39" style:family="paragraph">
      <style:paragraph-properties fo:line-height="100.00%" fo:text-align="left"/>
    </style:style>
    <style:style style:name="P340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41" style:family="paragraph">
      <style:paragraph-properties fo:line-height="100.00%" fo:text-align="left"/>
    </style:style>
    <style:style style:name="P342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43" style:family="paragraph">
      <style:paragraph-properties fo:line-height="100.00%" fo:text-align="left"/>
    </style:style>
    <style:style style:name="P344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345" style:family="paragraph">
      <style:paragraph-properties fo:line-height="100.00%" fo:text-align="left"/>
    </style:style>
    <style:style style:name="P346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47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48" style:family="paragraph">
      <style:paragraph-properties fo:line-height="100.00%" fo:text-align="left" fo:margin-bottom="14.15pt"/>
    </style:style>
    <style:style style:name="P349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50" style:family="paragraph">
      <style:paragraph-properties fo:line-height="100.00%" fo:text-align="left"/>
    </style:style>
    <style:style style:name="P351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52" style:family="paragraph">
      <style:paragraph-properties fo:line-height="100.00%" fo:text-align="left"/>
    </style:style>
    <style:style style:name="P353" style:family="paragraph">
      <style:paragraph-properties fo:line-height="100.00%" fo:text-align="left">
        <style:tab-stops>
          <style:tab-stop style:position="13.50pt"/>
          <style:tab-stop style:position="3289.65pt" style:type="center"/>
        </style:tab-stops>
      </style:paragraph-properties>
    </style:style>
    <style:style style:name="P354" style:family="paragraph">
      <style:paragraph-properties fo:line-height="100.00%" fo:text-align="left"/>
    </style:style>
    <style:style style:name="P355" style:family="paragraph">
      <style:paragraph-properties fo:line-height="100.00%" fo:text-align="left">
        <style:tab-stops>
          <style:tab-stop style:position="13.50pt"/>
          <style:tab-stop style:position="3289.65pt" style:type="center"/>
        </style:tab-stops>
      </style:paragraph-properties>
    </style:style>
    <style:style style:name="P356" style:family="paragraph">
      <style:paragraph-properties fo:line-height="100.00%" fo:text-align="left">
        <style:tab-stops>
          <style:tab-stop style:position="13.50pt"/>
          <style:tab-stop style:position="3289.65pt" style:type="center"/>
        </style:tab-stops>
      </style:paragraph-properties>
    </style:style>
    <style:style style:name="P357" style:family="paragraph">
      <style:paragraph-properties fo:line-height="100.00%" fo:text-align="left"/>
    </style:style>
    <style:style style:name="P358" style:family="paragraph">
      <style:paragraph-properties fo:line-height="100.00%" fo:text-align="left">
        <style:tab-stops>
          <style:tab-stop style:position="13.50pt"/>
          <style:tab-stop style:position="3289.65pt" style:type="center"/>
        </style:tab-stops>
      </style:paragraph-properties>
    </style:style>
    <style:style style:name="P359" style:family="paragraph">
      <style:paragraph-properties fo:line-height="100.00%" fo:text-align="left"/>
    </style:style>
    <style:style style:name="P360" style:family="paragraph">
      <style:paragraph-properties fo:line-height="100.00%" fo:text-align="left">
        <style:tab-stops>
          <style:tab-stop style:position="13.50pt"/>
          <style:tab-stop style:position="3289.65pt" style:type="center"/>
        </style:tab-stops>
      </style:paragraph-properties>
    </style:style>
    <style:style style:name="P361" style:family="paragraph">
      <style:paragraph-properties fo:line-height="100.00%" fo:text-align="left"/>
    </style:style>
    <style:style style:name="P362" style:family="paragraph">
      <style:paragraph-properties fo:line-height="100.00%" fo:text-align="left">
        <style:tab-stops>
          <style:tab-stop style:position="13.50pt"/>
          <style:tab-stop style:position="3289.65pt" style:type="center"/>
        </style:tab-stops>
      </style:paragraph-properties>
    </style:style>
    <style:style style:name="P363" style:family="paragraph">
      <style:paragraph-properties fo:line-height="100.00%" fo:text-align="left"/>
    </style:style>
    <style:style style:name="P364" style:family="paragraph">
      <style:paragraph-properties fo:line-height="100.00%" fo:text-align="left">
        <style:tab-stops>
          <style:tab-stop style:position="13.50pt"/>
          <style:tab-stop style:position="3289.65pt" style:type="center"/>
        </style:tab-stops>
      </style:paragraph-properties>
    </style:style>
    <style:style style:name="P365" style:family="paragraph">
      <style:paragraph-properties fo:line-height="100.00%" fo:text-align="left"/>
    </style:style>
    <style:style style:name="P366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67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68" style:family="paragraph">
      <style:paragraph-properties fo:line-height="115.00%" fo:text-align="left" fo:margin-bottom="10.00pt"/>
    </style:style>
    <style:style style:name="P369" style:family="paragraph">
      <style:paragraph-properties fo:line-height="100.00%" fo:text-align="left" fo:margin-bottom="14.15pt"/>
    </style:style>
    <style:style style:name="P370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71" style:family="paragraph">
      <style:paragraph-properties fo:line-height="100.00%" fo:text-align="left"/>
    </style:style>
    <style:style style:name="P372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73" style:family="paragraph">
      <style:paragraph-properties fo:line-height="100.00%" fo:text-align="left"/>
    </style:style>
    <style:style style:name="P374" style:family="paragraph">
      <style:paragraph-properties fo:line-height="100.00%" fo:text-align="left">
        <style:tab-stops>
          <style:tab-stop style:position="13.00pt"/>
          <style:tab-stop style:position="3289.65pt" style:type="center"/>
        </style:tab-stops>
      </style:paragraph-properties>
    </style:style>
    <style:style style:name="P375" style:family="paragraph">
      <style:paragraph-properties fo:line-height="100.00%" fo:text-align="left"/>
    </style:style>
    <style:style style:name="P376" style:family="paragraph">
      <style:paragraph-properties fo:line-height="100.00%" fo:text-align="left">
        <style:tab-stops>
          <style:tab-stop style:position="13.00pt"/>
          <style:tab-stop style:position="3289.65pt" style:type="center"/>
        </style:tab-stops>
      </style:paragraph-properties>
    </style:style>
    <style:style style:name="P377" style:family="paragraph">
      <style:paragraph-properties fo:line-height="100.00%" fo:text-align="left">
        <style:tab-stops>
          <style:tab-stop style:position="13.00pt"/>
          <style:tab-stop style:position="3289.65pt" style:type="center"/>
        </style:tab-stops>
      </style:paragraph-properties>
    </style:style>
    <style:style style:name="P378" style:family="paragraph">
      <style:paragraph-properties fo:line-height="100.00%" fo:text-align="left"/>
    </style:style>
    <style:style style:name="P379" style:family="paragraph">
      <style:paragraph-properties fo:line-height="100.00%" fo:text-align="left">
        <style:tab-stops>
          <style:tab-stop style:position="13.00pt"/>
          <style:tab-stop style:position="3289.65pt" style:type="center"/>
        </style:tab-stops>
      </style:paragraph-properties>
    </style:style>
    <style:style style:name="P380" style:family="paragraph">
      <style:paragraph-properties fo:line-height="100.00%" fo:text-align="left"/>
    </style:style>
    <style:style style:name="P381" style:family="paragraph">
      <style:paragraph-properties fo:line-height="100.00%" fo:text-align="left">
        <style:tab-stops>
          <style:tab-stop style:position="13.00pt"/>
          <style:tab-stop style:position="3289.65pt" style:type="center"/>
        </style:tab-stops>
      </style:paragraph-properties>
    </style:style>
    <style:style style:name="P382" style:family="paragraph">
      <style:paragraph-properties fo:line-height="100.00%" fo:text-align="left"/>
    </style:style>
    <style:style style:name="P383" style:family="paragraph">
      <style:paragraph-properties fo:line-height="100.00%" fo:text-align="left">
        <style:tab-stops>
          <style:tab-stop style:position="13.00pt"/>
          <style:tab-stop style:position="3289.65pt" style:type="center"/>
        </style:tab-stops>
      </style:paragraph-properties>
    </style:style>
    <style:style style:name="P384" style:family="paragraph">
      <style:paragraph-properties fo:line-height="100.00%" fo:text-align="left"/>
    </style:style>
    <style:style style:name="P385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86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87" style:family="paragraph">
      <style:paragraph-properties fo:line-height="115.00%" fo:text-align="left" fo:margin-bottom="10.00pt"/>
    </style:style>
    <style:style style:name="P388" style:family="paragraph">
      <style:paragraph-properties fo:line-height="100.00%" fo:text-align="left" fo:margin-bottom="14.15pt"/>
    </style:style>
    <style:style style:name="P389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90" style:family="paragraph">
      <style:paragraph-properties fo:line-height="100.00%" fo:text-align="left"/>
    </style:style>
    <style:style style:name="P391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92" style:family="paragraph">
      <style:paragraph-properties fo:line-height="100.00%" fo:text-align="left"/>
    </style:style>
    <style:style style:name="P393" style:family="paragraph">
      <style:paragraph-properties fo:line-height="100.00%" fo:text-align="left">
        <style:tab-stops>
          <style:tab-stop style:position="14.80pt"/>
          <style:tab-stop style:position="3289.65pt" style:type="center"/>
        </style:tab-stops>
      </style:paragraph-properties>
    </style:style>
    <style:style style:name="P394" style:family="paragraph">
      <style:paragraph-properties fo:line-height="100.00%" fo:text-align="left"/>
    </style:style>
    <style:style style:name="P395" style:family="paragraph">
      <style:paragraph-properties fo:line-height="100.00%" fo:text-align="left">
        <style:tab-stops>
          <style:tab-stop style:position="14.80pt"/>
          <style:tab-stop style:position="3289.65pt" style:type="center"/>
        </style:tab-stops>
      </style:paragraph-properties>
    </style:style>
    <style:style style:name="P396" style:family="paragraph">
      <style:paragraph-properties fo:line-height="100.00%" fo:text-align="left">
        <style:tab-stops>
          <style:tab-stop style:position="14.80pt"/>
          <style:tab-stop style:position="3289.65pt" style:type="center"/>
        </style:tab-stops>
      </style:paragraph-properties>
    </style:style>
    <style:style style:name="P397" style:family="paragraph">
      <style:paragraph-properties fo:line-height="100.00%" fo:text-align="left"/>
    </style:style>
    <style:style style:name="P398" style:family="paragraph">
      <style:paragraph-properties fo:line-height="100.00%" fo:text-align="left">
        <style:tab-stops>
          <style:tab-stop style:position="14.80pt"/>
          <style:tab-stop style:position="3289.65pt" style:type="center"/>
        </style:tab-stops>
      </style:paragraph-properties>
    </style:style>
    <style:style style:name="P399" style:family="paragraph">
      <style:paragraph-properties fo:line-height="100.00%" fo:text-align="left"/>
    </style:style>
    <style:style style:name="P400" style:family="paragraph">
      <style:paragraph-properties fo:line-height="100.00%" fo:text-align="left">
        <style:tab-stops>
          <style:tab-stop style:position="14.80pt"/>
          <style:tab-stop style:position="3289.65pt" style:type="center"/>
        </style:tab-stops>
      </style:paragraph-properties>
    </style:style>
    <style:style style:name="P401" style:family="paragraph">
      <style:paragraph-properties fo:line-height="100.00%" fo:text-align="left"/>
    </style:style>
    <style:style style:name="P402" style:family="paragraph">
      <style:paragraph-properties fo:line-height="100.00%" fo:text-align="left">
        <style:tab-stops>
          <style:tab-stop style:position="14.80pt"/>
          <style:tab-stop style:position="3289.65pt" style:type="center"/>
        </style:tab-stops>
      </style:paragraph-properties>
    </style:style>
    <style:style style:name="P403" style:family="paragraph">
      <style:paragraph-properties fo:line-height="100.00%" fo:text-align="left"/>
    </style:style>
    <style:style style:name="P404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405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406" style:family="paragraph">
      <style:paragraph-properties fo:line-height="100.00%" fo:text-align="left" fo:margin-bottom="14.15pt"/>
    </style:style>
    <style:style style:name="P407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408" style:family="paragraph">
      <style:paragraph-properties fo:line-height="100.00%" fo:text-align="left"/>
    </style:style>
    <style:style style:name="P409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10" style:family="paragraph">
      <style:paragraph-properties fo:line-height="100.00%" fo:text-align="left"/>
    </style:style>
    <style:style style:name="P411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412" style:family="paragraph">
      <style:paragraph-properties fo:line-height="100.00%" fo:text-align="left"/>
    </style:style>
    <style:style style:name="P413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414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415" style:family="paragraph">
      <style:paragraph-properties fo:line-height="100.00%" fo:text-align="left"/>
    </style:style>
    <style:style style:name="P416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417" style:family="paragraph">
      <style:paragraph-properties fo:line-height="100.00%" fo:text-align="left"/>
    </style:style>
    <style:style style:name="P418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419" style:family="paragraph">
      <style:paragraph-properties fo:line-height="100.00%" fo:text-align="left"/>
    </style:style>
    <style:style style:name="P420" style:family="paragraph">
      <style:paragraph-properties fo:line-height="100.00%" fo:text-align="left">
        <style:tab-stops>
          <style:tab-stop style:position="12.80pt"/>
          <style:tab-stop style:position="3289.65pt" style:type="center"/>
        </style:tab-stops>
      </style:paragraph-properties>
    </style:style>
    <style:style style:name="P421" style:family="paragraph">
      <style:paragraph-properties fo:line-height="100.00%" fo:text-align="left"/>
    </style:style>
    <style:style style:name="P422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23" style:family="paragraph">
      <style:paragraph-properties fo:line-height="100.00%" fo:text-align="left"/>
    </style:style>
    <style:style style:name="P424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25" style:family="paragraph">
      <style:paragraph-properties fo:line-height="100.00%" fo:text-align="left"/>
    </style:style>
    <style:style style:name="P426" style:family="paragraph">
      <style:paragraph-properties fo:line-height="100.00%" fo:text-align="left">
        <style:tab-stops>
          <style:tab-stop style:position="12.95pt"/>
          <style:tab-stop style:position="3289.65pt" style:type="center"/>
        </style:tab-stops>
      </style:paragraph-properties>
    </style:style>
    <style:style style:name="P427" style:family="paragraph">
      <style:paragraph-properties fo:line-height="100.00%" fo:text-align="left"/>
    </style:style>
    <style:style style:name="P428" style:family="paragraph">
      <style:paragraph-properties fo:line-height="100.00%" fo:text-align="left">
        <style:tab-stops>
          <style:tab-stop style:position="12.95pt"/>
          <style:tab-stop style:position="3289.65pt" style:type="center"/>
        </style:tab-stops>
      </style:paragraph-properties>
    </style:style>
    <style:style style:name="P429" style:family="paragraph">
      <style:paragraph-properties fo:line-height="100.00%" fo:text-align="left">
        <style:tab-stops>
          <style:tab-stop style:position="12.95pt"/>
          <style:tab-stop style:position="3289.65pt" style:type="center"/>
        </style:tab-stops>
      </style:paragraph-properties>
    </style:style>
    <style:style style:name="P430" style:family="paragraph">
      <style:paragraph-properties fo:line-height="100.00%" fo:text-align="left"/>
    </style:style>
    <style:style style:name="P431" style:family="paragraph">
      <style:paragraph-properties fo:line-height="100.00%" fo:text-align="left">
        <style:tab-stops>
          <style:tab-stop style:position="12.95pt"/>
          <style:tab-stop style:position="3289.65pt" style:type="center"/>
        </style:tab-stops>
      </style:paragraph-properties>
    </style:style>
    <style:style style:name="P432" style:family="paragraph">
      <style:paragraph-properties fo:line-height="100.00%" fo:text-align="left"/>
    </style:style>
    <style:style style:name="P433" style:family="paragraph">
      <style:paragraph-properties fo:line-height="100.00%" fo:text-align="left">
        <style:tab-stops>
          <style:tab-stop style:position="12.95pt"/>
          <style:tab-stop style:position="3289.65pt" style:type="center"/>
        </style:tab-stops>
      </style:paragraph-properties>
    </style:style>
    <style:style style:name="P434" style:family="paragraph">
      <style:paragraph-properties fo:line-height="100.00%" fo:text-align="left"/>
    </style:style>
    <style:style style:name="P435" style:family="paragraph">
      <style:paragraph-properties fo:line-height="100.00%" fo:text-align="left">
        <style:tab-stops>
          <style:tab-stop style:position="12.95pt"/>
          <style:tab-stop style:position="3289.65pt" style:type="center"/>
        </style:tab-stops>
      </style:paragraph-properties>
    </style:style>
    <style:style style:name="P436" style:family="paragraph">
      <style:paragraph-properties fo:line-height="100.00%" fo:text-align="left"/>
    </style:style>
    <style:style style:name="P437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38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39" style:family="paragraph">
      <style:paragraph-properties fo:line-height="115.00%" fo:text-align="left" fo:margin-bottom="10.00pt"/>
    </style:style>
    <style:style style:name="P440" style:family="paragraph">
      <style:paragraph-properties fo:line-height="100.00%" fo:text-align="left" fo:margin-bottom="14.15pt"/>
    </style:style>
    <style:style style:name="P441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42" style:family="paragraph">
      <style:paragraph-properties fo:line-height="100.00%" fo:text-align="left"/>
    </style:style>
    <style:style style:name="P443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444" style:family="paragraph">
      <style:paragraph-properties fo:line-height="100.00%" fo:text-align="left"/>
    </style:style>
    <style:style style:name="P445" style:family="paragraph">
      <style:paragraph-properties fo:line-height="100.00%" fo:text-align="left">
        <style:tab-stops>
          <style:tab-stop style:position="13.80pt"/>
          <style:tab-stop style:position="3289.65pt" style:type="center"/>
        </style:tab-stops>
      </style:paragraph-properties>
    </style:style>
    <style:style style:name="P446" style:family="paragraph">
      <style:paragraph-properties fo:line-height="100.00%" fo:text-align="left"/>
    </style:style>
    <style:style style:name="P447" style:family="paragraph">
      <style:paragraph-properties fo:line-height="100.00%" fo:text-align="left">
        <style:tab-stops>
          <style:tab-stop style:position="13.80pt"/>
          <style:tab-stop style:position="3289.65pt" style:type="center"/>
        </style:tab-stops>
      </style:paragraph-properties>
    </style:style>
    <style:style style:name="P448" style:family="paragraph">
      <style:paragraph-properties fo:line-height="100.00%" fo:text-align="left">
        <style:tab-stops>
          <style:tab-stop style:position="13.80pt"/>
          <style:tab-stop style:position="3289.65pt" style:type="center"/>
        </style:tab-stops>
      </style:paragraph-properties>
    </style:style>
    <style:style style:name="P449" style:family="paragraph">
      <style:paragraph-properties fo:line-height="100.00%" fo:text-align="left"/>
    </style:style>
    <style:style style:name="P450" style:family="paragraph">
      <style:paragraph-properties fo:line-height="100.00%" fo:text-align="left">
        <style:tab-stops>
          <style:tab-stop style:position="13.80pt"/>
          <style:tab-stop style:position="3289.65pt" style:type="center"/>
        </style:tab-stops>
      </style:paragraph-properties>
    </style:style>
    <style:style style:name="P451" style:family="paragraph">
      <style:paragraph-properties fo:line-height="100.00%" fo:text-align="left"/>
    </style:style>
    <style:style style:name="P452" style:family="paragraph">
      <style:paragraph-properties fo:line-height="100.00%" fo:text-align="left">
        <style:tab-stops>
          <style:tab-stop style:position="13.80pt"/>
          <style:tab-stop style:position="3289.65pt" style:type="center"/>
        </style:tab-stops>
      </style:paragraph-properties>
    </style:style>
    <style:style style:name="P453" style:family="paragraph">
      <style:paragraph-properties fo:line-height="100.00%" fo:text-align="left"/>
    </style:style>
    <style:style style:name="P454" style:family="paragraph">
      <style:paragraph-properties fo:line-height="100.00%" fo:text-align="left">
        <style:tab-stops>
          <style:tab-stop style:position="13.80pt"/>
          <style:tab-stop style:position="3289.65pt" style:type="center"/>
        </style:tab-stops>
      </style:paragraph-properties>
    </style:style>
    <style:style style:name="P455" style:family="paragraph">
      <style:paragraph-properties fo:line-height="100.00%" fo:text-align="left"/>
    </style:style>
    <style:style style:name="P456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457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458" style:family="paragraph">
      <style:paragraph-properties fo:line-height="100.00%" fo:text-align="left" fo:margin-bottom="14.15pt"/>
    </style:style>
    <style:style style:name="P459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460" style:family="paragraph">
      <style:paragraph-properties fo:line-height="100.00%" fo:text-align="left"/>
    </style:style>
    <style:style style:name="P461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62" style:family="paragraph">
      <style:paragraph-properties fo:line-height="100.00%" fo:text-align="left"/>
    </style:style>
    <style:style style:name="P463" style:family="paragraph">
      <style:paragraph-properties fo:line-height="100.00%" fo:text-align="left">
        <style:tab-stops>
          <style:tab-stop style:position="13.35pt"/>
          <style:tab-stop style:position="3289.65pt" style:type="center"/>
        </style:tab-stops>
      </style:paragraph-properties>
    </style:style>
    <style:style style:name="P464" style:family="paragraph">
      <style:paragraph-properties fo:line-height="100.00%" fo:text-align="left"/>
    </style:style>
    <style:style style:name="P465" style:family="paragraph">
      <style:paragraph-properties fo:line-height="100.00%" fo:text-align="left">
        <style:tab-stops>
          <style:tab-stop style:position="13.35pt"/>
          <style:tab-stop style:position="3289.65pt" style:type="center"/>
        </style:tab-stops>
      </style:paragraph-properties>
    </style:style>
    <style:style style:name="P466" style:family="paragraph">
      <style:paragraph-properties fo:line-height="100.00%" fo:text-align="left">
        <style:tab-stops>
          <style:tab-stop style:position="13.35pt"/>
          <style:tab-stop style:position="3289.65pt" style:type="center"/>
        </style:tab-stops>
      </style:paragraph-properties>
    </style:style>
    <style:style style:name="P467" style:family="paragraph">
      <style:paragraph-properties fo:line-height="100.00%" fo:text-align="left"/>
    </style:style>
    <style:style style:name="P468" style:family="paragraph">
      <style:paragraph-properties fo:line-height="100.00%" fo:text-align="left">
        <style:tab-stops>
          <style:tab-stop style:position="13.35pt"/>
          <style:tab-stop style:position="3289.65pt" style:type="center"/>
        </style:tab-stops>
      </style:paragraph-properties>
    </style:style>
    <style:style style:name="P469" style:family="paragraph">
      <style:paragraph-properties fo:line-height="100.00%" fo:text-align="left"/>
    </style:style>
    <style:style style:name="P470" style:family="paragraph">
      <style:paragraph-properties fo:line-height="100.00%" fo:text-align="left">
        <style:tab-stops>
          <style:tab-stop style:position="13.35pt"/>
          <style:tab-stop style:position="3289.65pt" style:type="center"/>
        </style:tab-stops>
      </style:paragraph-properties>
    </style:style>
    <style:style style:name="P471" style:family="paragraph">
      <style:paragraph-properties fo:line-height="100.00%" fo:text-align="left"/>
    </style:style>
    <style:style style:name="P472" style:family="paragraph">
      <style:paragraph-properties fo:line-height="100.00%" fo:text-align="left">
        <style:tab-stops>
          <style:tab-stop style:position="13.35pt"/>
          <style:tab-stop style:position="3289.65pt" style:type="center"/>
        </style:tab-stops>
      </style:paragraph-properties>
    </style:style>
    <style:style style:name="P473" style:family="paragraph">
      <style:paragraph-properties fo:line-height="100.00%" fo:text-align="left"/>
    </style:style>
    <style:style style:name="P474" style:family="paragraph">
      <style:paragraph-properties fo:line-height="100.00%" fo:text-align="left">
        <style:tab-stops>
          <style:tab-stop style:position="13.35pt"/>
          <style:tab-stop style:position="3289.65pt" style:type="center"/>
        </style:tab-stops>
      </style:paragraph-properties>
    </style:style>
    <style:style style:name="P475" style:family="paragraph">
      <style:paragraph-properties fo:line-height="100.00%" fo:text-align="left"/>
    </style:style>
    <style:style style:name="P476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77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78" style:family="paragraph">
      <style:paragraph-properties fo:line-height="115.00%" fo:text-align="left" fo:margin-bottom="10.00pt"/>
    </style:style>
    <style:style style:name="P479" style:family="paragraph">
      <style:paragraph-properties fo:line-height="100.00%" fo:text-align="left" fo:margin-bottom="14.15pt"/>
    </style:style>
    <style:style style:name="P480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81" style:family="paragraph">
      <style:paragraph-properties fo:line-height="100.00%" fo:text-align="left"/>
    </style:style>
    <style:style style:name="P482" style:family="paragraph">
      <style:paragraph-properties fo:line-height="100.00%" fo:text-align="left"/>
    </style:style>
    <style:style style:name="P483" style:family="paragraph">
      <style:paragraph-properties fo:line-height="100.00%" fo:text-align="left"/>
    </style:style>
    <style:style style:name="P484" style:family="paragraph">
      <style:paragraph-properties fo:line-height="100.00%" fo:text-align="left"/>
    </style:style>
    <style:style style:name="P485" style:family="paragraph">
      <style:paragraph-properties fo:line-height="100.00%" fo:text-align="left"/>
    </style:style>
    <style:style style:name="P486" style:family="paragraph">
      <style:paragraph-properties fo:line-height="100.00%" fo:text-align="left"/>
    </style:style>
    <style:style style:name="P487" style:family="paragraph">
      <style:paragraph-properties fo:line-height="100.00%" fo:text-align="left"/>
    </style:style>
    <style:style style:name="P488" style:family="paragraph">
      <style:paragraph-properties fo:line-height="100.00%" fo:text-align="left"/>
    </style:style>
    <style:style style:name="P489" style:family="paragraph">
      <style:paragraph-properties fo:line-height="100.00%" fo:text-align="left"/>
    </style:style>
    <style:style style:name="P490" style:family="paragraph">
      <style:paragraph-properties fo:line-height="100.00%" fo:text-align="left">
        <style:tab-stops>
          <style:tab-stop style:position="97.05pt"/>
          <style:tab-stop style:position="3289.65pt" style:type="center"/>
          <style:tab-stop style:position="421121.65pt" style:type="right"/>
          <style:tab-stop style:position="838848.00pt"/>
          <style:tab-stop style:position="23.10pt"/>
          <style:tab-stop style:position="3289.65pt" style:type="center"/>
        </style:tab-stops>
      </style:paragraph-properties>
    </style:style>
    <style:style style:name="P491" style:family="paragraph">
      <style:paragraph-properties fo:line-height="100.00%" fo:text-align="left"/>
    </style:style>
    <style:style style:name="P492" style:family="paragraph">
      <style:paragraph-properties fo:line-height="100.00%" fo:text-align="left">
        <style:tab-stops>
          <style:tab-stop style:position="97.05pt"/>
          <style:tab-stop style:position="3289.65pt" style:type="center"/>
          <style:tab-stop style:position="421121.65pt" style:type="right"/>
          <style:tab-stop style:position="838848.00pt"/>
          <style:tab-stop style:position="23.10pt"/>
          <style:tab-stop style:position="3289.65pt" style:type="center"/>
        </style:tab-stops>
      </style:paragraph-properties>
    </style:style>
    <style:style style:name="P493" style:family="paragraph">
      <style:paragraph-properties fo:line-height="100.00%" fo:text-align="left">
        <style:tab-stops>
          <style:tab-stop style:position="97.05pt"/>
          <style:tab-stop style:position="3289.65pt" style:type="center"/>
          <style:tab-stop style:position="421121.65pt" style:type="right"/>
          <style:tab-stop style:position="779136.00pt"/>
          <style:tab-stop style:position="23.10pt"/>
          <style:tab-stop style:position="3289.65pt" style:type="center"/>
        </style:tab-stops>
      </style:paragraph-properties>
    </style:style>
    <style:style style:name="P494" style:family="paragraph">
      <style:paragraph-properties fo:line-height="115.00%" fo:text-align="left" fo:margin-bottom="10.00pt"/>
    </style:style>
    <style:style style:name="P495" style:family="paragraph">
      <style:paragraph-properties fo:line-height="100.00%" fo:text-align="left"/>
    </style:style>
    <style:style style:name="P496" style:family="paragraph">
      <style:paragraph-properties fo:line-height="115.00%" fo:text-align="left" fo:margin-bottom="10.00pt"/>
    </style:style>
    <style:style style:name="P497" style:family="paragraph">
      <style:paragraph-properties fo:line-height="100.00%" fo:text-align="left"/>
    </style:style>
    <style:style style:name="P498" style:family="paragraph">
      <style:paragraph-properties fo:line-height="115.00%" fo:text-align="left" fo:margin-bottom="10.00pt"/>
    </style:style>
    <style:style style:name="P499" style:family="paragraph">
      <style:paragraph-properties fo:line-height="100.00%" fo:text-align="left"/>
    </style:style>
    <style:style style:name="P500" style:family="paragraph">
      <style:paragraph-properties fo:line-height="100.00%" fo:text-align="left">
        <style:tab-stops>
          <style:tab-stop style:position="97.05pt"/>
          <style:tab-stop style:position="3289.65pt" style:type="center"/>
          <style:tab-stop style:position="421121.65pt" style:type="right"/>
          <style:tab-stop style:position="779136.00pt"/>
          <style:tab-stop style:position="23.10pt"/>
          <style:tab-stop style:position="3289.65pt" style:type="center"/>
        </style:tab-stops>
      </style:paragraph-properties>
    </style:style>
    <style:style style:name="P501" style:family="paragraph">
      <style:paragraph-properties fo:line-height="120.00%" fo:text-align="left"/>
    </style:style>
    <style:style style:name="P502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03" style:family="paragraph">
      <style:paragraph-properties fo:line-height="100.00%" fo:text-align="left"/>
    </style:style>
    <style:style style:name="P504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05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06" style:family="paragraph">
      <style:paragraph-properties fo:line-height="115.00%" fo:text-align="left" fo:margin-bottom="10.00pt"/>
    </style:style>
    <style:style style:name="P507" style:family="paragraph">
      <style:paragraph-properties fo:line-height="100.00%" fo:text-align="left"/>
    </style:style>
    <style:style style:name="P508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09" style:family="paragraph">
      <style:paragraph-properties fo:line-height="100.00%" fo:text-align="left">
        <style:tab-stops>
          <style:tab-stop style:position="23.85pt"/>
          <style:tab-stop style:position="3289.65pt" style:type="center"/>
        </style:tab-stops>
      </style:paragraph-properties>
    </style:style>
    <style:style style:name="P510" style:family="paragraph">
      <style:paragraph-properties fo:line-height="100.00%" fo:text-align="left"/>
    </style:style>
    <style:style style:name="P511" style:family="paragraph">
      <style:paragraph-properties fo:line-height="100.00%" fo:text-align="left">
        <style:tab-stops>
          <style:tab-stop style:position="23.85pt"/>
          <style:tab-stop style:position="3289.65pt" style:type="center"/>
        </style:tab-stops>
      </style:paragraph-properties>
    </style:style>
    <style:style style:name="P512" style:family="paragraph">
      <style:paragraph-properties fo:line-height="100.00%" fo:text-align="left">
        <style:tab-stops>
          <style:tab-stop style:position="23.85pt"/>
          <style:tab-stop style:position="3289.65pt" style:type="center"/>
        </style:tab-stops>
      </style:paragraph-properties>
    </style:style>
    <style:style style:name="P513" style:family="paragraph">
      <style:paragraph-properties fo:line-height="115.00%" fo:text-align="left" fo:margin-bottom="10.00pt"/>
    </style:style>
    <style:style style:name="P514" style:family="paragraph">
      <style:paragraph-properties fo:line-height="100.00%" fo:text-align="left"/>
    </style:style>
    <style:style style:name="P515" style:family="paragraph">
      <style:paragraph-properties fo:line-height="100.00%" fo:text-align="left">
        <style:tab-stops>
          <style:tab-stop style:position="23.85pt"/>
          <style:tab-stop style:position="3289.65pt" style:type="center"/>
        </style:tab-stops>
      </style:paragraph-properties>
    </style:style>
    <style:style style:name="P516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17" style:family="paragraph">
      <style:paragraph-properties fo:line-height="100.00%" fo:text-align="left"/>
    </style:style>
    <style:style style:name="P518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19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20" style:family="paragraph">
      <style:paragraph-properties fo:line-height="115.00%" fo:text-align="left" fo:margin-bottom="10.00pt"/>
    </style:style>
    <style:style style:name="P521" style:family="paragraph">
      <style:paragraph-properties fo:line-height="100.00%" fo:text-align="left"/>
    </style:style>
    <style:style style:name="P522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523" style:family="paragraph">
      <style:paragraph-properties fo:line-height="100.00%" fo:text-align="left">
        <style:tab-stops>
          <style:tab-stop style:position="23.85pt"/>
          <style:tab-stop style:position="3289.65pt" style:type="center"/>
        </style:tab-stops>
      </style:paragraph-properties>
    </style:style>
    <style:style style:name="P524" style:family="paragraph">
      <style:paragraph-properties fo:line-height="100.00%" fo:text-align="left"/>
    </style:style>
    <style:style style:name="P525" style:family="paragraph">
      <style:paragraph-properties fo:line-height="100.00%" fo:text-align="left">
        <style:tab-stops>
          <style:tab-stop style:position="23.85pt"/>
          <style:tab-stop style:position="3289.65pt" style:type="center"/>
        </style:tab-stops>
      </style:paragraph-properties>
    </style:style>
    <style:style style:name="P526" style:family="paragraph">
      <style:paragraph-properties fo:line-height="100.00%" fo:text-align="left">
        <style:tab-stops>
          <style:tab-stop style:position="23.85pt"/>
          <style:tab-stop style:position="3289.65pt" style:type="center"/>
        </style:tab-stops>
      </style:paragraph-properties>
    </style:style>
    <style:style style:name="P527" style:family="paragraph">
      <style:paragraph-properties fo:line-height="115.00%" fo:text-align="left" fo:margin-bottom="10.00pt"/>
    </style:style>
    <style:style style:name="P528" style:family="paragraph">
      <style:paragraph-properties fo:line-height="100.00%" fo:text-align="left"/>
    </style:style>
    <style:style style:name="P529" style:family="paragraph">
      <style:paragraph-properties fo:line-height="100.00%" fo:text-align="left">
        <style:tab-stops>
          <style:tab-stop style:position="23.85pt"/>
          <style:tab-stop style:position="3289.65pt" style:type="center"/>
        </style:tab-stops>
      </style:paragraph-properties>
    </style:style>
    <style:style style:name="P530" style:family="paragraph">
      <style:paragraph-properties fo:line-height="120.00%" fo:text-align="left" fo:margin-bottom="7.00pt"/>
    </style:style>
    <style:style style:name="P531" style:family="paragraph">
      <style:paragraph-properties fo:line-height="100.00%" fo:text-align="left"/>
    </style:style>
    <style:style style:name="P532" style:family="paragraph">
      <style:paragraph-properties fo:line-height="100.00%" fo:text-align="left"/>
    </style:style>
    <style:style style:name="P533" style:family="paragraph">
      <style:paragraph-properties fo:line-height="100.00%" fo:text-align="left"/>
    </style:style>
    <style:style style:name="P534" style:family="paragraph">
      <style:paragraph-properties fo:line-height="100.00%" fo:text-align="left"/>
    </style:style>
    <style:style style:name="P535" style:family="paragraph">
      <style:paragraph-properties fo:line-height="100.00%" fo:text-align="left"/>
    </style:style>
    <style:style style:name="P536" style:family="paragraph">
      <style:paragraph-properties fo:line-height="100.00%" fo:text-align="left"/>
    </style:style>
    <style:style style:name="P537" style:family="paragraph">
      <style:paragraph-properties fo:line-height="100.00%" fo:text-align="left"/>
    </style:style>
    <style:style style:name="P538" style:family="paragraph">
      <style:paragraph-properties fo:line-height="120.00%" fo:text-align="left" fo:margin-bottom="7.00pt"/>
    </style:style>
    <style:style style:name="P539" style:family="paragraph">
      <style:paragraph-properties fo:line-height="120.00%" fo:text-align="left" fo:margin-bottom="7.00pt"/>
    </style:style>
    <style:style style:name="P540" style:family="paragraph">
      <style:paragraph-properties fo:line-height="120.00%" fo:text-align="left" fo:margin-bottom="7.00pt"/>
    </style:style>
    <style:style style:name="P541" style:family="paragraph">
      <style:paragraph-properties fo:line-height="100.00%" fo:text-align="left"/>
    </style:style>
    <style:style style:name="P542" style:family="paragraph">
      <style:paragraph-properties fo:line-height="120.00%" fo:text-align="left" fo:margin-bottom="7.00pt"/>
    </style:style>
    <style:style style:name="P543" style:family="paragraph">
      <style:paragraph-properties fo:line-height="120.00%" fo:text-align="left" fo:margin-bottom="7.00pt"/>
    </style:style>
    <style:style style:name="P544" style:family="paragraph">
      <style:paragraph-properties fo:line-height="120.00%" fo:text-align="left" fo:margin-bottom="7.00pt"/>
    </style:style>
    <style:style style:name="P545" style:family="paragraph">
      <style:paragraph-properties fo:line-height="100.00%" fo:text-align="left"/>
    </style:style>
    <style:style style:name="P546" style:family="paragraph">
      <style:paragraph-properties fo:line-height="120.00%" fo:text-align="left" fo:margin-bottom="7.00pt"/>
    </style:style>
    <style:style style:name="P547" style:family="paragraph">
      <style:paragraph-properties fo:line-height="120.00%" fo:text-align="left" fo:margin-bottom="7.00pt"/>
    </style:style>
    <style:style style:name="P548" style:family="paragraph">
      <style:paragraph-properties fo:line-height="120.00%" fo:text-align="left" fo:margin-bottom="7.00pt"/>
    </style:style>
    <style:style style:name="P549" style:family="paragraph">
      <style:paragraph-properties fo:line-height="100.00%" fo:text-align="left"/>
    </style:style>
    <style:style style:name="P550" style:family="paragraph">
      <style:paragraph-properties fo:line-height="120.00%" fo:text-align="left" fo:margin-bottom="7.00pt"/>
    </style:style>
    <style:style style:name="P551" style:family="paragraph">
      <style:paragraph-properties fo:line-height="120.00%" fo:text-align="left" fo:margin-bottom="7.00pt"/>
    </style:style>
    <style:style style:name="P552" style:family="paragraph">
      <style:paragraph-properties fo:line-height="120.00%" fo:text-align="left" fo:margin-bottom="7.00pt"/>
    </style:style>
    <style:style style:name="P553" style:family="paragraph">
      <style:paragraph-properties fo:line-height="100.00%" fo:text-align="left"/>
    </style:style>
    <style:style style:name="P554" style:family="paragraph">
      <style:paragraph-properties fo:line-height="100.00%" fo:text-align="left"/>
    </style:style>
    <style:style style:name="P555" style:family="paragraph">
      <style:paragraph-properties fo:line-height="100.00%" fo:text-align="left"/>
    </style:style>
    <style:style style:name="P556" style:family="paragraph">
      <style:paragraph-properties fo:line-height="100.00%" fo:text-align="left">
        <style:tab-stops>
          <style:tab-stop style:position="13.05pt"/>
          <style:tab-stop style:position="3289.65pt" style:type="center"/>
          <style:tab-stop style:position="421121.65pt" style:type="right"/>
          <style:tab-stop style:position="838848.00pt"/>
          <style:tab-stop style:position="21.60pt"/>
          <style:tab-stop style:position="3289.65pt" style:type="center"/>
          <style:tab-stop style:position="421121.65pt" style:type="right"/>
          <style:tab-stop style:position="534310.40pt"/>
          <style:tab-stop style:position="21.60pt"/>
          <style:tab-stop style:position="3289.65pt" style:type="center"/>
        </style:tab-stops>
      </style:paragraph-properties>
    </style:style>
    <style:style style:name="P557" style:family="paragraph">
      <style:paragraph-properties fo:line-height="100.00%" fo:text-align="left"/>
    </style:style>
    <style:style style:name="P558" style:family="paragraph">
      <style:paragraph-properties fo:line-height="100.00%" fo:text-align="left">
        <style:tab-stops>
          <style:tab-stop style:position="13.05pt"/>
          <style:tab-stop style:position="3289.65pt" style:type="center"/>
          <style:tab-stop style:position="421121.65pt" style:type="right"/>
          <style:tab-stop style:position="838848.00pt"/>
          <style:tab-stop style:position="21.60pt"/>
          <style:tab-stop style:position="3289.65pt" style:type="center"/>
          <style:tab-stop style:position="421121.65pt" style:type="right"/>
          <style:tab-stop style:position="534310.40pt"/>
          <style:tab-stop style:position="21.60pt"/>
          <style:tab-stop style:position="3289.65pt" style:type="center"/>
        </style:tab-stops>
      </style:paragraph-properties>
    </style:style>
    <style:style style:name="P559" style:family="paragraph">
      <style:paragraph-properties fo:line-height="100.00%" fo:text-align="left">
        <style:tab-stops>
          <style:tab-stop style:position="13.0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560" style:family="paragraph">
      <style:paragraph-properties fo:line-height="115.00%" fo:text-align="left" fo:margin-bottom="10.00pt"/>
    </style:style>
    <style:style style:name="P561" style:family="paragraph">
      <style:paragraph-properties fo:line-height="100.00%" fo:text-align="left"/>
    </style:style>
    <style:style style:name="P562" style:family="paragraph">
      <style:paragraph-properties fo:line-height="115.00%" fo:text-align="left" fo:margin-bottom="10.00pt"/>
    </style:style>
    <style:style style:name="P563" style:family="paragraph">
      <style:paragraph-properties fo:line-height="100.00%" fo:text-align="left"/>
    </style:style>
    <style:style style:name="P564" style:family="paragraph">
      <style:paragraph-properties fo:line-height="115.00%" fo:text-align="left" fo:margin-bottom="10.00pt"/>
    </style:style>
    <style:style style:name="P565" style:family="paragraph">
      <style:paragraph-properties fo:line-height="100.00%" fo:text-align="left"/>
    </style:style>
    <style:style style:name="P566" style:family="paragraph">
      <style:paragraph-properties fo:line-height="115.00%" fo:text-align="left" fo:margin-bottom="10.00pt"/>
    </style:style>
    <style:style style:name="P567" style:family="paragraph">
      <style:paragraph-properties fo:line-height="100.00%" fo:text-align="left"/>
    </style:style>
    <style:style style:name="P568" style:family="paragraph">
      <style:paragraph-properties fo:line-height="115.00%" fo:text-align="left" fo:margin-bottom="10.00pt"/>
    </style:style>
    <style:style style:name="P569" style:family="paragraph">
      <style:paragraph-properties fo:line-height="100.00%" fo:text-align="left"/>
    </style:style>
    <style:style style:name="P570" style:family="paragraph">
      <style:paragraph-properties fo:line-height="100.00%" fo:text-align="left">
        <style:tab-stops>
          <style:tab-stop style:position="13.0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571" style:family="paragraph">
      <style:paragraph-properties fo:line-height="100.00%" fo:text-align="left">
        <style:tab-stops>
          <style:tab-stop style:position="23.8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572" style:family="paragraph">
      <style:paragraph-properties fo:line-height="100.00%" fo:text-align="left"/>
    </style:style>
    <style:style style:name="P573" style:family="paragraph">
      <style:paragraph-properties fo:line-height="100.00%" fo:text-align="left">
        <style:tab-stops>
          <style:tab-stop style:position="23.8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574" style:family="paragraph">
      <style:paragraph-properties fo:line-height="100.00%" fo:text-align="left">
        <style:tab-stops>
          <style:tab-stop style:position="23.8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575" style:family="paragraph">
      <style:paragraph-properties fo:line-height="115.00%" fo:text-align="left" fo:margin-bottom="10.00pt"/>
    </style:style>
    <style:style style:name="P576" style:family="paragraph">
      <style:paragraph-properties fo:line-height="100.00%" fo:text-align="left"/>
    </style:style>
    <style:style style:name="P577" style:family="paragraph">
      <style:paragraph-properties fo:line-height="115.00%" fo:text-align="left" fo:margin-bottom="10.00pt"/>
    </style:style>
    <style:style style:name="P578" style:family="paragraph">
      <style:paragraph-properties fo:line-height="100.00%" fo:text-align="left"/>
    </style:style>
    <style:style style:name="P579" style:family="paragraph">
      <style:paragraph-properties fo:line-height="115.00%" fo:text-align="left" fo:margin-bottom="10.00pt"/>
    </style:style>
    <style:style style:name="P580" style:family="paragraph">
      <style:paragraph-properties fo:line-height="100.00%" fo:text-align="left"/>
    </style:style>
    <style:style style:name="P581" style:family="paragraph">
      <style:paragraph-properties fo:line-height="115.00%" fo:text-align="left" fo:margin-bottom="10.00pt"/>
    </style:style>
    <style:style style:name="P582" style:family="paragraph">
      <style:paragraph-properties fo:line-height="100.00%" fo:text-align="left"/>
    </style:style>
    <style:style style:name="P583" style:family="paragraph">
      <style:paragraph-properties fo:line-height="115.00%" fo:text-align="left" fo:margin-bottom="10.00pt"/>
    </style:style>
    <style:style style:name="P584" style:family="paragraph">
      <style:paragraph-properties fo:line-height="100.00%" fo:text-align="left"/>
    </style:style>
    <style:style style:name="P585" style:family="paragraph">
      <style:paragraph-properties fo:line-height="100.00%" fo:text-align="left">
        <style:tab-stops>
          <style:tab-stop style:position="23.8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586" style:family="paragraph">
      <style:paragraph-properties fo:line-height="100.00%" fo:text-align="left">
        <style:tab-stops>
          <style:tab-stop style:position="13.0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587" style:family="paragraph">
      <style:paragraph-properties fo:line-height="100.00%" fo:text-align="left"/>
    </style:style>
    <style:style style:name="P588" style:family="paragraph">
      <style:paragraph-properties fo:line-height="100.00%" fo:text-align="left">
        <style:tab-stops>
          <style:tab-stop style:position="13.0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589" style:family="paragraph">
      <style:paragraph-properties fo:line-height="100.00%" fo:text-align="left">
        <style:tab-stops>
          <style:tab-stop style:position="13.0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590" style:family="paragraph">
      <style:paragraph-properties fo:line-height="115.00%" fo:text-align="left" fo:margin-bottom="10.00pt"/>
    </style:style>
    <style:style style:name="P591" style:family="paragraph">
      <style:paragraph-properties fo:line-height="100.00%" fo:text-align="left"/>
    </style:style>
    <style:style style:name="P592" style:family="paragraph">
      <style:paragraph-properties fo:line-height="115.00%" fo:text-align="left" fo:margin-bottom="10.00pt"/>
    </style:style>
    <style:style style:name="P593" style:family="paragraph">
      <style:paragraph-properties fo:line-height="100.00%" fo:text-align="left"/>
    </style:style>
    <style:style style:name="P594" style:family="paragraph">
      <style:paragraph-properties fo:line-height="115.00%" fo:text-align="left" fo:margin-bottom="10.00pt"/>
    </style:style>
    <style:style style:name="P595" style:family="paragraph">
      <style:paragraph-properties fo:line-height="100.00%" fo:text-align="left"/>
    </style:style>
    <style:style style:name="P596" style:family="paragraph">
      <style:paragraph-properties fo:line-height="115.00%" fo:text-align="left" fo:margin-bottom="10.00pt"/>
    </style:style>
    <style:style style:name="P597" style:family="paragraph">
      <style:paragraph-properties fo:line-height="100.00%" fo:text-align="left"/>
    </style:style>
    <style:style style:name="P598" style:family="paragraph">
      <style:paragraph-properties fo:line-height="115.00%" fo:text-align="left" fo:margin-bottom="10.00pt"/>
    </style:style>
    <style:style style:name="P599" style:family="paragraph">
      <style:paragraph-properties fo:line-height="100.00%" fo:text-align="left"/>
    </style:style>
    <style:style style:name="P600" style:family="paragraph">
      <style:paragraph-properties fo:line-height="100.00%" fo:text-align="left">
        <style:tab-stops>
          <style:tab-stop style:position="13.0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601" style:family="paragraph">
      <style:paragraph-properties fo:line-height="100.00%" fo:text-align="left">
        <style:tab-stops>
          <style:tab-stop style:position="23.8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602" style:family="paragraph">
      <style:paragraph-properties fo:line-height="100.00%" fo:text-align="left"/>
    </style:style>
    <style:style style:name="P603" style:family="paragraph">
      <style:paragraph-properties fo:line-height="100.00%" fo:text-align="left">
        <style:tab-stops>
          <style:tab-stop style:position="23.8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604" style:family="paragraph">
      <style:paragraph-properties fo:line-height="100.00%" fo:text-align="left">
        <style:tab-stops>
          <style:tab-stop style:position="23.8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605" style:family="paragraph">
      <style:paragraph-properties fo:line-height="115.00%" fo:text-align="left" fo:margin-bottom="10.00pt"/>
    </style:style>
    <style:style style:name="P606" style:family="paragraph">
      <style:paragraph-properties fo:line-height="100.00%" fo:text-align="left"/>
    </style:style>
    <style:style style:name="P607" style:family="paragraph">
      <style:paragraph-properties fo:line-height="115.00%" fo:text-align="left" fo:margin-bottom="10.00pt"/>
    </style:style>
    <style:style style:name="P608" style:family="paragraph">
      <style:paragraph-properties fo:line-height="100.00%" fo:text-align="left"/>
    </style:style>
    <style:style style:name="P609" style:family="paragraph">
      <style:paragraph-properties fo:line-height="115.00%" fo:text-align="left" fo:margin-bottom="10.00pt"/>
    </style:style>
    <style:style style:name="P610" style:family="paragraph">
      <style:paragraph-properties fo:line-height="100.00%" fo:text-align="left"/>
    </style:style>
    <style:style style:name="P611" style:family="paragraph">
      <style:paragraph-properties fo:line-height="115.00%" fo:text-align="left" fo:margin-bottom="10.00pt"/>
    </style:style>
    <style:style style:name="P612" style:family="paragraph">
      <style:paragraph-properties fo:line-height="100.00%" fo:text-align="left"/>
    </style:style>
    <style:style style:name="P613" style:family="paragraph">
      <style:paragraph-properties fo:line-height="115.00%" fo:text-align="left" fo:margin-bottom="10.00pt"/>
    </style:style>
    <style:style style:name="P614" style:family="paragraph">
      <style:paragraph-properties fo:line-height="100.00%" fo:text-align="left"/>
    </style:style>
    <style:style style:name="P615" style:family="paragraph">
      <style:paragraph-properties fo:line-height="100.00%" fo:text-align="left">
        <style:tab-stops>
          <style:tab-stop style:position="23.85pt"/>
          <style:tab-stop style:position="3289.65pt" style:type="center"/>
          <style:tab-stop style:position="421121.65pt" style:type="right"/>
          <style:tab-stop style:position="779136.00pt"/>
          <style:tab-stop style:position="21.60pt"/>
          <style:tab-stop style:position="3289.65pt" style:type="center"/>
          <style:tab-stop style:position="421121.65pt" style:type="right"/>
          <style:tab-stop style:position="16448.00pt"/>
          <style:tab-stop style:position="21.60pt"/>
          <style:tab-stop style:position="3289.65pt" style:type="center"/>
        </style:tab-stops>
      </style:paragraph-properties>
    </style:style>
    <style:style style:name="P616" style:family="paragraph">
      <style:paragraph-properties fo:line-height="120.00%" fo:text-align="left" fo:margin-bottom="7.00pt"/>
    </style:style>
    <style:style style:name="P617" style:family="paragraph">
      <style:paragraph-properties fo:line-height="100.00%" fo:text-align="left"/>
    </style:style>
    <style:style style:name="P618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19" style:family="paragraph">
      <style:paragraph-properties fo:line-height="100.00%" fo:text-align="left"/>
    </style:style>
    <style:style style:name="P620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21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22" style:family="paragraph">
      <style:paragraph-properties fo:line-height="115.00%" fo:text-align="left" fo:margin-bottom="10.00pt"/>
    </style:style>
    <style:style style:name="P623" style:family="paragraph">
      <style:paragraph-properties fo:line-height="100.00%" fo:text-align="left"/>
    </style:style>
    <style:style style:name="P624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25" style:family="paragraph">
      <style:paragraph-properties fo:line-height="100.00%" fo:text-align="left">
        <style:tab-stops>
          <style:tab-stop style:position="24.20pt"/>
          <style:tab-stop style:position="3289.65pt" style:type="center"/>
        </style:tab-stops>
      </style:paragraph-properties>
    </style:style>
    <style:style style:name="P626" style:family="paragraph">
      <style:paragraph-properties fo:line-height="100.00%" fo:text-align="left"/>
    </style:style>
    <style:style style:name="P627" style:family="paragraph">
      <style:paragraph-properties fo:line-height="100.00%" fo:text-align="left">
        <style:tab-stops>
          <style:tab-stop style:position="24.20pt"/>
          <style:tab-stop style:position="3289.65pt" style:type="center"/>
        </style:tab-stops>
      </style:paragraph-properties>
    </style:style>
    <style:style style:name="P628" style:family="paragraph">
      <style:paragraph-properties fo:line-height="100.00%" fo:text-align="left">
        <style:tab-stops>
          <style:tab-stop style:position="24.20pt"/>
          <style:tab-stop style:position="3289.65pt" style:type="center"/>
        </style:tab-stops>
      </style:paragraph-properties>
    </style:style>
    <style:style style:name="P629" style:family="paragraph">
      <style:paragraph-properties fo:line-height="115.00%" fo:text-align="left" fo:margin-bottom="10.00pt"/>
    </style:style>
    <style:style style:name="P630" style:family="paragraph">
      <style:paragraph-properties fo:line-height="100.00%" fo:text-align="left"/>
    </style:style>
    <style:style style:name="P631" style:family="paragraph">
      <style:paragraph-properties fo:line-height="100.00%" fo:text-align="left">
        <style:tab-stops>
          <style:tab-stop style:position="24.20pt"/>
          <style:tab-stop style:position="3289.65pt" style:type="center"/>
        </style:tab-stops>
      </style:paragraph-properties>
    </style:style>
    <style:style style:name="P632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33" style:family="paragraph">
      <style:paragraph-properties fo:line-height="100.00%" fo:text-align="left"/>
    </style:style>
    <style:style style:name="P634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35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36" style:family="paragraph">
      <style:paragraph-properties fo:line-height="115.00%" fo:text-align="left" fo:margin-bottom="10.00pt"/>
    </style:style>
    <style:style style:name="P637" style:family="paragraph">
      <style:paragraph-properties fo:line-height="100.00%" fo:text-align="left"/>
    </style:style>
    <style:style style:name="P638" style:family="paragraph">
      <style:paragraph-properties fo:line-height="100.00%" fo:text-align="left">
        <style:tab-stops>
          <style:tab-stop style:position="13.05pt"/>
          <style:tab-stop style:position="3289.65pt" style:type="center"/>
        </style:tab-stops>
      </style:paragraph-properties>
    </style:style>
    <style:style style:name="P639" style:family="paragraph">
      <style:paragraph-properties fo:line-height="100.00%" fo:text-align="left">
        <style:tab-stops>
          <style:tab-stop style:position="24.20pt"/>
          <style:tab-stop style:position="3289.65pt" style:type="center"/>
        </style:tab-stops>
      </style:paragraph-properties>
    </style:style>
    <style:style style:name="P640" style:family="paragraph">
      <style:paragraph-properties fo:line-height="100.00%" fo:text-align="left"/>
    </style:style>
    <style:style style:name="P641" style:family="paragraph">
      <style:paragraph-properties fo:line-height="100.00%" fo:text-align="left">
        <style:tab-stops>
          <style:tab-stop style:position="24.20pt"/>
          <style:tab-stop style:position="3289.65pt" style:type="center"/>
        </style:tab-stops>
      </style:paragraph-properties>
    </style:style>
    <style:style style:name="P642" style:family="paragraph">
      <style:paragraph-properties fo:line-height="100.00%" fo:text-align="left">
        <style:tab-stops>
          <style:tab-stop style:position="24.20pt"/>
          <style:tab-stop style:position="3289.65pt" style:type="center"/>
        </style:tab-stops>
      </style:paragraph-properties>
    </style:style>
    <style:style style:name="P643" style:family="paragraph">
      <style:paragraph-properties fo:line-height="115.00%" fo:text-align="left" fo:margin-bottom="10.00pt"/>
    </style:style>
    <style:style style:name="P644" style:family="paragraph">
      <style:paragraph-properties fo:line-height="100.00%" fo:text-align="left"/>
    </style:style>
    <style:style style:name="P645" style:family="paragraph">
      <style:paragraph-properties fo:line-height="100.00%" fo:text-align="left">
        <style:tab-stops>
          <style:tab-stop style:position="24.20pt"/>
          <style:tab-stop style:position="3289.65pt" style:type="center"/>
        </style:tab-stops>
      </style:paragraph-properties>
    </style:style>
    <style:style style:name="P646" style:family="paragraph">
      <style:paragraph-properties fo:line-height="120.00%" fo:text-align="left" fo:margin-bottom="7.00pt"/>
    </style:style>
    <style:style style:name="P647" style:family="paragraph">
      <style:paragraph-properties fo:line-height="100.00%" fo:text-align="left"/>
    </style:style>
    <style:style style:name="P648" style:family="paragraph">
      <style:paragraph-properties fo:line-height="120.00%" fo:text-align="left" fo:margin-bottom="7.00pt"/>
    </style:style>
    <style:style style:name="P649" style:family="paragraph">
      <style:paragraph-properties fo:line-height="100.00%" fo:text-align="left" fo:margin-left="1.40pt" fo:text-indent="-1.40pt">
        <style:tab-stops>
          <style:tab-stop style:position="68.20pt"/>
          <style:tab-stop style:position="3288.25pt" style:type="center"/>
        </style:tab-stops>
      </style:paragraph-properties>
    </style:style>
    <style:style style:name="P650" style:family="paragraph">
      <style:paragraph-properties fo:line-height="100.00%" fo:text-align="left"/>
    </style:style>
    <style:style style:name="P651" style:family="paragraph">
      <style:paragraph-properties fo:line-height="100.00%" fo:text-align="left" fo:margin-left="1.40pt" fo:text-indent="-1.40pt">
        <style:tab-stops>
          <style:tab-stop style:position="68.20pt"/>
          <style:tab-stop style:position="3288.25pt" style:type="center"/>
        </style:tab-stops>
      </style:paragraph-properties>
    </style:style>
    <style:style style:name="P652" style:family="paragraph">
      <style:paragraph-properties fo:line-height="100.00%" fo:text-align="left" fo:margin-left="1.40pt" fo:text-indent="-1.40pt">
        <style:tab-stops>
          <style:tab-stop style:position="68.20pt"/>
          <style:tab-stop style:position="3288.25pt" style:type="center"/>
        </style:tab-stops>
      </style:paragraph-properties>
    </style:style>
    <style:style style:name="P653" style:family="paragraph">
      <style:paragraph-properties fo:line-height="100.00%" fo:text-align="left"/>
    </style:style>
    <style:style style:name="P654" style:family="paragraph">
      <style:paragraph-properties fo:line-height="100.00%" fo:text-align="left" fo:margin-left="1.40pt" fo:text-indent="-1.40pt">
        <style:tab-stops>
          <style:tab-stop style:position="68.20pt"/>
          <style:tab-stop style:position="3288.25pt" style:type="center"/>
        </style:tab-stops>
      </style:paragraph-properties>
    </style:style>
    <style:style style:name="P655" style:family="paragraph">
      <style:paragraph-properties fo:line-height="120.00%" fo:text-align="left" fo:margin-bottom="7.00pt"/>
    </style:style>
    <style:style style:name="P656" style:family="paragraph">
      <style:paragraph-properties fo:line-height="100.00%" fo:text-align="left"/>
    </style:style>
    <style:style style:name="P657" style:family="paragraph">
      <style:paragraph-properties fo:line-height="120.00%" fo:text-align="left" fo:margin-bottom="7.00pt"/>
    </style:style>
    <style:style style:name="P658" style:family="paragraph">
      <style:paragraph-properties fo:line-height="100.00%" fo:text-align="left" fo:margin-left="1.40pt" fo:text-indent="-1.40pt">
        <style:tab-stops>
          <style:tab-stop style:position="65.40pt"/>
          <style:tab-stop style:position="3288.25pt" style:type="center"/>
        </style:tab-stops>
      </style:paragraph-properties>
    </style:style>
    <style:style style:name="P659" style:family="paragraph">
      <style:paragraph-properties fo:line-height="100.00%" fo:text-align="left"/>
    </style:style>
    <style:style style:name="P660" style:family="paragraph">
      <style:paragraph-properties fo:line-height="100.00%" fo:text-align="left" fo:margin-left="1.40pt" fo:text-indent="-1.40pt">
        <style:tab-stops>
          <style:tab-stop style:position="65.40pt"/>
          <style:tab-stop style:position="3288.25pt" style:type="center"/>
        </style:tab-stops>
      </style:paragraph-properties>
    </style:style>
    <style:style style:name="P661" style:family="paragraph">
      <style:paragraph-properties fo:line-height="100.00%" fo:text-align="left" fo:margin-left="1.40pt" fo:text-indent="-1.40pt">
        <style:tab-stops>
          <style:tab-stop style:position="65.40pt"/>
          <style:tab-stop style:position="3288.25pt" style:type="center"/>
        </style:tab-stops>
      </style:paragraph-properties>
    </style:style>
    <style:style style:name="P662" style:family="paragraph">
      <style:paragraph-properties fo:line-height="100.00%" fo:text-align="left"/>
    </style:style>
    <style:style style:name="P663" style:family="paragraph">
      <style:paragraph-properties fo:line-height="100.00%" fo:text-align="left" fo:margin-left="1.40pt" fo:text-indent="-1.40pt">
        <style:tab-stops>
          <style:tab-stop style:position="65.40pt"/>
          <style:tab-stop style:position="3288.25pt" style:type="center"/>
        </style:tab-stops>
      </style:paragraph-properties>
    </style:style>
    <style:style style:name="P664" style:family="paragraph">
      <style:paragraph-properties fo:line-height="120.00%" fo:text-align="left" fo:margin-bottom="7.00pt"/>
    </style:style>
    <style:style style:name="P665" style:family="paragraph">
      <style:paragraph-properties fo:line-height="100.00%" fo:text-align="left"/>
    </style:style>
    <style:style style:name="P666" style:family="paragraph">
      <style:paragraph-properties fo:line-height="120.00%" fo:text-align="left" fo:margin-bottom="7.00pt"/>
    </style:style>
    <style:style style:name="P667" style:family="paragraph">
      <style:paragraph-properties fo:line-height="100.00%" fo:text-align="left" fo:margin-left="1.40pt" fo:text-indent="-1.40pt">
        <style:tab-stops>
          <style:tab-stop style:position="78.25pt"/>
          <style:tab-stop style:position="3288.25pt" style:type="center"/>
        </style:tab-stops>
      </style:paragraph-properties>
    </style:style>
    <style:style style:name="P668" style:family="paragraph">
      <style:paragraph-properties fo:line-height="100.00%" fo:text-align="left"/>
    </style:style>
    <style:style style:name="P669" style:family="paragraph">
      <style:paragraph-properties fo:line-height="100.00%" fo:text-align="left" fo:margin-left="1.40pt" fo:text-indent="-1.40pt">
        <style:tab-stops>
          <style:tab-stop style:position="78.25pt"/>
          <style:tab-stop style:position="3288.25pt" style:type="center"/>
        </style:tab-stops>
      </style:paragraph-properties>
    </style:style>
    <style:style style:name="P670" style:family="paragraph">
      <style:paragraph-properties fo:line-height="100.00%" fo:text-align="left" fo:margin-left="1.40pt" fo:text-indent="-1.40pt">
        <style:tab-stops>
          <style:tab-stop style:position="78.25pt"/>
          <style:tab-stop style:position="3288.25pt" style:type="center"/>
        </style:tab-stops>
      </style:paragraph-properties>
    </style:style>
    <style:style style:name="P671" style:family="paragraph">
      <style:paragraph-properties fo:line-height="100.00%" fo:text-align="left"/>
    </style:style>
    <style:style style:name="P672" style:family="paragraph">
      <style:paragraph-properties fo:line-height="100.00%" fo:text-align="left" fo:margin-left="1.40pt" fo:text-indent="-1.40pt">
        <style:tab-stops>
          <style:tab-stop style:position="78.25pt"/>
          <style:tab-stop style:position="3288.25pt" style:type="center"/>
        </style:tab-stops>
      </style:paragraph-properties>
    </style:style>
    <style:style style:name="P673" style:family="paragraph">
      <style:paragraph-properties fo:line-height="120.00%" fo:text-align="left" fo:margin-bottom="7.00pt"/>
    </style:style>
    <style:style style:name="P674" style:family="paragraph">
      <style:paragraph-properties fo:line-height="100.00%" fo:text-align="left"/>
    </style:style>
    <style:style style:name="P675" style:family="paragraph">
      <style:paragraph-properties fo:line-height="120.00%" fo:text-align="left" fo:margin-bottom="7.00pt"/>
    </style:style>
    <style:style style:name="P676" style:family="paragraph">
      <style:paragraph-properties fo:line-height="100.00%" fo:text-align="left" fo:margin-left="1.40pt" fo:text-indent="-1.40pt">
        <style:tab-stops>
          <style:tab-stop style:position="122.45pt"/>
          <style:tab-stop style:position="3288.25pt" style:type="center"/>
        </style:tab-stops>
      </style:paragraph-properties>
    </style:style>
    <style:style style:name="P677" style:family="paragraph">
      <style:paragraph-properties fo:line-height="100.00%" fo:text-align="left"/>
    </style:style>
    <style:style style:name="P678" style:family="paragraph">
      <style:paragraph-properties fo:line-height="100.00%" fo:text-align="left" fo:margin-left="1.40pt" fo:text-indent="-1.40pt">
        <style:tab-stops>
          <style:tab-stop style:position="122.45pt"/>
          <style:tab-stop style:position="3288.25pt" style:type="center"/>
        </style:tab-stops>
      </style:paragraph-properties>
    </style:style>
    <style:style style:name="P679" style:family="paragraph">
      <style:paragraph-properties fo:line-height="100.00%" fo:text-align="left" fo:margin-left="1.40pt" fo:text-indent="-1.40pt">
        <style:tab-stops>
          <style:tab-stop style:position="122.45pt"/>
          <style:tab-stop style:position="3288.25pt" style:type="center"/>
        </style:tab-stops>
      </style:paragraph-properties>
    </style:style>
    <style:style style:name="P680" style:family="paragraph">
      <style:paragraph-properties fo:line-height="100.00%" fo:text-align="left"/>
    </style:style>
    <style:style style:name="P681" style:family="paragraph">
      <style:paragraph-properties fo:line-height="100.00%" fo:text-align="left" fo:margin-left="1.40pt" fo:text-indent="-1.40pt">
        <style:tab-stops>
          <style:tab-stop style:position="122.45pt"/>
          <style:tab-stop style:position="3288.25pt" style:type="center"/>
        </style:tab-stops>
      </style:paragraph-properties>
    </style:style>
    <style:style style:name="P682" style:family="paragraph">
      <style:paragraph-properties fo:line-height="120.00%" fo:text-align="left" fo:margin-bottom="7.00pt"/>
    </style:style>
    <style:style style:name="P683" style:family="paragraph">
      <style:paragraph-properties fo:line-height="100.00%" fo:text-align="left"/>
    </style:style>
    <style:style style:name="P684" style:family="paragraph">
      <style:paragraph-properties fo:line-height="120.00%" fo:text-align="left" fo:margin-bottom="7.00pt"/>
    </style:style>
    <style:style style:name="P685" style:family="paragraph">
      <style:paragraph-properties fo:line-height="100.00%" fo:text-align="left" fo:margin-left="1.40pt" fo:text-indent="-1.40pt">
        <style:tab-stops>
          <style:tab-stop style:position="36.95pt"/>
          <style:tab-stop style:position="3288.25pt" style:type="center"/>
        </style:tab-stops>
      </style:paragraph-properties>
    </style:style>
    <style:style style:name="P686" style:family="paragraph">
      <style:paragraph-properties fo:line-height="100.00%" fo:text-align="left"/>
    </style:style>
    <style:style style:name="P687" style:family="paragraph">
      <style:paragraph-properties fo:line-height="100.00%" fo:text-align="left" fo:margin-left="1.40pt" fo:text-indent="-1.40pt">
        <style:tab-stops>
          <style:tab-stop style:position="36.95pt"/>
          <style:tab-stop style:position="3288.25pt" style:type="center"/>
        </style:tab-stops>
      </style:paragraph-properties>
    </style:style>
    <style:style style:name="P688" style:family="paragraph">
      <style:paragraph-properties fo:line-height="100.00%" fo:text-align="left" fo:margin-left="1.40pt" fo:text-indent="-1.40pt">
        <style:tab-stops>
          <style:tab-stop style:position="36.95pt"/>
          <style:tab-stop style:position="3288.25pt" style:type="center"/>
        </style:tab-stops>
      </style:paragraph-properties>
    </style:style>
    <style:style style:name="P689" style:family="paragraph">
      <style:paragraph-properties fo:line-height="100.00%" fo:text-align="left"/>
    </style:style>
    <style:style style:name="P690" style:family="paragraph">
      <style:paragraph-properties fo:line-height="100.00%" fo:text-align="left" fo:margin-left="1.40pt" fo:text-indent="-1.40pt">
        <style:tab-stops>
          <style:tab-stop style:position="36.95pt"/>
          <style:tab-stop style:position="3288.25pt" style:type="center"/>
        </style:tab-stops>
      </style:paragraph-properties>
    </style:style>
    <style:style style:name="P691" style:family="paragraph">
      <style:paragraph-properties fo:line-height="120.00%" fo:text-align="left" fo:margin-bottom="7.00pt"/>
    </style:style>
    <style:style style:name="P692" style:family="paragraph">
      <style:paragraph-properties fo:line-height="100.00%" fo:text-align="left"/>
    </style:style>
    <style:style style:name="P693" style:family="paragraph">
      <style:paragraph-properties fo:line-height="120.00%" fo:text-align="left" fo:margin-bottom="7.00pt"/>
    </style:style>
    <style:style style:name="P694" style:family="paragraph">
      <style:paragraph-properties fo:line-height="100.00%" fo:text-align="left" fo:margin-left="1.40pt" fo:text-indent="-1.40pt">
        <style:tab-stops>
          <style:tab-stop style:position="123.65pt"/>
          <style:tab-stop style:position="3288.25pt" style:type="center"/>
        </style:tab-stops>
      </style:paragraph-properties>
    </style:style>
    <style:style style:name="P695" style:family="paragraph">
      <style:paragraph-properties fo:line-height="100.00%" fo:text-align="left"/>
    </style:style>
    <style:style style:name="P696" style:family="paragraph">
      <style:paragraph-properties fo:line-height="100.00%" fo:text-align="left" fo:margin-left="1.40pt" fo:text-indent="-1.40pt">
        <style:tab-stops>
          <style:tab-stop style:position="123.65pt"/>
          <style:tab-stop style:position="3288.25pt" style:type="center"/>
        </style:tab-stops>
      </style:paragraph-properties>
    </style:style>
    <style:style style:name="P697" style:family="paragraph">
      <style:paragraph-properties fo:line-height="100.00%" fo:text-align="left" fo:margin-left="1.40pt" fo:text-indent="-1.40pt">
        <style:tab-stops>
          <style:tab-stop style:position="123.65pt"/>
          <style:tab-stop style:position="3288.25pt" style:type="center"/>
        </style:tab-stops>
      </style:paragraph-properties>
    </style:style>
    <style:style style:name="P698" style:family="paragraph">
      <style:paragraph-properties fo:line-height="100.00%" fo:text-align="left"/>
    </style:style>
    <style:style style:name="P699" style:family="paragraph">
      <style:paragraph-properties fo:line-height="100.00%" fo:text-align="left" fo:margin-left="1.40pt" fo:text-indent="-1.40pt">
        <style:tab-stops>
          <style:tab-stop style:position="123.65pt"/>
          <style:tab-stop style:position="3288.25pt" style:type="center"/>
        </style:tab-stops>
      </style:paragraph-properties>
    </style:style>
    <style:style style:name="P700" style:family="paragraph">
      <style:paragraph-properties fo:line-height="120.00%" fo:text-align="left" fo:margin-bottom="7.00pt"/>
    </style:style>
    <style:style style:name="P701" style:family="paragraph">
      <style:paragraph-properties fo:line-height="100.00%" fo:text-align="left"/>
    </style:style>
    <style:style style:name="P702" style:family="paragraph">
      <style:paragraph-properties fo:line-height="120.00%" fo:text-align="left" fo:margin-bottom="7.00pt"/>
    </style:style>
    <style:style style:name="P703" style:family="paragraph">
      <style:paragraph-properties fo:line-height="100.00%" fo:text-align="left" fo:margin-left="1.40pt" fo:text-indent="-1.40pt">
        <style:tab-stops>
          <style:tab-stop style:position="49.15pt"/>
          <style:tab-stop style:position="3288.25pt" style:type="center"/>
        </style:tab-stops>
      </style:paragraph-properties>
    </style:style>
    <style:style style:name="P704" style:family="paragraph">
      <style:paragraph-properties fo:line-height="100.00%" fo:text-align="left"/>
    </style:style>
    <style:style style:name="P705" style:family="paragraph">
      <style:paragraph-properties fo:line-height="100.00%" fo:text-align="left" fo:margin-left="1.40pt" fo:text-indent="-1.40pt">
        <style:tab-stops>
          <style:tab-stop style:position="49.15pt"/>
          <style:tab-stop style:position="3288.25pt" style:type="center"/>
        </style:tab-stops>
      </style:paragraph-properties>
    </style:style>
    <style:style style:name="P706" style:family="paragraph">
      <style:paragraph-properties fo:line-height="100.00%" fo:text-align="left" fo:margin-left="1.40pt" fo:text-indent="-1.40pt">
        <style:tab-stops>
          <style:tab-stop style:position="49.15pt"/>
          <style:tab-stop style:position="3288.25pt" style:type="center"/>
        </style:tab-stops>
      </style:paragraph-properties>
    </style:style>
    <style:style style:name="P707" style:family="paragraph">
      <style:paragraph-properties fo:line-height="100.00%" fo:text-align="left"/>
    </style:style>
    <style:style style:name="P708" style:family="paragraph">
      <style:paragraph-properties fo:line-height="100.00%" fo:text-align="left" fo:margin-left="1.40pt" fo:text-indent="-1.40pt">
        <style:tab-stops>
          <style:tab-stop style:position="49.15pt"/>
          <style:tab-stop style:position="3288.25pt" style:type="center"/>
        </style:tab-stops>
      </style:paragraph-properties>
    </style:style>
    <style:style style:name="P709" style:family="paragraph">
      <style:paragraph-properties fo:line-height="120.00%" fo:text-align="left" fo:margin-bottom="7.00pt"/>
    </style:style>
    <style:style style:name="P710" style:family="paragraph">
      <style:paragraph-properties fo:line-height="100.00%" fo:text-align="left"/>
    </style:style>
    <style:style style:name="P711" style:family="paragraph">
      <style:paragraph-properties fo:line-height="120.00%" fo:text-align="left" fo:margin-bottom="7.00pt"/>
    </style:style>
    <style:style style:name="P712" style:family="paragraph">
      <style:paragraph-properties fo:line-height="100.00%" fo:text-align="left" fo:margin-left="1.40pt" fo:text-indent="-1.40pt">
        <style:tab-stops>
          <style:tab-stop style:position="43.00pt"/>
          <style:tab-stop style:position="3288.25pt" style:type="center"/>
        </style:tab-stops>
      </style:paragraph-properties>
    </style:style>
    <style:style style:name="P713" style:family="paragraph">
      <style:paragraph-properties fo:line-height="100.00%" fo:text-align="left"/>
    </style:style>
    <style:style style:name="P714" style:family="paragraph">
      <style:paragraph-properties fo:line-height="100.00%" fo:text-align="left" fo:margin-left="1.40pt" fo:text-indent="-1.40pt">
        <style:tab-stops>
          <style:tab-stop style:position="43.00pt"/>
          <style:tab-stop style:position="3288.25pt" style:type="center"/>
        </style:tab-stops>
      </style:paragraph-properties>
    </style:style>
    <style:style style:name="P715" style:family="paragraph">
      <style:paragraph-properties fo:line-height="100.00%" fo:text-align="left" fo:margin-left="1.40pt" fo:text-indent="-1.40pt">
        <style:tab-stops>
          <style:tab-stop style:position="43.00pt"/>
          <style:tab-stop style:position="3288.25pt" style:type="center"/>
        </style:tab-stops>
      </style:paragraph-properties>
    </style:style>
    <style:style style:name="P716" style:family="paragraph">
      <style:paragraph-properties fo:line-height="100.00%" fo:text-align="left"/>
    </style:style>
    <style:style style:name="P717" style:family="paragraph">
      <style:paragraph-properties fo:line-height="100.00%" fo:text-align="left" fo:margin-left="1.40pt" fo:text-indent="-1.40pt">
        <style:tab-stops>
          <style:tab-stop style:position="43.00pt"/>
          <style:tab-stop style:position="3288.25pt" style:type="center"/>
        </style:tab-stops>
      </style:paragraph-properties>
    </style:style>
    <style:style style:name="P718" style:family="paragraph">
      <style:paragraph-properties fo:line-height="120.00%" fo:text-align="left" fo:margin-bottom="7.00pt"/>
    </style:style>
    <style:style style:name="P719" style:family="paragraph">
      <style:paragraph-properties fo:line-height="100.00%" fo:text-align="left"/>
    </style:style>
    <style:style style:name="P720" style:family="paragraph">
      <style:paragraph-properties fo:line-height="100.00%" fo:text-align="left" fo:margin-top="6.00pt" fo:margin-bottom="6.00pt"/>
    </style:style>
    <text:list-style style:name="L721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721" style:family="paragraph">
      <style:paragraph-properties fo:line-height="120.00%" fo:text-align="left"/>
    </style:style>
    <style:style style:name="P722" style:family="paragraph">
      <style:paragraph-properties fo:line-height="120.00%" fo:text-align="left" fo:margin-bottom="7.00pt"/>
    </style:style>
    <style:style style:name="P723" style:family="paragraph">
      <style:paragraph-properties fo:line-height="120.00%" fo:text-align="left" fo:margin-bottom="7.00pt"/>
    </style:style>
    <style:style style:name="P724" style:family="paragraph">
      <style:paragraph-properties fo:line-height="100.00%" fo:text-align="left"/>
    </style:style>
    <style:style style:name="TableColumn0100" style:family="table-column">
      <style:table-column-properties style:column-width="6.693056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200" style:family="table-column">
      <style:table-column-properties style:column-width="0.189583in"/>
    </style:style>
    <style:style style:name="TableColumn0201" style:family="table-column">
      <style:table-column-properties style:column-width="6.503472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300" style:family="table-column">
      <style:table-column-properties style:column-width="3.346528in"/>
    </style:style>
    <style:style style:name="TableColumn0301" style:family="table-column">
      <style:table-column-properties style:column-width="6.677083in"/>
    </style:style>
    <style:style style:name="Table03" style:family="table">
      <style:table-properties style:width="10.023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400" style:family="table-column">
      <style:table-column-properties style:column-width="0.177778in"/>
    </style:style>
    <style:style style:name="TableColumn0401" style:family="table-column">
      <style:table-column-properties style:column-width="6.500000in"/>
    </style:style>
    <style:style style:name="Table04" style:family="table">
      <style:table-properties style:width="6.677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500" style:family="table-column">
      <style:table-column-properties style:column-width="6.693056in"/>
    </style:style>
    <style:style style:name="Table05" style:family="table">
      <style:table-properties style:width="6.69305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600" style:family="table-column">
      <style:table-column-properties style:column-width="0.189583in"/>
    </style:style>
    <style:style style:name="TableColumn0601" style:family="table-column">
      <style:table-column-properties style:column-width="6.503472in"/>
    </style:style>
    <style:style style:name="Table06" style:family="table">
      <style:table-properties style:width="6.693056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700" style:family="table-column">
      <style:table-column-properties style:column-width="3.346528in"/>
    </style:style>
    <style:style style:name="TableColumn0701" style:family="table-column">
      <style:table-column-properties style:column-width="6.677083in"/>
    </style:style>
    <style:style style:name="Table07" style:family="table">
      <style:table-properties style:width="10.023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800" style:family="table-column">
      <style:table-column-properties style:column-width="0.181250in"/>
    </style:style>
    <style:style style:name="TableColumn0801" style:family="table-column">
      <style:table-column-properties style:column-width="6.496528in"/>
    </style:style>
    <style:style style:name="Table08" style:family="table">
      <style:table-properties style:width="6.677778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900" style:family="table-column">
      <style:table-column-properties style:column-width="3.346528in"/>
    </style:style>
    <style:style style:name="TableColumn0901" style:family="table-column">
      <style:table-column-properties style:column-width="6.677083in"/>
    </style:style>
    <style:style style:name="Table09" style:family="table">
      <style:table-properties style:width="10.02361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000" style:family="table-column">
      <style:table-column-properties style:column-width="0.189583in"/>
    </style:style>
    <style:style style:name="TableColumn1001" style:family="table-column">
      <style:table-column-properties style:column-width="6.488194in"/>
    </style:style>
    <style:style style:name="Table10" style:family="table">
      <style:table-properties style:width="6.677778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0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0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0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100" style:family="table-column">
      <style:table-column-properties style:column-width="3.346528in"/>
    </style:style>
    <style:style style:name="TableColumn1101" style:family="table-column">
      <style:table-column-properties style:column-width="6.677083in"/>
    </style:style>
    <style:style style:name="Table11" style:family="table">
      <style:table-properties style:width="10.023611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1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200" style:family="table-column">
      <style:table-column-properties style:column-width="0.189583in"/>
    </style:style>
    <style:style style:name="TableColumn1201" style:family="table-column">
      <style:table-column-properties style:column-width="6.488194in"/>
    </style:style>
    <style:style style:name="Table12" style:family="table">
      <style:table-properties style:width="6.677778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2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2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2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2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300" style:family="table-column">
      <style:table-column-properties style:column-width="3.346528in"/>
    </style:style>
    <style:style style:name="TableColumn1301" style:family="table-column">
      <style:table-column-properties style:column-width="6.677083in"/>
    </style:style>
    <style:style style:name="Table13" style:family="table">
      <style:table-properties style:width="10.023611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3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3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400" style:family="table-column">
      <style:table-column-properties style:column-width="0.197917in"/>
    </style:style>
    <style:style style:name="TableColumn1401" style:family="table-column">
      <style:table-column-properties style:column-width="6.479861in"/>
    </style:style>
    <style:style style:name="Table14" style:family="table">
      <style:table-properties style:width="6.677778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4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4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4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403" style:family="table-row">
      <style:table-row-properties/>
    </style:style>
    <style:style style:name="TableCell14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4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500" style:family="table-column">
      <style:table-column-properties style:column-width="6.693056in"/>
    </style:style>
    <style:style style:name="Table15" style:family="table">
      <style:table-properties style:width="6.693056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501" style:family="table-row">
      <style:table-row-properties/>
    </style:style>
    <style:style style:name="TableCell15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600" style:family="table-column">
      <style:table-column-properties style:column-width="0.177778in"/>
    </style:style>
    <style:style style:name="TableColumn1601" style:family="table-column">
      <style:table-column-properties style:column-width="6.515278in"/>
    </style:style>
    <style:style style:name="Table16" style:family="table">
      <style:table-properties style:width="6.693056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6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601" style:family="table-row">
      <style:table-row-properties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6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602" style:family="table-row">
      <style:table-row-properties/>
    </style:style>
    <style:style style:name="TableCell16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6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603" style:family="table-row">
      <style:table-row-properties/>
    </style:style>
    <style:style style:name="TableCell16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6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700" style:family="table-column">
      <style:table-column-properties style:column-width="6.693056in"/>
    </style:style>
    <style:style style:name="Table17" style:family="table">
      <style:table-properties style:width="6.693056in" fo:margin-left="0.000000in" style:writing-mode="lr" table:align="left" style:may-break-between-rows="true"/>
    </style:style>
    <style:style style:name="TableRow1700" style:family="table-row">
      <style:table-row-properties/>
    </style:style>
    <style:style style:name="TableCell17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701" style:family="table-row">
      <style:table-row-properties/>
    </style:style>
    <style:style style:name="TableCell17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800" style:family="table-column">
      <style:table-column-properties style:column-width="0.197917in"/>
    </style:style>
    <style:style style:name="TableColumn1801" style:family="table-column">
      <style:table-column-properties style:column-width="6.495139in"/>
    </style:style>
    <style:style style:name="Table18" style:family="table">
      <style:table-properties style:width="6.693056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8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8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802" style:family="table-row">
      <style:table-row-properties/>
    </style:style>
    <style:style style:name="TableCell18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8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803" style:family="table-row">
      <style:table-row-properties/>
    </style:style>
    <style:style style:name="TableCell18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8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1900" style:family="table-column">
      <style:table-column-properties style:column-width="3.346528in"/>
    </style:style>
    <style:style style:name="TableColumn1901" style:family="table-column">
      <style:table-column-properties style:column-width="6.677083in"/>
    </style:style>
    <style:style style:name="Table19" style:family="table">
      <style:table-properties style:width="10.023611in" fo:margin-left="0.000000in" style:writing-mode="lr" table:align="left" style:may-break-between-rows="true"/>
    </style:style>
    <style:style style:name="TableRow1900" style:family="table-row">
      <style:table-row-properties/>
    </style:style>
    <style:style style:name="TableCell19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9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1901" style:family="table-row">
      <style:table-row-properties/>
    </style:style>
    <style:style style:name="TableCell19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19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000" style:family="table-column">
      <style:table-column-properties style:column-width="0.183333in"/>
    </style:style>
    <style:style style:name="TableColumn2001" style:family="table-column">
      <style:table-column-properties style:column-width="6.494444in"/>
    </style:style>
    <style:style style:name="Table20" style:family="table">
      <style:table-properties style:width="6.677778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0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001" style:family="table-row">
      <style:table-row-properties/>
    </style:style>
    <style:style style:name="TableCell20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0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002" style:family="table-row">
      <style:table-row-properties/>
    </style:style>
    <style:style style:name="TableCell20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0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003" style:family="table-row">
      <style:table-row-properties/>
    </style:style>
    <style:style style:name="TableCell20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0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100" style:family="table-column">
      <style:table-column-properties style:column-width="3.346528in"/>
    </style:style>
    <style:style style:name="TableColumn2101" style:family="table-column">
      <style:table-column-properties style:column-width="6.677083in"/>
    </style:style>
    <style:style style:name="Table21" style:family="table">
      <style:table-properties style:width="10.023611in" fo:margin-left="0.000000in" style:writing-mode="lr" table:align="left" style:may-break-between-rows="true"/>
    </style:style>
    <style:style style:name="TableRow2100" style:family="table-row">
      <style:table-row-properties/>
    </style:style>
    <style:style style:name="TableCell2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1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101" style:family="table-row">
      <style:table-row-properties/>
    </style:style>
    <style:style style:name="TableCell21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1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200" style:family="table-column">
      <style:table-column-properties style:column-width="0.189583in"/>
    </style:style>
    <style:style style:name="TableColumn2201" style:family="table-column">
      <style:table-column-properties style:column-width="6.488194in"/>
    </style:style>
    <style:style style:name="Table22" style:family="table">
      <style:table-properties style:width="6.677778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2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201" style:family="table-row">
      <style:table-row-properties/>
    </style:style>
    <style:style style:name="TableCell22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2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202" style:family="table-row">
      <style:table-row-properties/>
    </style:style>
    <style:style style:name="TableCell22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2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203" style:family="table-row">
      <style:table-row-properties/>
    </style:style>
    <style:style style:name="TableCell22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2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300" style:family="table-column">
      <style:table-column-properties style:column-width="6.693056in"/>
    </style:style>
    <style:style style:name="Table23" style:family="table">
      <style:table-properties style:width="6.693056in" fo:margin-left="0.000000in" style:writing-mode="lr" table:align="left" style:may-break-between-rows="true"/>
    </style:style>
    <style:style style:name="TableRow2300" style:family="table-row">
      <style:table-row-properties/>
    </style:style>
    <style:style style:name="TableCell23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301" style:family="table-row">
      <style:table-row-properties/>
    </style:style>
    <style:style style:name="TableCell23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400" style:family="table-column">
      <style:table-column-properties style:column-width="0.194444in"/>
    </style:style>
    <style:style style:name="TableColumn2401" style:family="table-column">
      <style:table-column-properties style:column-width="6.498611in"/>
    </style:style>
    <style:style style:name="Table24" style:family="table">
      <style:table-properties style:width="6.693056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4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401" style:family="table-row">
      <style:table-row-properties/>
    </style:style>
    <style:style style:name="TableCell24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4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402" style:family="table-row">
      <style:table-row-properties/>
    </style:style>
    <style:style style:name="TableCell24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4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403" style:family="table-row">
      <style:table-row-properties/>
    </style:style>
    <style:style style:name="TableCell24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4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500" style:family="table-column">
      <style:table-column-properties style:column-width="3.346528in"/>
    </style:style>
    <style:style style:name="TableColumn2501" style:family="table-column">
      <style:table-column-properties style:column-width="6.677083in"/>
    </style:style>
    <style:style style:name="Table25" style:family="table">
      <style:table-properties style:width="10.023611in" fo:margin-left="0.000000in" style:writing-mode="lr" table:align="left" style:may-break-between-rows="true"/>
    </style:style>
    <style:style style:name="TableRow2500" style:family="table-row">
      <style:table-row-properties/>
    </style:style>
    <style:style style:name="TableCell25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5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501" style:family="table-row">
      <style:table-row-properties/>
    </style:style>
    <style:style style:name="TableCell25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5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600" style:family="table-column">
      <style:table-column-properties style:column-width="0.189583in"/>
    </style:style>
    <style:style style:name="TableColumn2601" style:family="table-column">
      <style:table-column-properties style:column-width="6.488194in"/>
    </style:style>
    <style:style style:name="Table26" style:family="table">
      <style:table-properties style:width="6.677778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6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601" style:family="table-row">
      <style:table-row-properties/>
    </style:style>
    <style:style style:name="TableCell26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6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602" style:family="table-row">
      <style:table-row-properties/>
    </style:style>
    <style:style style:name="TableCell26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6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603" style:family="table-row">
      <style:table-row-properties/>
    </style:style>
    <style:style style:name="TableCell26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6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700" style:family="table-column">
      <style:table-column-properties style:column-width="3.346528in"/>
    </style:style>
    <style:style style:name="TableColumn2701" style:family="table-column">
      <style:table-column-properties style:column-width="6.677083in"/>
    </style:style>
    <style:style style:name="Table27" style:family="table">
      <style:table-properties style:width="10.023611in" fo:margin-left="0.000000in" style:writing-mode="lr" table:align="left" style:may-break-between-rows="true"/>
    </style:style>
    <style:style style:name="TableRow2700" style:family="table-row">
      <style:table-row-properties/>
    </style:style>
    <style:style style:name="TableCell27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7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701" style:family="table-row">
      <style:table-row-properties/>
    </style:style>
    <style:style style:name="TableCell27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7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800" style:family="table-column">
      <style:table-column-properties style:column-width="0.177778in"/>
    </style:style>
    <style:style style:name="TableColumn2801" style:family="table-column">
      <style:table-column-properties style:column-width="6.500000in"/>
    </style:style>
    <style:style style:name="Table28" style:family="table">
      <style:table-properties style:width="6.677778in" fo:margin-left="0.000000in" style:writing-mode="lr" table:align="left" style:may-break-between-rows="true"/>
    </style:style>
    <style:style style:name="TableRow2800" style:family="table-row">
      <style:table-row-properties/>
    </style:style>
    <style:style style:name="TableCell28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8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801" style:family="table-row">
      <style:table-row-properties/>
    </style:style>
    <style:style style:name="TableCell28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8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802" style:family="table-row">
      <style:table-row-properties/>
    </style:style>
    <style:style style:name="TableCell28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8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803" style:family="table-row">
      <style:table-row-properties/>
    </style:style>
    <style:style style:name="TableCell28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28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2900" style:family="table-column">
      <style:table-column-properties style:column-width="6.693056in"/>
    </style:style>
    <style:style style:name="Table29" style:family="table">
      <style:table-properties style:width="6.693056in" fo:margin-left="0.000000in" style:writing-mode="lr" table:align="left" style:may-break-between-rows="true"/>
    </style:style>
    <style:style style:name="TableRow2900" style:family="table-row">
      <style:table-row-properties/>
    </style:style>
    <style:style style:name="TableCell29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2901" style:family="table-row">
      <style:table-row-properties/>
    </style:style>
    <style:style style:name="TableCell29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000" style:family="table-column">
      <style:table-column-properties style:column-width="0.177778in"/>
    </style:style>
    <style:style style:name="TableColumn3001" style:family="table-column">
      <style:table-column-properties style:column-width="6.515278in"/>
    </style:style>
    <style:style style:name="Table30" style:family="table">
      <style:table-properties style:width="6.693056in" fo:margin-left="0.000000in" style:writing-mode="lr" table:align="left" style:may-break-between-rows="true"/>
    </style:style>
    <style:style style:name="TableRow3000" style:family="table-row">
      <style:table-row-properties/>
    </style:style>
    <style:style style:name="TableCell30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0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001" style:family="table-row">
      <style:table-row-properties/>
    </style:style>
    <style:style style:name="TableCell30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0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002" style:family="table-row">
      <style:table-row-properties/>
    </style:style>
    <style:style style:name="TableCell30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0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003" style:family="table-row">
      <style:table-row-properties/>
    </style:style>
    <style:style style:name="TableCell30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0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100" style:family="table-column">
      <style:table-column-properties style:column-width="6.693056in"/>
    </style:style>
    <style:style style:name="Table31" style:family="table">
      <style:table-properties style:width="6.693056in" fo:margin-left="0.000000in" style:writing-mode="lr" table:align="left" style:may-break-between-rows="true"/>
    </style:style>
    <style:style style:name="TableRow3100" style:family="table-row">
      <style:table-row-properties/>
    </style:style>
    <style:style style:name="TableCell3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101" style:family="table-row">
      <style:table-row-properties/>
    </style:style>
    <style:style style:name="TableCell31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200" style:family="table-column">
      <style:table-column-properties style:column-width="0.189583in"/>
    </style:style>
    <style:style style:name="TableColumn3201" style:family="table-column">
      <style:table-column-properties style:column-width="6.503472in"/>
    </style:style>
    <style:style style:name="Table32" style:family="table">
      <style:table-properties style:width="6.693056in" fo:margin-left="0.000000in" style:writing-mode="lr" table:align="left" style:may-break-between-rows="true"/>
    </style:style>
    <style:style style:name="TableRow3200" style:family="table-row">
      <style:table-row-properties/>
    </style:style>
    <style:style style:name="TableCell32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2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201" style:family="table-row">
      <style:table-row-properties/>
    </style:style>
    <style:style style:name="TableCell32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2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202" style:family="table-row">
      <style:table-row-properties/>
    </style:style>
    <style:style style:name="TableCell32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2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203" style:family="table-row">
      <style:table-row-properties/>
    </style:style>
    <style:style style:name="TableCell32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2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300" style:family="table-column">
      <style:table-column-properties style:column-width="6.693056in"/>
    </style:style>
    <style:style style:name="Table33" style:family="table">
      <style:table-properties style:width="6.693056in" fo:margin-left="0.000000in" style:writing-mode="lr" table:align="left" style:may-break-between-rows="true"/>
    </style:style>
    <style:style style:name="TableRow3300" style:family="table-row">
      <style:table-row-properties/>
    </style:style>
    <style:style style:name="TableCell33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301" style:family="table-row">
      <style:table-row-properties/>
    </style:style>
    <style:style style:name="TableCell33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400" style:family="table-column">
      <style:table-column-properties style:column-width="0.189583in"/>
    </style:style>
    <style:style style:name="TableColumn3401" style:family="table-column">
      <style:table-column-properties style:column-width="6.503472in"/>
    </style:style>
    <style:style style:name="Table34" style:family="table">
      <style:table-properties style:width="6.693056in" fo:margin-left="0.000000in" style:writing-mode="lr" table:align="left" style:may-break-between-rows="true"/>
    </style:style>
    <style:style style:name="TableRow3400" style:family="table-row">
      <style:table-row-properties/>
    </style:style>
    <style:style style:name="TableCell34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4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401" style:family="table-row">
      <style:table-row-properties/>
    </style:style>
    <style:style style:name="TableCell34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4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402" style:family="table-row">
      <style:table-row-properties/>
    </style:style>
    <style:style style:name="TableCell34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4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403" style:family="table-row">
      <style:table-row-properties/>
    </style:style>
    <style:style style:name="TableCell34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4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500" style:family="table-column">
      <style:table-column-properties style:column-width="3.346528in"/>
    </style:style>
    <style:style style:name="TableColumn3501" style:family="table-column">
      <style:table-column-properties style:column-width="6.651389in"/>
    </style:style>
    <style:style style:name="Table35" style:family="table">
      <style:table-properties style:width="9.997917in" fo:margin-left="0.000000in" style:writing-mode="lr" table:align="left" style:may-break-between-rows="true"/>
    </style:style>
    <style:style style:name="TableRow3500" style:family="table-row">
      <style:table-row-properties/>
    </style:style>
    <style:style style:name="TableCell35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5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501" style:family="table-row">
      <style:table-row-properties/>
    </style:style>
    <style:style style:name="TableCell35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5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600" style:family="table-column">
      <style:table-column-properties style:column-width="0.177778in"/>
    </style:style>
    <style:style style:name="TableColumn3601" style:family="table-column">
      <style:table-column-properties style:column-width="6.474306in"/>
    </style:style>
    <style:style style:name="Table36" style:family="table">
      <style:table-properties style:width="6.652083in" fo:margin-left="0.000000in" style:writing-mode="lr" table:align="left" style:may-break-between-rows="true"/>
    </style:style>
    <style:style style:name="TableRow3600" style:family="table-row">
      <style:table-row-properties/>
    </style:style>
    <style:style style:name="TableCell36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6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601" style:family="table-row">
      <style:table-row-properties/>
    </style:style>
    <style:style style:name="TableCell36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6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602" style:family="table-row">
      <style:table-row-properties/>
    </style:style>
    <style:style style:name="TableCell36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6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603" style:family="table-row">
      <style:table-row-properties/>
    </style:style>
    <style:style style:name="TableCell36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6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700" style:family="table-column">
      <style:table-column-properties style:column-width="6.693056in"/>
    </style:style>
    <style:style style:name="Table37" style:family="table">
      <style:table-properties style:width="6.693056in" fo:margin-left="0.000000in" style:writing-mode="lr" table:align="left" style:may-break-between-rows="true"/>
    </style:style>
    <style:style style:name="TableRow3700" style:family="table-row">
      <style:table-row-properties/>
    </style:style>
    <style:style style:name="TableCell37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701" style:family="table-row">
      <style:table-row-properties/>
    </style:style>
    <style:style style:name="TableCell37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800" style:family="table-column">
      <style:table-column-properties style:column-width="0.177778in"/>
    </style:style>
    <style:style style:name="TableColumn3801" style:family="table-column">
      <style:table-column-properties style:column-width="6.515278in"/>
    </style:style>
    <style:style style:name="Table38" style:family="table">
      <style:table-properties style:width="6.693056in" fo:margin-left="0.000000in" style:writing-mode="lr" table:align="left" style:may-break-between-rows="true"/>
    </style:style>
    <style:style style:name="TableRow3800" style:family="table-row">
      <style:table-row-properties/>
    </style:style>
    <style:style style:name="TableCell38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8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801" style:family="table-row">
      <style:table-row-properties/>
    </style:style>
    <style:style style:name="TableCell38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8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802" style:family="table-row">
      <style:table-row-properties/>
    </style:style>
    <style:style style:name="TableCell38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8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803" style:family="table-row">
      <style:table-row-properties/>
    </style:style>
    <style:style style:name="TableCell38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8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3900" style:family="table-column">
      <style:table-column-properties style:column-width="3.346528in"/>
    </style:style>
    <style:style style:name="TableColumn3901" style:family="table-column">
      <style:table-column-properties style:column-width="6.677083in"/>
    </style:style>
    <style:style style:name="Table39" style:family="table">
      <style:table-properties style:width="10.023611in" fo:margin-left="0.000000in" style:writing-mode="lr" table:align="left" style:may-break-between-rows="true"/>
    </style:style>
    <style:style style:name="TableRow3900" style:family="table-row">
      <style:table-row-properties/>
    </style:style>
    <style:style style:name="TableCell39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9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3901" style:family="table-row">
      <style:table-row-properties/>
    </style:style>
    <style:style style:name="TableCell39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39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000" style:family="table-column">
      <style:table-column-properties style:column-width="0.187500in"/>
    </style:style>
    <style:style style:name="TableColumn4001" style:family="table-column">
      <style:table-column-properties style:column-width="6.490278in"/>
    </style:style>
    <style:style style:name="Table40" style:family="table">
      <style:table-properties style:width="6.677778in" fo:margin-left="0.000000in" style:writing-mode="lr" table:align="left" style:may-break-between-rows="true"/>
    </style:style>
    <style:style style:name="TableRow4000" style:family="table-row">
      <style:table-row-properties/>
    </style:style>
    <style:style style:name="TableCell40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0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001" style:family="table-row">
      <style:table-row-properties/>
    </style:style>
    <style:style style:name="TableCell40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0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002" style:family="table-row">
      <style:table-row-properties/>
    </style:style>
    <style:style style:name="TableCell40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0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003" style:family="table-row">
      <style:table-row-properties/>
    </style:style>
    <style:style style:name="TableCell40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0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004" style:family="table-row">
      <style:table-row-properties/>
    </style:style>
    <style:style style:name="TableCell40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0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100" style:family="table-column">
      <style:table-column-properties style:column-width="3.346528in"/>
    </style:style>
    <style:style style:name="TableColumn4101" style:family="table-column">
      <style:table-column-properties style:column-width="6.677083in"/>
    </style:style>
    <style:style style:name="Table41" style:family="table">
      <style:table-properties style:width="10.023611in" fo:margin-left="0.000000in" style:writing-mode="lr" table:align="left" style:may-break-between-rows="true"/>
    </style:style>
    <style:style style:name="TableRow4100" style:family="table-row">
      <style:table-row-properties/>
    </style:style>
    <style:style style:name="TableCell4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1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101" style:family="table-row">
      <style:table-row-properties/>
    </style:style>
    <style:style style:name="TableCell41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1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200" style:family="table-column">
      <style:table-column-properties style:column-width="0.180556in"/>
    </style:style>
    <style:style style:name="TableColumn4201" style:family="table-column">
      <style:table-column-properties style:column-width="6.497222in"/>
    </style:style>
    <style:style style:name="Table42" style:family="table">
      <style:table-properties style:width="6.677778in" fo:margin-left="0.000000in" style:writing-mode="lr" table:align="left" style:may-break-between-rows="true"/>
    </style:style>
    <style:style style:name="TableRow4200" style:family="table-row">
      <style:table-row-properties/>
    </style:style>
    <style:style style:name="TableCell42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2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201" style:family="table-row">
      <style:table-row-properties/>
    </style:style>
    <style:style style:name="TableCell42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2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202" style:family="table-row">
      <style:table-row-properties/>
    </style:style>
    <style:style style:name="TableCell42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2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203" style:family="table-row">
      <style:table-row-properties/>
    </style:style>
    <style:style style:name="TableCell42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2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300" style:family="table-column">
      <style:table-column-properties style:column-width="6.693056in"/>
    </style:style>
    <style:style style:name="Table43" style:family="table">
      <style:table-properties style:width="6.693056in" fo:margin-left="0.000000in" style:writing-mode="lr" table:align="left" style:may-break-between-rows="true"/>
    </style:style>
    <style:style style:name="TableRow4300" style:family="table-row">
      <style:table-row-properties/>
    </style:style>
    <style:style style:name="TableCell43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301" style:family="table-row">
      <style:table-row-properties/>
    </style:style>
    <style:style style:name="TableCell43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400" style:family="table-column">
      <style:table-column-properties style:column-width="0.205556in"/>
    </style:style>
    <style:style style:name="TableColumn4401" style:family="table-column">
      <style:table-column-properties style:column-width="6.487500in"/>
    </style:style>
    <style:style style:name="Table44" style:family="table">
      <style:table-properties style:width="6.693056in" fo:margin-left="0.000000in" style:writing-mode="lr" table:align="left" style:may-break-between-rows="true"/>
    </style:style>
    <style:style style:name="TableRow4400" style:family="table-row">
      <style:table-row-properties/>
    </style:style>
    <style:style style:name="TableCell44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4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401" style:family="table-row">
      <style:table-row-properties/>
    </style:style>
    <style:style style:name="TableCell44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4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402" style:family="table-row">
      <style:table-row-properties/>
    </style:style>
    <style:style style:name="TableCell44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4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403" style:family="table-row">
      <style:table-row-properties/>
    </style:style>
    <style:style style:name="TableCell44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4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500" style:family="table-column">
      <style:table-column-properties style:column-width="3.346528in"/>
    </style:style>
    <style:style style:name="TableColumn4501" style:family="table-column">
      <style:table-column-properties style:column-width="6.677083in"/>
    </style:style>
    <style:style style:name="Table45" style:family="table">
      <style:table-properties style:width="10.023611in" fo:margin-left="0.000000in" style:writing-mode="lr" table:align="left" style:may-break-between-rows="true"/>
    </style:style>
    <style:style style:name="TableRow4500" style:family="table-row">
      <style:table-row-properties/>
    </style:style>
    <style:style style:name="TableCell45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5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600" style:family="table-column">
      <style:table-column-properties style:column-width="0.177778in"/>
    </style:style>
    <style:style style:name="TableColumn4601" style:family="table-column">
      <style:table-column-properties style:column-width="6.500000in"/>
    </style:style>
    <style:style style:name="Table46" style:family="table">
      <style:table-properties style:width="6.677778in" fo:margin-left="0.000000in" style:writing-mode="lr" table:align="left" style:may-break-between-rows="true"/>
    </style:style>
    <style:style style:name="TableRow4600" style:family="table-row">
      <style:table-row-properties/>
    </style:style>
    <style:style style:name="TableCell46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6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601" style:family="table-row">
      <style:table-row-properties/>
    </style:style>
    <style:style style:name="TableCell46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6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602" style:family="table-row">
      <style:table-row-properties/>
    </style:style>
    <style:style style:name="TableCell46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6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603" style:family="table-row">
      <style:table-row-properties/>
    </style:style>
    <style:style style:name="TableCell46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6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700" style:family="table-column">
      <style:table-column-properties style:column-width="3.346528in"/>
    </style:style>
    <style:style style:name="TableColumn4701" style:family="table-column">
      <style:table-column-properties style:column-width="6.677083in"/>
    </style:style>
    <style:style style:name="Table47" style:family="table">
      <style:table-properties style:width="10.023611in" fo:margin-left="0.000000in" style:writing-mode="lr" table:align="left" style:may-break-between-rows="true"/>
    </style:style>
    <style:style style:name="TableRow4700" style:family="table-row">
      <style:table-row-properties/>
    </style:style>
    <style:style style:name="TableCell47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7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701" style:family="table-row">
      <style:table-row-properties/>
    </style:style>
    <style:style style:name="TableCell47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7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800" style:family="table-column">
      <style:table-column-properties style:column-width="0.179861in"/>
    </style:style>
    <style:style style:name="TableColumn4801" style:family="table-column">
      <style:table-column-properties style:column-width="6.497917in"/>
    </style:style>
    <style:style style:name="Table48" style:family="table">
      <style:table-properties style:width="6.677778in" fo:margin-left="0.000000in" style:writing-mode="lr" table:align="left" style:may-break-between-rows="true"/>
    </style:style>
    <style:style style:name="TableRow4800" style:family="table-row">
      <style:table-row-properties/>
    </style:style>
    <style:style style:name="TableCell48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8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801" style:family="table-row">
      <style:table-row-properties/>
    </style:style>
    <style:style style:name="TableCell48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8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802" style:family="table-row">
      <style:table-row-properties/>
    </style:style>
    <style:style style:name="TableCell48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8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803" style:family="table-row">
      <style:table-row-properties/>
    </style:style>
    <style:style style:name="TableCell48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48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4900" style:family="table-column">
      <style:table-column-properties style:column-width="6.693056in"/>
    </style:style>
    <style:style style:name="Table49" style:family="table">
      <style:table-properties style:width="6.693056in" fo:margin-left="0.000000in" style:writing-mode="lr" table:align="left" style:may-break-between-rows="true"/>
    </style:style>
    <style:style style:name="TableRow4900" style:family="table-row">
      <style:table-row-properties/>
    </style:style>
    <style:style style:name="TableCell49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4901" style:family="table-row">
      <style:table-row-properties/>
    </style:style>
    <style:style style:name="TableCell49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5000" style:family="table-column">
      <style:table-column-properties style:column-width="0.191667in"/>
    </style:style>
    <style:style style:name="TableColumn5001" style:family="table-column">
      <style:table-column-properties style:column-width="6.501389in"/>
    </style:style>
    <style:style style:name="Table50" style:family="table">
      <style:table-properties style:width="6.693056in" fo:margin-left="0.000000in" style:writing-mode="lr" table:align="left" style:may-break-between-rows="true"/>
    </style:style>
    <style:style style:name="TableRow5000" style:family="table-row">
      <style:table-row-properties/>
    </style:style>
    <style:style style:name="TableCell50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0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5001" style:family="table-row">
      <style:table-row-properties/>
    </style:style>
    <style:style style:name="TableCell50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0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5002" style:family="table-row">
      <style:table-row-properties/>
    </style:style>
    <style:style style:name="TableCell50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0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5003" style:family="table-row">
      <style:table-row-properties/>
    </style:style>
    <style:style style:name="TableCell50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0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5100" style:family="table-column">
      <style:table-column-properties style:column-width="3.346528in"/>
    </style:style>
    <style:style style:name="TableColumn5101" style:family="table-column">
      <style:table-column-properties style:column-width="6.677083in"/>
    </style:style>
    <style:style style:name="Table51" style:family="table">
      <style:table-properties style:width="10.023611in" fo:margin-left="0.000000in" style:writing-mode="lr" table:align="left" style:may-break-between-rows="true"/>
    </style:style>
    <style:style style:name="TableRow5100" style:family="table-row">
      <style:table-row-properties/>
    </style:style>
    <style:style style:name="TableCell5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1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5101" style:family="table-row">
      <style:table-row-properties/>
    </style:style>
    <style:style style:name="TableCell51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1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5200" style:family="table-column">
      <style:table-column-properties style:column-width="0.185417in"/>
    </style:style>
    <style:style style:name="TableColumn5201" style:family="table-column">
      <style:table-column-properties style:column-width="6.492361in"/>
    </style:style>
    <style:style style:name="Table52" style:family="table">
      <style:table-properties style:width="6.677778in" fo:margin-left="0.000000in" style:writing-mode="lr" table:align="left" style:may-break-between-rows="true"/>
    </style:style>
    <style:style style:name="TableRow5200" style:family="table-row">
      <style:table-row-properties/>
    </style:style>
    <style:style style:name="TableCell52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2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5201" style:family="table-row">
      <style:table-row-properties/>
    </style:style>
    <style:style style:name="TableCell52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2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5202" style:family="table-row">
      <style:table-row-properties/>
    </style:style>
    <style:style style:name="TableCell52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2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5203" style:family="table-row">
      <style:table-row-properties/>
    </style:style>
    <style:style style:name="TableCell52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2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5204" style:family="table-row">
      <style:table-row-properties/>
    </style:style>
    <style:style style:name="TableCell52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2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5300" style:family="table-column">
      <style:table-column-properties style:column-width="1.347917in"/>
    </style:style>
    <style:style style:name="TableColumn5301" style:family="table-column">
      <style:table-column-properties style:column-width="0.320833in"/>
    </style:style>
    <style:style style:name="TableColumn5302" style:family="table-column">
      <style:table-column-properties style:column-width="0.320833in"/>
    </style:style>
    <style:style style:name="TableColumn5303" style:family="table-column">
      <style:table-column-properties style:column-width="0.180556in"/>
    </style:style>
    <style:style style:name="TableColumn5304" style:family="table-column">
      <style:table-column-properties style:column-width="0.320833in"/>
    </style:style>
    <style:style style:name="TableColumn5305" style:family="table-column">
      <style:table-column-properties style:column-width="0.320833in"/>
    </style:style>
    <style:style style:name="Table53" style:family="table">
      <style:table-properties style:width="2.811806in" fo:margin-left="0.000000in" style:writing-mode="lr" table:align="left" style:may-break-between-rows="true"/>
    </style:style>
    <style:style style:name="TableRow5300" style:family="table-row">
      <style:table-row-properties/>
    </style:style>
    <style:style style:name="TableCell53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0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0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0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0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5301" style:family="table-row">
      <style:table-row-properties/>
    </style:style>
    <style:style style:name="TableCell53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1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1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1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301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5400" style:family="table-column">
      <style:table-column-properties style:column-width="0.181250in"/>
    </style:style>
    <style:style style:name="TableColumn5401" style:family="table-column">
      <style:table-column-properties style:column-width="0.150000in"/>
    </style:style>
    <style:style style:name="TableColumn5402" style:family="table-column">
      <style:table-column-properties style:column-width="0.150000in"/>
    </style:style>
    <style:style style:name="TableColumn5403" style:family="table-column">
      <style:table-column-properties style:column-width="0.150000in"/>
    </style:style>
    <style:style style:name="TableColumn5404" style:family="table-column">
      <style:table-column-properties style:column-width="0.150000in"/>
    </style:style>
    <style:style style:name="TableColumn5405" style:family="table-column">
      <style:table-column-properties style:column-width="0.150000in"/>
    </style:style>
    <style:style style:name="Table54" style:family="table">
      <style:table-properties style:width="0.931250in" fo:margin-left="0.000000in" style:writing-mode="lr" table:align="left" style:may-break-between-rows="true"/>
    </style:style>
    <style:style style:name="TableRow5400" style:family="table-row">
      <style:table-row-properties/>
    </style:style>
    <style:style style:name="TableCell54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401" style:family="table-row">
      <style:table-row-properties/>
    </style:style>
    <style:style style:name="TableCell54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402" style:family="table-row">
      <style:table-row-properties/>
    </style:style>
    <style:style style:name="TableCell54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2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2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403" style:family="table-row">
      <style:table-row-properties/>
    </style:style>
    <style:style style:name="TableCell54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3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3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3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404" style:family="table-row">
      <style:table-row-properties/>
    </style:style>
    <style:style style:name="TableCell54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4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4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4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405" style:family="table-row">
      <style:table-row-properties/>
    </style:style>
    <style:style style:name="TableCell5405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5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5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5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5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406" style:family="table-row">
      <style:table-row-properties/>
    </style:style>
    <style:style style:name="TableCell5406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6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6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6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6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407" style:family="table-row">
      <style:table-row-properties/>
    </style:style>
    <style:style style:name="TableCell5407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7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7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407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7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407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5500" style:family="table-column">
      <style:table-column-properties style:column-width="0.181250in"/>
    </style:style>
    <style:style style:name="TableColumn5501" style:family="table-column">
      <style:table-column-properties style:column-width="0.150000in"/>
    </style:style>
    <style:style style:name="TableColumn5502" style:family="table-column">
      <style:table-column-properties style:column-width="0.150000in"/>
    </style:style>
    <style:style style:name="TableColumn5503" style:family="table-column">
      <style:table-column-properties style:column-width="0.150000in"/>
    </style:style>
    <style:style style:name="TableColumn5504" style:family="table-column">
      <style:table-column-properties style:column-width="0.150000in"/>
    </style:style>
    <style:style style:name="TableColumn5505" style:family="table-column">
      <style:table-column-properties style:column-width="0.150000in"/>
    </style:style>
    <style:style style:name="TableColumn5506" style:family="table-column">
      <style:table-column-properties style:column-width="0.150000in"/>
    </style:style>
    <style:style style:name="TableColumn5507" style:family="table-column">
      <style:table-column-properties style:column-width="0.150000in"/>
    </style:style>
    <style:style style:name="TableColumn5508" style:family="table-column">
      <style:table-column-properties style:column-width="0.150000in"/>
    </style:style>
    <style:style style:name="TableColumn5509" style:family="table-column">
      <style:table-column-properties style:column-width="0.150000in"/>
    </style:style>
    <style:style style:name="TableColumn5510" style:family="table-column">
      <style:table-column-properties style:column-width="0.150000in"/>
    </style:style>
    <style:style style:name="TableColumn5511" style:family="table-column">
      <style:table-column-properties style:column-width="0.150000in"/>
    </style:style>
    <style:style style:name="TableColumn5512" style:family="table-column">
      <style:table-column-properties style:column-width="0.150000in"/>
    </style:style>
    <style:style style:name="TableColumn5513" style:family="table-column">
      <style:table-column-properties style:column-width="0.150000in"/>
    </style:style>
    <style:style style:name="TableColumn5514" style:family="table-column">
      <style:table-column-properties style:column-width="0.150000in"/>
    </style:style>
    <style:style style:name="TableColumn5515" style:family="table-column">
      <style:table-column-properties style:column-width="0.150000in"/>
    </style:style>
    <style:style style:name="TableColumn5516" style:family="table-column">
      <style:table-column-properties style:column-width="0.150000in"/>
    </style:style>
    <style:style style:name="TableColumn5517" style:family="table-column">
      <style:table-column-properties style:column-width="0.150000in"/>
    </style:style>
    <style:style style:name="TableColumn5518" style:family="table-column">
      <style:table-column-properties style:column-width="0.150000in"/>
    </style:style>
    <style:style style:name="TableColumn5519" style:family="table-column">
      <style:table-column-properties style:column-width="0.150000in"/>
    </style:style>
    <style:style style:name="Table55" style:family="table">
      <style:table-properties style:width="3.031250in" fo:margin-left="0.000000in" style:writing-mode="lr" table:align="left" style:may-break-between-rows="true"/>
    </style:style>
    <style:style style:name="TableRow5500" style:family="table-row">
      <style:table-row-properties/>
    </style:style>
    <style:style style:name="TableCell55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0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0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007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08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009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10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01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1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01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1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01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1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017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018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501" style:family="table-row">
      <style:table-row-properties/>
    </style:style>
    <style:style style:name="TableCell55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1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1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107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08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109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10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11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1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11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1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11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1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117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118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502" style:family="table-row">
      <style:table-row-properties/>
    </style:style>
    <style:style style:name="TableCell55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2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2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20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07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208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09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21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1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21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1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21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1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21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17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218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219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503" style:family="table-row">
      <style:table-row-properties/>
    </style:style>
    <style:style style:name="TableCell55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3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3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30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07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308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09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31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1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31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1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31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1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31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17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318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319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504" style:family="table-row">
      <style:table-row-properties/>
    </style:style>
    <style:style style:name="TableCell55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4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4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407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08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409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10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41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1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41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1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41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1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417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418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505" style:family="table-row">
      <style:table-row-properties/>
    </style:style>
    <style:style style:name="TableCell5505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5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5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507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08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509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10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51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1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51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1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51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1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517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518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506" style:family="table-row">
      <style:table-row-properties/>
    </style:style>
    <style:style style:name="TableCell5506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6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6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60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07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608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09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61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1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61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1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61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1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61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17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618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619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507" style:family="table-row">
      <style:table-row-properties/>
    </style:style>
    <style:style style:name="TableCell5507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7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7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70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07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708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09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71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1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71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1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71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1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71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17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50718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50719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5600" style:family="table-column">
      <style:table-column-properties style:column-width="0.181250in"/>
    </style:style>
    <style:style style:name="TableColumn5601" style:family="table-column">
      <style:table-column-properties style:column-width="0.154861in"/>
    </style:style>
    <style:style style:name="TableColumn5602" style:family="table-column">
      <style:table-column-properties style:column-width="0.181250in"/>
    </style:style>
    <style:style style:name="TableColumn5603" style:family="table-column">
      <style:table-column-properties style:column-width="0.150000in"/>
    </style:style>
    <style:style style:name="TableColumn5604" style:family="table-column">
      <style:table-column-properties style:column-width="0.150000in"/>
    </style:style>
    <style:style style:name="Table56" style:family="table">
      <style:table-properties style:width="0.817361in" fo:margin-left="0.000000in" style:writing-mode="lr" table:align="left" style:may-break-between-rows="true"/>
    </style:style>
    <style:style style:name="TableRow5600" style:family="table-row">
      <style:table-row-properties/>
    </style:style>
    <style:style style:name="TableCell56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601" style:family="table-row">
      <style:table-row-properties/>
    </style:style>
    <style:style style:name="TableCell56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602" style:family="table-row">
      <style:table-row-properties/>
    </style:style>
    <style:style style:name="TableCell56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2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602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603" style:family="table-row">
      <style:table-row-properties/>
    </style:style>
    <style:style style:name="TableCell56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3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603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3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604" style:family="table-row">
      <style:table-row-properties/>
    </style:style>
    <style:style style:name="TableCell56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4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605" style:family="table-row">
      <style:table-row-properties/>
    </style:style>
    <style:style style:name="TableCell5605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5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5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606" style:family="table-row">
      <style:table-row-properties/>
    </style:style>
    <style:style style:name="TableCell5606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6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606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606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5607" style:family="table-row">
      <style:table-row-properties/>
    </style:style>
    <style:style style:name="TableCell5607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7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607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5607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5607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5700" style:family="table-column">
      <style:table-column-properties style:column-width="0.966667in"/>
    </style:style>
    <style:style style:name="TableColumn5701" style:family="table-column">
      <style:table-column-properties style:column-width="0.966667in"/>
    </style:style>
    <style:style style:name="Table57" style:family="table">
      <style:table-properties style:width="1.933333in" fo:margin-left="0.000000in" style:writing-mode="lr" table:align="left" style:may-break-between-rows="true"/>
    </style:style>
    <style:style style:name="TableRow5700" style:family="table-row">
      <style:table-row-properties/>
    </style:style>
    <style:style style:name="TableCell57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57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5701" style:family="table-row">
      <style:table-row-properties/>
    </style:style>
    <style:style style:name="TableCell57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57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olumn5800" style:family="table-column">
      <style:table-column-properties style:column-width="0.927778in"/>
    </style:style>
    <style:style style:name="TableColumn5801" style:family="table-column">
      <style:table-column-properties style:column-width="0.927778in"/>
    </style:style>
    <style:style style:name="Table58" style:family="table">
      <style:table-properties style:width="1.855556in" fo:margin-left="0.000000in" style:writing-mode="lr" table:align="left" style:may-break-between-rows="true"/>
    </style:style>
    <style:style style:name="TableRow5800" style:family="table-row">
      <style:table-row-properties/>
    </style:style>
    <style:style style:name="TableCell58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58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5801" style:family="table-row">
      <style:table-row-properties/>
    </style:style>
    <style:style style:name="TableCell58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58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olumn5900" style:family="table-column">
      <style:table-column-properties style:column-width="1.106250in"/>
    </style:style>
    <style:style style:name="TableColumn5901" style:family="table-column">
      <style:table-column-properties style:column-width="1.106250in"/>
    </style:style>
    <style:style style:name="Table59" style:family="table">
      <style:table-properties style:width="2.212500in" fo:margin-left="0.000000in" style:writing-mode="lr" table:align="left" style:may-break-between-rows="true"/>
    </style:style>
    <style:style style:name="TableRow5900" style:family="table-row">
      <style:table-row-properties/>
    </style:style>
    <style:style style:name="TableCell59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59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5901" style:family="table-row">
      <style:table-row-properties/>
    </style:style>
    <style:style style:name="TableCell59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59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olumn6000" style:family="table-column">
      <style:table-column-properties style:column-width="1.720139in"/>
    </style:style>
    <style:style style:name="TableColumn6001" style:family="table-column">
      <style:table-column-properties style:column-width="1.720139in"/>
    </style:style>
    <style:style style:name="Table60" style:family="table">
      <style:table-properties style:width="3.440278in" fo:margin-left="0.000000in" style:writing-mode="lr" table:align="left" style:may-break-between-rows="true"/>
    </style:style>
    <style:style style:name="TableRow6000" style:family="table-row">
      <style:table-row-properties/>
    </style:style>
    <style:style style:name="TableCell60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0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6001" style:family="table-row">
      <style:table-row-properties/>
    </style:style>
    <style:style style:name="TableCell60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0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olumn6100" style:family="table-column">
      <style:table-column-properties style:column-width="0.532639in"/>
    </style:style>
    <style:style style:name="TableColumn6101" style:family="table-column">
      <style:table-column-properties style:column-width="0.532639in"/>
    </style:style>
    <style:style style:name="Table61" style:family="table">
      <style:table-properties style:width="1.065278in" fo:margin-left="0.000000in" style:writing-mode="lr" table:align="left" style:may-break-between-rows="true"/>
    </style:style>
    <style:style style:name="TableRow6100" style:family="table-row">
      <style:table-row-properties/>
    </style:style>
    <style:style style:name="TableCell6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1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6101" style:family="table-row">
      <style:table-row-properties/>
    </style:style>
    <style:style style:name="TableCell6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1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olumn6200" style:family="table-column">
      <style:table-column-properties style:column-width="1.736806in"/>
    </style:style>
    <style:style style:name="TableColumn6201" style:family="table-column">
      <style:table-column-properties style:column-width="1.736806in"/>
    </style:style>
    <style:style style:name="Table62" style:family="table">
      <style:table-properties style:width="3.473611in" fo:margin-left="0.000000in" style:writing-mode="lr" table:align="left" style:may-break-between-rows="true"/>
    </style:style>
    <style:style style:name="TableRow6200" style:family="table-row">
      <style:table-row-properties/>
    </style:style>
    <style:style style:name="TableCell62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2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6201" style:family="table-row">
      <style:table-row-properties/>
    </style:style>
    <style:style style:name="TableCell62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2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olumn6300" style:family="table-column">
      <style:table-column-properties style:column-width="0.702083in"/>
    </style:style>
    <style:style style:name="TableColumn6301" style:family="table-column">
      <style:table-column-properties style:column-width="0.702083in"/>
    </style:style>
    <style:style style:name="Table63" style:family="table">
      <style:table-properties style:width="1.404167in" fo:margin-left="0.000000in" style:writing-mode="lr" table:align="left" style:may-break-between-rows="true"/>
    </style:style>
    <style:style style:name="TableRow6300" style:family="table-row">
      <style:table-row-properties/>
    </style:style>
    <style:style style:name="TableCell63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3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6301" style:family="table-row">
      <style:table-row-properties/>
    </style:style>
    <style:style style:name="TableCell63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3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olumn6400" style:family="table-column">
      <style:table-column-properties style:column-width="0.616667in"/>
    </style:style>
    <style:style style:name="TableColumn6401" style:family="table-column">
      <style:table-column-properties style:column-width="0.616667in"/>
    </style:style>
    <style:style style:name="Table64" style:family="table">
      <style:table-properties style:width="1.233333in" fo:margin-left="0.000000in" style:writing-mode="lr" table:align="left" style:may-break-between-rows="true"/>
    </style:style>
    <style:style style:name="TableRow6400" style:family="table-row">
      <style:table-row-properties/>
    </style:style>
    <style:style style:name="TableCell64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4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6401" style:family="table-row">
      <style:table-row-properties/>
    </style:style>
    <style:style style:name="TableCell64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64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</office:automatic-styles>
  <office:body>
    <office:text>
      <text:p text:style-name="P1"><text:span text:style-name="T1"><text:s text:c="45"/></text:span><text:span text:style-name="T2">Final Mock Test</text:span><text:span text:style-name="T3"/></text:p>
      <text:p text:style-name="P1"><text:span text:style-name="T3">1. 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5">The H.C.F. of two numbers is 23 and the other two factors of their L.C.M. are 13 and 14. The larger of the two numbers is: </text:span></text:p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5"><text:a xlink:href="javascript: void 0;"><text:span text:style-name="T8">A.</text:span></text:a><text:span text:style-name="T9"/></text:p>
                </table:table-cell>
                <table:table-cell table:style-name="TableCell020001">
                  <text:p text:style-name="P5"><text:span text:style-name="T10">276</text:span><text:span text:style-name="T11"/></text:p>
                </table:table-cell>
              </table:table-row>
              <table:table-row table:style-name="TableRow0201">
                <table:table-cell table:style-name="TableCell020100">
                  <text:p text:style-name="P8"><text:a xlink:href="javascript: void 0;"><text:span text:style-name="T13">B.</text:span></text:a><text:span text:style-name="T14"/></text:p>
                </table:table-cell>
                <table:table-cell table:style-name="TableCell020101">
                  <text:p text:style-name="P8"><text:span text:style-name="T15">299</text:span><text:span text:style-name="T16"/></text:p>
                </table:table-cell>
              </table:table-row>
              <table:table-row table:style-name="TableRow0202">
                <table:table-cell table:style-name="TableCell020200">
                  <text:p text:style-name="P10"><text:a xlink:href="javascript: void 0;"><text:span text:style-name="T18">C.</text:span></text:a><text:span text:style-name="T19"/></text:p>
                </table:table-cell>
                <table:table-cell table:style-name="TableCell020201">
                  <text:p text:style-name="P10"><text:span text:style-name="T20">322</text:span><text:span text:style-name="T21"/></text:p>
                </table:table-cell>
              </table:table-row>
              <table:table-row table:style-name="TableRow0203">
                <table:table-cell table:style-name="TableCell020300">
                  <text:p text:style-name="P12"><text:a xlink:href="javascript: void 0;"><text:span text:style-name="T23">D.</text:span></text:a><text:span text:style-name="T24"/></text:p>
                </table:table-cell>
                <table:table-cell table:style-name="TableCell020301">
                  <text:p text:style-name="P12"><text:span text:style-name="T25">345</text:span><text:span text:style-name="T26"/></text:p>
                </table:table-cell>
              </table:table-row>
            </table:table>
            <text:p text:style-name="P14"><text:span text:style-name="T26"/></text:p>
          </table:table-cell>
        </table:table-row>
      </table:table>
      <text:p text:style-name="P16"><text:span text:style-name="T26"/></text:p>
      <text:p text:style-name="P16"><text:span text:style-name="T27">2. 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rows-spanned="2">
            <text:p text:style-name="P18"><text:span text:style-name="T28"/></text:p>
          </table:table-cell>
          <table:table-cell table:style-name="TableCell030001">
            <text:p text:style-name="P18"><text:span text:style-name="T29">Six bells commence tolling together and toll at intervals of 2, 4, 6, 8 10 and 12 seconds respectively. In 30 minutes, how many times do they toll together ? </text:span></text:p>
            <table:table table:style-name="Table04">
              <table:table-column table:style-name="TableColumn0400"/>
              <table:table-column table:style-name="TableColumn0401"/>
              <table:table-row table:style-name="TableRow0400">
                <table:table-cell table:style-name="TableCell040000">
                  <text:p text:style-name="P20"><text:a xlink:href="javascript: void 0;"><text:span text:style-name="T32">A.</text:span></text:a><text:span text:style-name="T33"/></text:p>
                </table:table-cell>
                <table:table-cell table:style-name="TableCell040001">
                  <text:p text:style-name="P20"><text:span text:style-name="T34">4</text:span><text:span text:style-name="T35"/></text:p>
                </table:table-cell>
              </table:table-row>
              <table:table-row table:style-name="TableRow0401">
                <table:table-cell table:style-name="TableCell040100">
                  <text:p text:style-name="P23"><text:a xlink:href="javascript: void 0;"><text:span text:style-name="T37">B.</text:span></text:a><text:span text:style-name="T38"/></text:p>
                </table:table-cell>
                <table:table-cell table:style-name="TableCell040101">
                  <text:p text:style-name="P23"><text:span text:style-name="T39">10</text:span><text:span text:style-name="T40"/></text:p>
                </table:table-cell>
              </table:table-row>
              <table:table-row table:style-name="TableRow0402">
                <table:table-cell table:style-name="TableCell040200">
                  <text:p text:style-name="P25"><text:a xlink:href="javascript: void 0;"><text:span text:style-name="T42">C.</text:span></text:a><text:span text:style-name="T43"/></text:p>
                </table:table-cell>
                <table:table-cell table:style-name="TableCell040201">
                  <text:p text:style-name="P25"><text:span text:style-name="T44">15</text:span><text:span text:style-name="T45"/></text:p>
                </table:table-cell>
              </table:table-row>
              <table:table-row table:style-name="TableRow0403">
                <table:table-cell table:style-name="TableCell040300">
                  <text:p text:style-name="P27"><text:a xlink:href="javascript: void 0;"><text:span text:style-name="T47">D.</text:span></text:a><text:span text:style-name="T48"/></text:p>
                </table:table-cell>
                <table:table-cell table:style-name="TableCell040301">
                  <text:p text:style-name="P27"><text:span text:style-name="T49">16</text:span><text:span text:style-name="T50"/></text:p>
                </table:table-cell>
              </table:table-row>
            </table:table>
            <text:p text:style-name="P29"><text:span text:style-name="T50"/></text:p>
          </table:table-cell>
        </table:table-row>
        <table:table-row table:style-name="TableRow0301">
          <table:covered-table-cell>
            <text:p text:style-name="P32"><text:span text:style-name="T50"><text:s/></text:span></text:p>
          </table:covered-table-cell>
          <table:table-cell table:style-name="TableCell030101">
            <text:p text:style-name="P33"><text:span text:style-name="T50"/></text:p>
          </table:table-cell>
        </table:table-row>
      </table:table>
      <text:p text:style-name="P35"><text:span text:style-name="T51">3. 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37"><text:span text:style-name="T53">The product of two numbers is 4107. If the H.C.F. of these numbers is 37, then the greater number is: </text:span></text:p>
            <table:table table:style-name="Table06">
              <table:table-column table:style-name="TableColumn0600"/>
              <table:table-column table:style-name="TableColumn0601"/>
              <table:table-row table:style-name="TableRow0600">
                <table:table-cell table:style-name="TableCell060000">
                  <text:p text:style-name="P39"><text:a xlink:href="javascript: void 0;"><text:span text:style-name="T56">A.</text:span></text:a><text:span text:style-name="T57"/></text:p>
                </table:table-cell>
                <table:table-cell table:style-name="TableCell060001">
                  <text:p text:style-name="P39"><text:span text:style-name="T58">101</text:span><text:span text:style-name="T59"/></text:p>
                </table:table-cell>
              </table:table-row>
              <table:table-row table:style-name="TableRow0601">
                <table:table-cell table:style-name="TableCell060100">
                  <text:p text:style-name="P42"><text:a xlink:href="javascript: void 0;"><text:span text:style-name="T61">B.</text:span></text:a><text:span text:style-name="T62"/></text:p>
                </table:table-cell>
                <table:table-cell table:style-name="TableCell060101">
                  <text:p text:style-name="P42"><text:span text:style-name="T63">107</text:span><text:span text:style-name="T64"/></text:p>
                </table:table-cell>
              </table:table-row>
              <table:table-row table:style-name="TableRow0602">
                <table:table-cell table:style-name="TableCell060200">
                  <text:p text:style-name="P44"><text:a xlink:href="javascript: void 0;"><text:span text:style-name="T66">C.</text:span></text:a><text:span text:style-name="T67"/></text:p>
                </table:table-cell>
                <table:table-cell table:style-name="TableCell060201">
                  <text:p text:style-name="P44"><text:span text:style-name="T68">111</text:span><text:span text:style-name="T69"/></text:p>
                </table:table-cell>
              </table:table-row>
              <table:table-row table:style-name="TableRow0603">
                <table:table-cell table:style-name="TableCell060300">
                  <text:p text:style-name="P46"><text:a xlink:href="javascript: void 0;"><text:span text:style-name="T71">D.</text:span></text:a><text:span text:style-name="T72"/></text:p>
                </table:table-cell>
                <table:table-cell table:style-name="TableCell060301">
                  <text:p text:style-name="P46"><text:span text:style-name="T73">185</text:span><text:span text:style-name="T74"/></text:p>
                </table:table-cell>
              </table:table-row>
            </table:table>
            <text:p text:style-name="P48"><text:span text:style-name="T74"/></text:p>
          </table:table-cell>
        </table:table-row>
        <table:table-row table:style-name="TableRow0501">
          <table:table-cell table:style-name="TableCell050100">
            <text:p text:style-name="P51"><text:span text:style-name="T74"/></text:p>
          </table:table-cell>
        </table:table-row>
      </table:table>
      <text:p text:style-name="P53"><text:span text:style-name="T75">4. </text:span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 table:number-rows-spanned="2">
            <text:p text:style-name="P55"><text:span text:style-name="T76"/></text:p>
          </table:table-cell>
          <table:table-cell table:style-name="TableCell070001">
            <text:p text:style-name="P55"><text:span text:style-name="T77">The G.C.D. of 1.08, 0.36 and 0.9 is: </text:span></text:p>
            <table:table table:style-name="Table08">
              <table:table-column table:style-name="TableColumn0800"/>
              <table:table-column table:style-name="TableColumn0801"/>
              <table:table-row table:style-name="TableRow0800">
                <table:table-cell table:style-name="TableCell080000">
                  <text:p text:style-name="P57"><text:a xlink:href="javascript: void 0;"><text:span text:style-name="T80">A.</text:span></text:a><text:span text:style-name="T81"/></text:p>
                </table:table-cell>
                <table:table-cell table:style-name="TableCell080001">
                  <text:p text:style-name="P57"><text:span text:style-name="T82">0.03</text:span><text:span text:style-name="T83"/></text:p>
                </table:table-cell>
              </table:table-row>
              <table:table-row table:style-name="TableRow0801">
                <table:table-cell table:style-name="TableCell080100">
                  <text:p text:style-name="P60"><text:a xlink:href="javascript: void 0;"><text:span text:style-name="T85">B.</text:span></text:a><text:span text:style-name="T86"/></text:p>
                </table:table-cell>
                <table:table-cell table:style-name="TableCell080101">
                  <text:p text:style-name="P60"><text:span text:style-name="T87">0.9</text:span><text:span text:style-name="T88"/></text:p>
                </table:table-cell>
              </table:table-row>
              <table:table-row table:style-name="TableRow0802">
                <table:table-cell table:style-name="TableCell080200">
                  <text:p text:style-name="P62"><text:a xlink:href="javascript: void 0;"><text:span text:style-name="T90">C.</text:span></text:a><text:span text:style-name="T91"/></text:p>
                </table:table-cell>
                <table:table-cell table:style-name="TableCell080201">
                  <text:p text:style-name="P62"><text:span text:style-name="T92">0.18</text:span><text:span text:style-name="T93"/></text:p>
                </table:table-cell>
              </table:table-row>
              <table:table-row table:style-name="TableRow0803">
                <table:table-cell table:style-name="TableCell080300">
                  <text:p text:style-name="P64"><text:a xlink:href="javascript: void 0;"><text:span text:style-name="T95">D.</text:span></text:a><text:span text:style-name="T96"/></text:p>
                </table:table-cell>
                <table:table-cell table:style-name="TableCell080301">
                  <text:p text:style-name="P64"><text:span text:style-name="T97">0.108</text:span><text:span text:style-name="T98"/></text:p>
                </table:table-cell>
              </table:table-row>
            </table:table>
            <text:p text:style-name="P66"><text:span text:style-name="T98"/></text:p>
          </table:table-cell>
        </table:table-row>
        <table:table-row table:style-name="TableRow0701">
          <table:covered-table-cell>
            <text:p text:style-name="P69"><text:span text:style-name="T98"><text:s/></text:span></text:p>
          </table:covered-table-cell>
          <table:table-cell table:style-name="TableCell070101">
            <text:p text:style-name="P70"><text:span text:style-name="T98"/></text:p>
          </table:table-cell>
        </table:table-row>
      </table:table>
      <text:p text:style-name="P72"><text:span text:style-name="T99">5.</text:span></text:p>
      <text:p text:style-name="P72"><text:span text:style-name="T100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 table:number-rows-spanned="2">
            <text:p text:style-name="P74"><text:span text:style-name="T100"/></text:p>
          </table:table-cell>
          <table:table-cell table:style-name="TableCell090001">
            <text:p text:style-name="P74"><text:span text:style-name="T101">The least multiple of 7, which leaves a remainder of 4, when divided by 6, 9, 15 and 18 is: </text:span></text:p>
            <table:table table:style-name="Table10">
              <table:table-column table:style-name="TableColumn1000"/>
              <table:table-column table:style-name="TableColumn1001"/>
              <table:table-row table:style-name="TableRow1000">
                <table:table-cell table:style-name="TableCell100000">
                  <text:p text:style-name="P76"><text:a xlink:href="javascript: void 0;"><text:span text:style-name="T104">A.</text:span></text:a><text:span text:style-name="T105"/></text:p>
                </table:table-cell>
                <table:table-cell table:style-name="TableCell100001">
                  <text:p text:style-name="P76"><text:span text:style-name="T106">74</text:span><text:span text:style-name="T107"/></text:p>
                </table:table-cell>
              </table:table-row>
              <table:table-row table:style-name="TableRow1001">
                <table:table-cell table:style-name="TableCell100100">
                  <text:p text:style-name="P79"><text:a xlink:href="javascript: void 0;"><text:span text:style-name="T109">B.</text:span></text:a><text:span text:style-name="T110"/></text:p>
                </table:table-cell>
                <table:table-cell table:style-name="TableCell100101">
                  <text:p text:style-name="P79"><text:span text:style-name="T111">94</text:span><text:span text:style-name="T112"/></text:p>
                </table:table-cell>
              </table:table-row>
              <table:table-row table:style-name="TableRow1002">
                <table:table-cell table:style-name="TableCell100200">
                  <text:p text:style-name="P81"><text:a xlink:href="javascript: void 0;"><text:span text:style-name="T114">C.</text:span></text:a><text:span text:style-name="T115"/></text:p>
                </table:table-cell>
                <table:table-cell table:style-name="TableCell100201">
                  <text:p text:style-name="P81"><text:span text:style-name="T116">184</text:span><text:span text:style-name="T117"/></text:p>
                </table:table-cell>
              </table:table-row>
              <table:table-row table:style-name="TableRow1003">
                <table:table-cell table:style-name="TableCell100300">
                  <text:p text:style-name="P83"><text:a xlink:href="javascript: void 0;"><text:span text:style-name="T119">D.</text:span></text:a><text:span text:style-name="T120"/></text:p>
                </table:table-cell>
                <table:table-cell table:style-name="TableCell100301">
                  <text:p text:style-name="P83"><text:span text:style-name="T121">364</text:span><text:span text:style-name="T122"/></text:p>
                </table:table-cell>
              </table:table-row>
            </table:table>
            <text:p text:style-name="P85"><text:span text:style-name="T122"/></text:p>
          </table:table-cell>
        </table:table-row>
        <table:table-row table:style-name="TableRow0901">
          <table:covered-table-cell>
            <text:p text:style-name="P88"><text:span text:style-name="T122"><text:s/></text:span></text:p>
          </table:covered-table-cell>
          <table:table-cell table:style-name="TableCell090101">
            <text:p text:style-name="P89"><text:span text:style-name="T123">Answer: Option D</text:span><text:span text:style-name="T124"/></text:p>
          </table:table-cell>
        </table:table-row>
      </table:table>
      <text:p text:style-name="P91"><text:span text:style-name="T125">6.</text:span></text:p>
      <text:p text:style-name="P91"><text:span text:style-name="T126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 table:number-rows-spanned="2">
            <text:p text:style-name="P93"><text:span text:style-name="T126"/></text:p>
          </table:table-cell>
          <table:table-cell table:style-name="TableCell110001">
            <text:p text:style-name="P93"><text:span text:style-name="T127">Find the lowest common multiple of 24, 36 and 40. </text:span></text:p>
            <table:table table:style-name="Table12">
              <table:table-column table:style-name="TableColumn1200"/>
              <table:table-column table:style-name="TableColumn1201"/>
              <table:table-row table:style-name="TableRow1200">
                <table:table-cell table:style-name="TableCell120000">
                  <text:p text:style-name="P95"><text:a xlink:href="javascript: void 0;"><text:span text:style-name="T130">A.</text:span></text:a><text:span text:style-name="T131"/></text:p>
                </table:table-cell>
                <table:table-cell table:style-name="TableCell120001">
                  <text:p text:style-name="P95"><text:span text:style-name="T132">120</text:span><text:span text:style-name="T133"/></text:p>
                </table:table-cell>
              </table:table-row>
              <table:table-row table:style-name="TableRow1201">
                <table:table-cell table:style-name="TableCell120100">
                  <text:p text:style-name="P98"><text:a xlink:href="javascript: void 0;"><text:span text:style-name="T135">B.</text:span></text:a><text:span text:style-name="T136"/></text:p>
                </table:table-cell>
                <table:table-cell table:style-name="TableCell120101">
                  <text:p text:style-name="P98"><text:span text:style-name="T137">240</text:span><text:span text:style-name="T138"/></text:p>
                </table:table-cell>
              </table:table-row>
              <table:table-row table:style-name="TableRow1202">
                <table:table-cell table:style-name="TableCell120200">
                  <text:p text:style-name="P100"><text:a xlink:href="javascript: void 0;"><text:span text:style-name="T140">C.</text:span></text:a><text:span text:style-name="T141"/></text:p>
                </table:table-cell>
                <table:table-cell table:style-name="TableCell120201">
                  <text:p text:style-name="P100"><text:span text:style-name="T142">360</text:span><text:span text:style-name="T143"/></text:p>
                </table:table-cell>
              </table:table-row>
              <table:table-row table:style-name="TableRow1203">
                <table:table-cell table:style-name="TableCell120300">
                  <text:p text:style-name="P102"><text:a xlink:href="javascript: void 0;"><text:span text:style-name="T145">D.</text:span></text:a><text:span text:style-name="T146"/></text:p>
                </table:table-cell>
                <table:table-cell table:style-name="TableCell120301">
                  <text:p text:style-name="P102"><text:span text:style-name="T147">480</text:span><text:span text:style-name="T148"/></text:p>
                </table:table-cell>
              </table:table-row>
            </table:table>
            <text:p text:style-name="P104"><text:span text:style-name="T148"/></text:p>
          </table:table-cell>
        </table:table-row>
        <table:table-row table:style-name="TableRow1101">
          <table:covered-table-cell>
            <text:p text:style-name="P107"><text:span text:style-name="T148"><text:s/></text:span></text:p>
          </table:covered-table-cell>
          <table:table-cell table:style-name="TableCell110101">
            <text:p text:style-name="P108"><text:span text:style-name="T148"/></text:p>
          </table:table-cell>
        </table:table-row>
      </table:table>
      <text:p text:style-name="P110"><text:span text:style-name="T149">7.</text:span></text:p>
      <text:p text:style-name="P110"><text:span text:style-name="T150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 table:number-rows-spanned="2">
            <text:p text:style-name="P112"><text:span text:style-name="T150"/></text:p>
          </table:table-cell>
          <table:table-cell table:style-name="TableCell130001">
            <text:p text:style-name="P112"><text:span text:style-name="T151">The least number which when divided by 5, 6 , 7 and 8 leaves a remainder 3, but when divided by 9 leaves no remainder, is: </text:span></text:p>
            <table:table table:style-name="Table14">
              <table:table-column table:style-name="TableColumn1400"/>
              <table:table-column table:style-name="TableColumn1401"/>
              <table:table-row table:style-name="TableRow1400">
                <table:table-cell table:style-name="TableCell140000">
                  <text:p text:style-name="P114"><text:a xlink:href="javascript: void 0;"><text:span text:style-name="T154">A.</text:span></text:a><text:span text:style-name="T155"/></text:p>
                </table:table-cell>
                <table:table-cell table:style-name="TableCell140001">
                  <text:p text:style-name="P114"><text:span text:style-name="T156">1677</text:span><text:span text:style-name="T157"/></text:p>
                </table:table-cell>
              </table:table-row>
              <table:table-row table:style-name="TableRow1401">
                <table:table-cell table:style-name="TableCell140100">
                  <text:p text:style-name="P117"><text:a xlink:href="javascript: void 0;"><text:span text:style-name="T159">B.</text:span></text:a><text:span text:style-name="T160"/></text:p>
                </table:table-cell>
                <table:table-cell table:style-name="TableCell140101">
                  <text:p text:style-name="P117"><text:span text:style-name="T161">1683</text:span><text:span text:style-name="T162"/></text:p>
                </table:table-cell>
              </table:table-row>
              <table:table-row table:style-name="TableRow1402">
                <table:table-cell table:style-name="TableCell140200">
                  <text:p text:style-name="P119"><text:a xlink:href="javascript: void 0;"><text:span text:style-name="T164">C.</text:span></text:a><text:span text:style-name="T165"/></text:p>
                </table:table-cell>
                <table:table-cell table:style-name="TableCell140201">
                  <text:p text:style-name="P119"><text:span text:style-name="T166">2523</text:span><text:span text:style-name="T167"/></text:p>
                </table:table-cell>
              </table:table-row>
              <table:table-row table:style-name="TableRow1403">
                <table:table-cell table:style-name="TableCell140300">
                  <text:p text:style-name="P121"><text:a xlink:href="javascript: void 0;"><text:span text:style-name="T169">D.</text:span></text:a><text:span text:style-name="T170"/></text:p>
                </table:table-cell>
                <table:table-cell table:style-name="TableCell140301">
                  <text:p text:style-name="P121"><text:span text:style-name="T171">3363</text:span><text:span text:style-name="T172"/></text:p>
                </table:table-cell>
              </table:table-row>
            </table:table>
            <text:p text:style-name="P123"><text:span text:style-name="T172"/></text:p>
          </table:table-cell>
        </table:table-row>
        <table:table-row table:style-name="TableRow1301">
          <table:covered-table-cell>
            <text:p text:style-name="P126"><text:span text:style-name="T172"><text:s/></text:span></text:p>
          </table:covered-table-cell>
          <table:table-cell table:style-name="TableCell130101">
            <text:p text:style-name="P127"><text:span text:style-name="T172"/></text:p>
          </table:table-cell>
        </table:table-row>
      </table:table>
      <text:p text:style-name="P129"><text:span text:style-name="T173">8.</text:span></text:p>
      <text:p text:style-name="P129"><text:span text:style-name="T174"/></text:p>
      <table:table table:style-name="Table15">
        <table:table-column table:style-name="TableColumn1500"/>
        <table:table-row table:style-name="TableRow1500">
          <table:table-cell table:style-name="TableCell150000">
            <text:p text:style-name="P131"><text:span text:style-name="T175">The ratio of two numbers is 3 : 4 and their H.C.F. is 4. Their L.C.M. is: </text:span></text:p>
            <table:table table:style-name="Table16">
              <table:table-column table:style-name="TableColumn1600"/>
              <table:table-column table:style-name="TableColumn1601"/>
              <table:table-row table:style-name="TableRow1600">
                <table:table-cell table:style-name="TableCell160000">
                  <text:p text:style-name="P133"><text:a xlink:href="javascript: void 0;"><text:span text:style-name="T178">A.</text:span></text:a><text:span text:style-name="T179"/></text:p>
                </table:table-cell>
                <table:table-cell table:style-name="TableCell160001">
                  <text:p text:style-name="P133"><text:span text:style-name="T180">12</text:span><text:span text:style-name="T181"/></text:p>
                </table:table-cell>
              </table:table-row>
              <table:table-row table:style-name="TableRow1601">
                <table:table-cell table:style-name="TableCell160100">
                  <text:p text:style-name="P136"><text:a xlink:href="javascript: void 0;"><text:span text:style-name="T183">B.</text:span></text:a><text:span text:style-name="T184"/></text:p>
                </table:table-cell>
                <table:table-cell table:style-name="TableCell160101">
                  <text:p text:style-name="P136"><text:span text:style-name="T185">16</text:span><text:span text:style-name="T186"/></text:p>
                </table:table-cell>
              </table:table-row>
              <table:table-row table:style-name="TableRow1602">
                <table:table-cell table:style-name="TableCell160200">
                  <text:p text:style-name="P138"><text:a xlink:href="javascript: void 0;"><text:span text:style-name="T188">C.</text:span></text:a><text:span text:style-name="T189"/></text:p>
                </table:table-cell>
                <table:table-cell table:style-name="TableCell160201">
                  <text:p text:style-name="P138"><text:span text:style-name="T190">24</text:span><text:span text:style-name="T191"/></text:p>
                </table:table-cell>
              </table:table-row>
              <table:table-row table:style-name="TableRow1603">
                <table:table-cell table:style-name="TableCell160300">
                  <text:p text:style-name="P140"><text:a xlink:href="javascript: void 0;"><text:span text:style-name="T193">D.</text:span></text:a><text:span text:style-name="T194"/></text:p>
                </table:table-cell>
                <table:table-cell table:style-name="TableCell160301">
                  <text:p text:style-name="P140"><text:span text:style-name="T195">48</text:span><text:span text:style-name="T196"/></text:p>
                </table:table-cell>
              </table:table-row>
            </table:table>
            <text:p text:style-name="P142"><text:span text:style-name="T196"/></text:p>
          </table:table-cell>
        </table:table-row>
        <table:table-row table:style-name="TableRow1501">
          <table:table-cell table:style-name="TableCell150100">
            <text:p text:style-name="P145"><text:span text:style-name="T196"/></text:p>
          </table:table-cell>
        </table:table-row>
      </table:table>
      <text:p text:style-name="P147"><text:span text:style-name="T197">9.</text:span></text:p>
      <text:p text:style-name="P147"><text:span text:style-name="T198"/></text:p>
      <table:table table:style-name="Table17">
        <table:table-column table:style-name="TableColumn1700"/>
        <table:table-row table:style-name="TableRow1700">
          <table:table-cell table:style-name="TableCell170000">
            <text:p text:style-name="P149"><text:span text:style-name="T199">The smallest number which when diminished by 7, is divisible 12, 16, 18, 21 and 28 is: </text:span></text:p>
            <table:table table:style-name="Table18">
              <table:table-column table:style-name="TableColumn1800"/>
              <table:table-column table:style-name="TableColumn1801"/>
              <table:table-row table:style-name="TableRow1800">
                <table:table-cell table:style-name="TableCell180000">
                  <text:p text:style-name="P151"><text:a xlink:href="javascript: void 0;"><text:span text:style-name="T202">A.</text:span></text:a><text:span text:style-name="T203"/></text:p>
                </table:table-cell>
                <table:table-cell table:style-name="TableCell180001">
                  <text:p text:style-name="P151"><text:span text:style-name="T204">1008</text:span><text:span text:style-name="T205"/></text:p>
                </table:table-cell>
              </table:table-row>
              <table:table-row table:style-name="TableRow1801">
                <table:table-cell table:style-name="TableCell180100">
                  <text:p text:style-name="P154"><text:a xlink:href="javascript: void 0;"><text:span text:style-name="T207">B.</text:span></text:a><text:span text:style-name="T208"/></text:p>
                </table:table-cell>
                <table:table-cell table:style-name="TableCell180101">
                  <text:p text:style-name="P154"><text:span text:style-name="T209">1015</text:span><text:span text:style-name="T210"/></text:p>
                </table:table-cell>
              </table:table-row>
              <table:table-row table:style-name="TableRow1802">
                <table:table-cell table:style-name="TableCell180200">
                  <text:p text:style-name="P156"><text:a xlink:href="javascript: void 0;"><text:span text:style-name="T212">C.</text:span></text:a><text:span text:style-name="T213"/></text:p>
                </table:table-cell>
                <table:table-cell table:style-name="TableCell180201">
                  <text:p text:style-name="P156"><text:span text:style-name="T214">1022</text:span><text:span text:style-name="T215"/></text:p>
                </table:table-cell>
              </table:table-row>
              <table:table-row table:style-name="TableRow1803">
                <table:table-cell table:style-name="TableCell180300">
                  <text:p text:style-name="P158"><text:a xlink:href="javascript: void 0;"><text:span text:style-name="T217">D.</text:span></text:a><text:span text:style-name="T218"/></text:p>
                </table:table-cell>
                <table:table-cell table:style-name="TableCell180301">
                  <text:p text:style-name="P158"><text:span text:style-name="T219">1032</text:span><text:span text:style-name="T220"/></text:p>
                </table:table-cell>
              </table:table-row>
            </table:table>
            <text:p text:style-name="P160"><text:span text:style-name="T220"/></text:p>
          </table:table-cell>
        </table:table-row>
        <table:table-row table:style-name="TableRow1701">
          <table:table-cell table:style-name="TableCell170100">
            <text:p text:style-name="P163"><text:span text:style-name="T220"/></text:p>
          </table:table-cell>
        </table:table-row>
      </table:table>
      <text:p text:style-name="P165"><text:span text:style-name="T221">10.</text:span></text:p>
      <text:p text:style-name="P165"><text:span text:style-name="T222"/></text:p>
      <table:table table:style-name="Table19">
        <table:table-column table:style-name="TableColumn1900"/>
        <table:table-column table:style-name="TableColumn1901"/>
        <table:table-row table:style-name="TableRow1900">
          <table:table-cell table:style-name="TableCell190000" table:number-rows-spanned="2">
            <text:p text:style-name="P167"><text:span text:style-name="T222"/></text:p>
          </table:table-cell>
          <table:table-cell table:style-name="TableCell190001">
            <text:p text:style-name="P167"><text:span text:style-name="T223">The greatest possible length which can be used to measure exactly the lengths 7 m, 3 m 85 cm, 12 m 95 cm is: </text:span></text:p>
            <table:table table:style-name="Table20">
              <table:table-column table:style-name="TableColumn2000"/>
              <table:table-column table:style-name="TableColumn2001"/>
              <table:table-row table:style-name="TableRow2000">
                <table:table-cell table:style-name="TableCell200000">
                  <text:p text:style-name="P169"><text:a xlink:href="javascript: void 0;"><text:span text:style-name="T226">A.</text:span></text:a><text:span text:style-name="T227"/></text:p>
                </table:table-cell>
                <table:table-cell table:style-name="TableCell200001">
                  <text:p text:style-name="P169"><text:span text:style-name="T228">15 cm</text:span><text:span text:style-name="T229"/></text:p>
                </table:table-cell>
              </table:table-row>
              <table:table-row table:style-name="TableRow2001">
                <table:table-cell table:style-name="TableCell200100">
                  <text:p text:style-name="P172"><text:a xlink:href="javascript: void 0;"><text:span text:style-name="T231">B.</text:span></text:a><text:span text:style-name="T232"/></text:p>
                </table:table-cell>
                <table:table-cell table:style-name="TableCell200101">
                  <text:p text:style-name="P172"><text:span text:style-name="T233">25 cm</text:span><text:span text:style-name="T234"/></text:p>
                </table:table-cell>
              </table:table-row>
              <table:table-row table:style-name="TableRow2002">
                <table:table-cell table:style-name="TableCell200200">
                  <text:p text:style-name="P174"><text:a xlink:href="javascript: void 0;"><text:span text:style-name="T236">C.</text:span></text:a><text:span text:style-name="T237"/></text:p>
                </table:table-cell>
                <table:table-cell table:style-name="TableCell200201">
                  <text:p text:style-name="P174"><text:span text:style-name="T238">35 cm</text:span><text:span text:style-name="T239"/></text:p>
                </table:table-cell>
              </table:table-row>
              <table:table-row table:style-name="TableRow2003">
                <table:table-cell table:style-name="TableCell200300">
                  <text:p text:style-name="P176"><text:a xlink:href="javascript: void 0;"><text:span text:style-name="T241">D.</text:span></text:a><text:span text:style-name="T242"/></text:p>
                </table:table-cell>
                <table:table-cell table:style-name="TableCell200301">
                  <text:p text:style-name="P176"><text:span text:style-name="T243">42 cm</text:span><text:span text:style-name="T244"/></text:p>
                </table:table-cell>
              </table:table-row>
            </table:table>
            <text:p text:style-name="P178"><text:span text:style-name="T244"/></text:p>
          </table:table-cell>
        </table:table-row>
        <table:table-row table:style-name="TableRow1901">
          <table:covered-table-cell>
            <text:p text:style-name="P181"><text:span text:style-name="T244"><text:s/></text:span></text:p>
          </table:covered-table-cell>
          <table:table-cell table:style-name="TableCell190101">
            <text:p text:style-name="P182"><text:span text:style-name="T244"/></text:p>
          </table:table-cell>
        </table:table-row>
      </table:table>
      <text:p text:style-name="P184"><text:span text:style-name="T245">11.</text:span></text:p>
      <text:p text:style-name="P184"><text:span text:style-name="T246"/></text:p>
      <table:table table:style-name="Table21">
        <table:table-column table:style-name="TableColumn2100"/>
        <table:table-column table:style-name="TableColumn2101"/>
        <table:table-row table:style-name="TableRow2100">
          <table:table-cell table:style-name="TableCell210000" table:number-rows-spanned="2">
            <text:p text:style-name="P186"><text:span text:style-name="T246"/></text:p>
          </table:table-cell>
          <table:table-cell table:style-name="TableCell210001">
            <text:p text:style-name="P186"><text:span text:style-name="T247">Which of the following has the most number of divisors?</text:span></text:p>
            <table:table table:style-name="Table22">
              <table:table-column table:style-name="TableColumn2200"/>
              <table:table-column table:style-name="TableColumn2201"/>
              <table:table-row table:style-name="TableRow2200">
                <table:table-cell table:style-name="TableCell220000">
                  <text:p text:style-name="P188"><text:a xlink:href="javascript: void 0;"><text:span text:style-name="T250">A.</text:span></text:a><text:span text:style-name="T251"/></text:p>
                </table:table-cell>
                <table:table-cell table:style-name="TableCell220001">
                  <text:p text:style-name="P188"><text:span text:style-name="T252">99</text:span><text:span text:style-name="T253"/></text:p>
                </table:table-cell>
              </table:table-row>
              <table:table-row table:style-name="TableRow2201">
                <table:table-cell table:style-name="TableCell220100">
                  <text:p text:style-name="P191"><text:a xlink:href="javascript: void 0;"><text:span text:style-name="T255">B.</text:span></text:a><text:span text:style-name="T256"/></text:p>
                </table:table-cell>
                <table:table-cell table:style-name="TableCell220101">
                  <text:p text:style-name="P191"><text:span text:style-name="T257">101</text:span><text:span text:style-name="T258"/></text:p>
                </table:table-cell>
              </table:table-row>
              <table:table-row table:style-name="TableRow2202">
                <table:table-cell table:style-name="TableCell220200">
                  <text:p text:style-name="P193"><text:a xlink:href="javascript: void 0;"><text:span text:style-name="T260">C.</text:span></text:a><text:span text:style-name="T261"/></text:p>
                </table:table-cell>
                <table:table-cell table:style-name="TableCell220201">
                  <text:p text:style-name="P193"><text:span text:style-name="T262">176</text:span><text:span text:style-name="T263"/></text:p>
                </table:table-cell>
              </table:table-row>
              <table:table-row table:style-name="TableRow2203">
                <table:table-cell table:style-name="TableCell220300">
                  <text:p text:style-name="P195"><text:a xlink:href="javascript: void 0;"><text:span text:style-name="T265">D.</text:span></text:a><text:span text:style-name="T266"/></text:p>
                </table:table-cell>
                <table:table-cell table:style-name="TableCell220301">
                  <text:p text:style-name="P195"><text:span text:style-name="T267">182</text:span><text:span text:style-name="T268"/></text:p>
                </table:table-cell>
              </table:table-row>
            </table:table>
            <text:p text:style-name="P197"><text:span text:style-name="T268"/></text:p>
          </table:table-cell>
        </table:table-row>
        <table:table-row table:style-name="TableRow2101">
          <table:covered-table-cell>
            <text:p text:style-name="P200"><text:span text:style-name="T268"><text:s/></text:span></text:p>
          </table:covered-table-cell>
          <table:table-cell table:style-name="TableCell210101">
            <text:p text:style-name="P201"><text:span text:style-name="T268"/></text:p>
          </table:table-cell>
        </table:table-row>
      </table:table>
      <text:p text:style-name="P203"><text:span text:style-name="T269">12.</text:span></text:p>
      <text:p text:style-name="P203"><text:span text:style-name="T270"/></text:p>
      <table:table table:style-name="Table23">
        <table:table-column table:style-name="TableColumn2300"/>
        <table:table-row table:style-name="TableRow2300">
          <table:table-cell table:style-name="TableCell230000">
            <text:p text:style-name="P205"><text:span text:style-name="T271">sq. root of 1.5625 = ?</text:span></text:p>
            <table:table table:style-name="Table24">
              <table:table-column table:style-name="TableColumn2400"/>
              <table:table-column table:style-name="TableColumn2401"/>
              <table:table-row table:style-name="TableRow2400">
                <table:table-cell table:style-name="TableCell240000">
                  <text:p text:style-name="P207"><text:a xlink:href="javascript: void 0;"><text:span text:style-name="T274">A.</text:span></text:a><text:span text:style-name="T275"/></text:p>
                </table:table-cell>
                <table:table-cell table:style-name="TableCell240001">
                  <text:p text:style-name="P207"><text:span text:style-name="T276">1.05</text:span><text:span text:style-name="T277"/></text:p>
                </table:table-cell>
              </table:table-row>
              <table:table-row table:style-name="TableRow2401">
                <table:table-cell table:style-name="TableCell240100">
                  <text:p text:style-name="P210"><text:a xlink:href="javascript: void 0;"><text:span text:style-name="T279">B.</text:span></text:a><text:span text:style-name="T280"/></text:p>
                </table:table-cell>
                <table:table-cell table:style-name="TableCell240101">
                  <text:p text:style-name="P210"><text:span text:style-name="T281">1.25</text:span><text:span text:style-name="T282"/></text:p>
                </table:table-cell>
              </table:table-row>
              <table:table-row table:style-name="TableRow2402">
                <table:table-cell table:style-name="TableCell240200">
                  <text:p text:style-name="P212"><text:a xlink:href="javascript: void 0;"><text:span text:style-name="T284">C.</text:span></text:a><text:span text:style-name="T285"/></text:p>
                </table:table-cell>
                <table:table-cell table:style-name="TableCell240201">
                  <text:p text:style-name="P212"><text:span text:style-name="T286">1.45</text:span><text:span text:style-name="T287"/></text:p>
                </table:table-cell>
              </table:table-row>
              <table:table-row table:style-name="TableRow2403">
                <table:table-cell table:style-name="TableCell240300">
                  <text:p text:style-name="P214"><text:a xlink:href="javascript: void 0;"><text:span text:style-name="T289">D.</text:span></text:a><text:span text:style-name="T290"/></text:p>
                </table:table-cell>
                <table:table-cell table:style-name="TableCell240301">
                  <text:p text:style-name="P214"><text:span text:style-name="T291">1.55</text:span><text:span text:style-name="T292"/></text:p>
                </table:table-cell>
              </table:table-row>
            </table:table>
            <text:p text:style-name="P216"><text:span text:style-name="T292"/></text:p>
          </table:table-cell>
        </table:table-row>
        <table:table-row table:style-name="TableRow2301">
          <table:table-cell table:style-name="TableCell230100">
            <text:p text:style-name="P219"><text:span text:style-name="T292"/></text:p>
          </table:table-cell>
        </table:table-row>
      </table:table>
      <text:p text:style-name="P221"><text:span text:style-name="T293">13.</text:span></text:p>
      <text:p text:style-name="P221"><text:span text:style-name="T294"/></text:p>
      <table:table table:style-name="Table25">
        <table:table-column table:style-name="TableColumn2500"/>
        <table:table-column table:style-name="TableColumn2501"/>
        <table:table-row table:style-name="TableRow2500">
          <table:table-cell table:style-name="TableCell250000" table:number-rows-spanned="2">
            <text:p text:style-name="P223"><text:span text:style-name="T294"/></text:p>
          </table:table-cell>
          <table:table-cell table:style-name="TableCell250001">
            <text:p text:style-name="P223"><text:span text:style-name="T295">The square root of 64009 is: </text:span></text:p>
            <table:table table:style-name="Table26">
              <table:table-column table:style-name="TableColumn2600"/>
              <table:table-column table:style-name="TableColumn2601"/>
              <table:table-row table:style-name="TableRow2600">
                <table:table-cell table:style-name="TableCell260000">
                  <text:p text:style-name="P225"><text:a xlink:href="javascript: void 0;"><text:span text:style-name="T298">A.</text:span></text:a><text:span text:style-name="T299"/></text:p>
                </table:table-cell>
                <table:table-cell table:style-name="TableCell260001">
                  <text:p text:style-name="P225"><text:span text:style-name="T300">253</text:span><text:span text:style-name="T301"/></text:p>
                </table:table-cell>
              </table:table-row>
              <table:table-row table:style-name="TableRow2601">
                <table:table-cell table:style-name="TableCell260100">
                  <text:p text:style-name="P228"><text:a xlink:href="javascript: void 0;"><text:span text:style-name="T303">B.</text:span></text:a><text:span text:style-name="T304"/></text:p>
                </table:table-cell>
                <table:table-cell table:style-name="TableCell260101">
                  <text:p text:style-name="P228"><text:span text:style-name="T305">347</text:span><text:span text:style-name="T306"/></text:p>
                </table:table-cell>
              </table:table-row>
              <table:table-row table:style-name="TableRow2602">
                <table:table-cell table:style-name="TableCell260200">
                  <text:p text:style-name="P230"><text:a xlink:href="javascript: void 0;"><text:span text:style-name="T308">C.</text:span></text:a><text:span text:style-name="T309"/></text:p>
                </table:table-cell>
                <table:table-cell table:style-name="TableCell260201">
                  <text:p text:style-name="P230"><text:span text:style-name="T310">363</text:span><text:span text:style-name="T311"/></text:p>
                </table:table-cell>
              </table:table-row>
              <table:table-row table:style-name="TableRow2603">
                <table:table-cell table:style-name="TableCell260300">
                  <text:p text:style-name="P232"><text:a xlink:href="javascript: void 0;"><text:span text:style-name="T313">D.</text:span></text:a><text:span text:style-name="T314"/></text:p>
                </table:table-cell>
                <table:table-cell table:style-name="TableCell260301">
                  <text:p text:style-name="P232"><text:span text:style-name="T315">803</text:span><text:span text:style-name="T316"/></text:p>
                </table:table-cell>
              </table:table-row>
            </table:table>
            <text:p text:style-name="P234"><text:span text:style-name="T316"/></text:p>
          </table:table-cell>
        </table:table-row>
        <table:table-row table:style-name="TableRow2501">
          <table:covered-table-cell>
            <text:p text:style-name="P237"><text:span text:style-name="T316"><text:s/></text:span></text:p>
          </table:covered-table-cell>
          <table:table-cell table:style-name="TableCell250101">
            <text:p text:style-name="P238"><text:span text:style-name="T316"/></text:p>
          </table:table-cell>
        </table:table-row>
      </table:table>
      <text:p text:style-name="P240"><text:span text:style-name="T317">14.</text:span></text:p>
      <text:p text:style-name="P240"><text:span text:style-name="T318"/></text:p>
      <table:table table:style-name="Table27">
        <table:table-column table:style-name="TableColumn2700"/>
        <table:table-column table:style-name="TableColumn2701"/>
        <table:table-row table:style-name="TableRow2700">
          <table:table-cell table:style-name="TableCell270000" table:number-rows-spanned="2">
            <text:p text:style-name="P242"><text:span text:style-name="T318"/></text:p>
          </table:table-cell>
          <table:table-cell table:style-name="TableCell270001">
            <text:p text:style-name="P242"><text:span text:style-name="T319">If one-third of one-fourth of a number is 15, then three-tenth of that number is: </text:span></text:p>
            <table:table table:style-name="Table28">
              <table:table-column table:style-name="TableColumn2800"/>
              <table:table-column table:style-name="TableColumn2801"/>
              <table:table-row table:style-name="TableRow2800">
                <table:table-cell table:style-name="TableCell280000">
                  <text:p text:style-name="P244"><text:a xlink:href="javascript: void 0;"><text:span text:style-name="T322">A.</text:span></text:a><text:span text:style-name="T323"/></text:p>
                </table:table-cell>
                <table:table-cell table:style-name="TableCell280001">
                  <text:p text:style-name="P244"><text:span text:style-name="T324">35</text:span><text:span text:style-name="T325"/></text:p>
                </table:table-cell>
              </table:table-row>
              <table:table-row table:style-name="TableRow2801">
                <table:table-cell table:style-name="TableCell280100">
                  <text:p text:style-name="P247"><text:a xlink:href="javascript: void 0;"><text:span text:style-name="T327">B.</text:span></text:a><text:span text:style-name="T328"/></text:p>
                </table:table-cell>
                <table:table-cell table:style-name="TableCell280101">
                  <text:p text:style-name="P247"><text:span text:style-name="T329">36</text:span><text:span text:style-name="T330"/></text:p>
                </table:table-cell>
              </table:table-row>
              <table:table-row table:style-name="TableRow2802">
                <table:table-cell table:style-name="TableCell280200">
                  <text:p text:style-name="P249"><text:a xlink:href="javascript: void 0;"><text:span text:style-name="T332">C.</text:span></text:a><text:span text:style-name="T333"/></text:p>
                </table:table-cell>
                <table:table-cell table:style-name="TableCell280201">
                  <text:p text:style-name="P249"><text:span text:style-name="T334">45</text:span><text:span text:style-name="T335"/></text:p>
                </table:table-cell>
              </table:table-row>
              <table:table-row table:style-name="TableRow2803">
                <table:table-cell table:style-name="TableCell280300">
                  <text:p text:style-name="P251"><text:a xlink:href="javascript: void 0;"><text:span text:style-name="T337">D.</text:span></text:a><text:span text:style-name="T338"/></text:p>
                </table:table-cell>
                <table:table-cell table:style-name="TableCell280301">
                  <text:p text:style-name="P251"><text:span text:style-name="T339">54</text:span><text:span text:style-name="T340"/></text:p>
                </table:table-cell>
              </table:table-row>
            </table:table>
            <text:p text:style-name="P253"><text:span text:style-name="T340"/></text:p>
          </table:table-cell>
        </table:table-row>
        <table:table-row table:style-name="TableRow2701">
          <table:covered-table-cell>
            <text:p text:style-name="P256"><text:span text:style-name="T340"><text:s/></text:span></text:p>
          </table:covered-table-cell>
          <table:table-cell table:style-name="TableCell270101">
            <text:p text:style-name="P257"><text:span text:style-name="T340"/></text:p>
          </table:table-cell>
        </table:table-row>
      </table:table>
      <text:p text:style-name="P259"><text:span text:style-name="T341">15.</text:span></text:p>
      <text:p text:style-name="P259"><text:span text:style-name="T342"/></text:p>
      <table:table table:style-name="Table29">
        <table:table-column table:style-name="TableColumn2900"/>
        <table:table-row table:style-name="TableRow2900">
          <table:table-cell table:style-name="TableCell290000">
            <text:p text:style-name="P261"><text:span text:style-name="T343">Three times the first of three consecutive odd integers is 3 more than twice the third. The third integer is:</text:span></text:p>
            <table:table table:style-name="Table30">
              <table:table-column table:style-name="TableColumn3000"/>
              <table:table-column table:style-name="TableColumn3001"/>
              <table:table-row table:style-name="TableRow3000">
                <table:table-cell table:style-name="TableCell300000">
                  <text:p text:style-name="P263"><text:a xlink:href="javascript: void 0;"><text:span text:style-name="T346">A.</text:span></text:a><text:span text:style-name="T347"/></text:p>
                </table:table-cell>
                <table:table-cell table:style-name="TableCell300001">
                  <text:p text:style-name="P263"><text:span text:style-name="T348">9</text:span><text:span text:style-name="T349"/></text:p>
                </table:table-cell>
              </table:table-row>
              <table:table-row table:style-name="TableRow3001">
                <table:table-cell table:style-name="TableCell300100">
                  <text:p text:style-name="P266"><text:a xlink:href="javascript: void 0;"><text:span text:style-name="T351">B.</text:span></text:a><text:span text:style-name="T352"/></text:p>
                </table:table-cell>
                <table:table-cell table:style-name="TableCell300101">
                  <text:p text:style-name="P266"><text:span text:style-name="T353">11</text:span><text:span text:style-name="T354"/></text:p>
                </table:table-cell>
              </table:table-row>
              <table:table-row table:style-name="TableRow3002">
                <table:table-cell table:style-name="TableCell300200">
                  <text:p text:style-name="P268"><text:a xlink:href="javascript: void 0;"><text:span text:style-name="T356">C.</text:span></text:a><text:span text:style-name="T357"/></text:p>
                </table:table-cell>
                <table:table-cell table:style-name="TableCell300201">
                  <text:p text:style-name="P268"><text:span text:style-name="T358">13</text:span><text:span text:style-name="T359"/></text:p>
                </table:table-cell>
              </table:table-row>
              <table:table-row table:style-name="TableRow3003">
                <table:table-cell table:style-name="TableCell300300">
                  <text:p text:style-name="P270"><text:a xlink:href="javascript: void 0;"><text:span text:style-name="T361">D.</text:span></text:a><text:span text:style-name="T362"/></text:p>
                </table:table-cell>
                <table:table-cell table:style-name="TableCell300301">
                  <text:p text:style-name="P270"><text:span text:style-name="T363">15</text:span><text:span text:style-name="T364"/></text:p>
                </table:table-cell>
              </table:table-row>
            </table:table>
            <text:p text:style-name="P272"><text:span text:style-name="T364"/></text:p>
          </table:table-cell>
        </table:table-row>
        <table:table-row table:style-name="TableRow2901">
          <table:table-cell table:style-name="TableCell290100">
            <text:p text:style-name="P275"><text:span text:style-name="T364"/></text:p>
          </table:table-cell>
        </table:table-row>
      </table:table>
      <text:p text:style-name="P277"><text:span text:style-name="T365">16.</text:span></text:p>
      <text:p text:style-name="P277"><text:span text:style-name="T366"/></text:p>
      <table:table table:style-name="Table31">
        <table:table-column table:style-name="TableColumn3100"/>
        <table:table-row table:style-name="TableRow3100">
          <table:table-cell table:style-name="TableCell310000">
            <text:p text:style-name="P279"><text:span text:style-name="T367">The product of two numbers is 9375 and the quotient, when the larger one is divided by the smaller, is 15. The sum of the numbers is: </text:span></text:p>
            <table:table table:style-name="Table32">
              <table:table-column table:style-name="TableColumn3200"/>
              <table:table-column table:style-name="TableColumn3201"/>
              <table:table-row table:style-name="TableRow3200">
                <table:table-cell table:style-name="TableCell320000">
                  <text:p text:style-name="P281"><text:a xlink:href="javascript: void 0;"><text:span text:style-name="T370">A.</text:span></text:a><text:span text:style-name="T371"/></text:p>
                </table:table-cell>
                <table:table-cell table:style-name="TableCell320001">
                  <text:p text:style-name="P281"><text:span text:style-name="T372">380</text:span><text:span text:style-name="T373"/></text:p>
                </table:table-cell>
              </table:table-row>
              <table:table-row table:style-name="TableRow3201">
                <table:table-cell table:style-name="TableCell320100">
                  <text:p text:style-name="P284"><text:a xlink:href="javascript: void 0;"><text:span text:style-name="T375">B.</text:span></text:a><text:span text:style-name="T376"/></text:p>
                </table:table-cell>
                <table:table-cell table:style-name="TableCell320101">
                  <text:p text:style-name="P284"><text:span text:style-name="T377">395</text:span><text:span text:style-name="T378"/></text:p>
                </table:table-cell>
              </table:table-row>
              <table:table-row table:style-name="TableRow3202">
                <table:table-cell table:style-name="TableCell320200">
                  <text:p text:style-name="P286"><text:a xlink:href="javascript: void 0;"><text:span text:style-name="T380">C.</text:span></text:a><text:span text:style-name="T381"/></text:p>
                </table:table-cell>
                <table:table-cell table:style-name="TableCell320201">
                  <text:p text:style-name="P286"><text:span text:style-name="T382">400</text:span><text:span text:style-name="T383"/></text:p>
                </table:table-cell>
              </table:table-row>
              <table:table-row table:style-name="TableRow3203">
                <table:table-cell table:style-name="TableCell320300">
                  <text:p text:style-name="P288"><text:a xlink:href="javascript: void 0;"><text:span text:style-name="T385">D.</text:span></text:a><text:span text:style-name="T386"/></text:p>
                </table:table-cell>
                <table:table-cell table:style-name="TableCell320301">
                  <text:p text:style-name="P288"><text:span text:style-name="T387">425</text:span><text:span text:style-name="T388"/></text:p>
                </table:table-cell>
              </table:table-row>
            </table:table>
            <text:p text:style-name="P290"><text:span text:style-name="T388"/></text:p>
          </table:table-cell>
        </table:table-row>
        <table:table-row table:style-name="TableRow3101">
          <table:table-cell table:style-name="TableCell310100">
            <text:p text:style-name="P293"><text:span text:style-name="T388"/></text:p>
          </table:table-cell>
        </table:table-row>
      </table:table>
      <text:p text:style-name="P295"><text:span text:style-name="T389">17.</text:span></text:p>
      <text:p text:style-name="P295"><text:span text:style-name="T390"/></text:p>
      <table:table table:style-name="Table33">
        <table:table-column table:style-name="TableColumn3300"/>
        <table:table-row table:style-name="TableRow3300">
          <table:table-cell table:style-name="TableCell330000">
            <text:p text:style-name="P297"><text:span text:style-name="T391">The sum of two number is 25 and their difference is 13. Find their product. </text:span></text:p>
            <table:table table:style-name="Table34">
              <table:table-column table:style-name="TableColumn3400"/>
              <table:table-column table:style-name="TableColumn3401"/>
              <table:table-row table:style-name="TableRow3400">
                <table:table-cell table:style-name="TableCell340000">
                  <text:p text:style-name="P299"><text:a xlink:href="javascript: void 0;"><text:span text:style-name="T394">A.</text:span></text:a><text:span text:style-name="T395"/></text:p>
                </table:table-cell>
                <table:table-cell table:style-name="TableCell340001">
                  <text:p text:style-name="P299"><text:span text:style-name="T396">104</text:span><text:span text:style-name="T397"/></text:p>
                </table:table-cell>
              </table:table-row>
              <table:table-row table:style-name="TableRow3401">
                <table:table-cell table:style-name="TableCell340100">
                  <text:p text:style-name="P302"><text:a xlink:href="javascript: void 0;"><text:span text:style-name="T399">B.</text:span></text:a><text:span text:style-name="T400"/></text:p>
                </table:table-cell>
                <table:table-cell table:style-name="TableCell340101">
                  <text:p text:style-name="P302"><text:span text:style-name="T401">114</text:span><text:span text:style-name="T402"/></text:p>
                </table:table-cell>
              </table:table-row>
              <table:table-row table:style-name="TableRow3402">
                <table:table-cell table:style-name="TableCell340200">
                  <text:p text:style-name="P304"><text:a xlink:href="javascript: void 0;"><text:span text:style-name="T404">C.</text:span></text:a><text:span text:style-name="T405"/></text:p>
                </table:table-cell>
                <table:table-cell table:style-name="TableCell340201">
                  <text:p text:style-name="P304"><text:span text:style-name="T406">315</text:span><text:span text:style-name="T407"/></text:p>
                </table:table-cell>
              </table:table-row>
              <table:table-row table:style-name="TableRow3403">
                <table:table-cell table:style-name="TableCell340300">
                  <text:p text:style-name="P306"><text:a xlink:href="javascript: void 0;"><text:span text:style-name="T409">D.</text:span></text:a><text:span text:style-name="T410"/></text:p>
                </table:table-cell>
                <table:table-cell table:style-name="TableCell340301">
                  <text:p text:style-name="P306"><text:span text:style-name="T411">325</text:span><text:span text:style-name="T412"/></text:p>
                </table:table-cell>
              </table:table-row>
            </table:table>
            <text:p text:style-name="P308"><text:span text:style-name="T412"/></text:p>
          </table:table-cell>
        </table:table-row>
        <table:table-row table:style-name="TableRow3301">
          <table:table-cell table:style-name="TableCell330100">
            <text:p text:style-name="P311"><text:span text:style-name="T412"/></text:p>
          </table:table-cell>
        </table:table-row>
      </table:table>
      <text:p text:style-name="P313"><text:span text:style-name="T413">18.</text:span></text:p>
      <text:p text:style-name="P313"><text:span text:style-name="T414"/></text:p>
      <table:table table:style-name="Table35">
        <table:table-column table:style-name="TableColumn3500"/>
        <table:table-column table:style-name="TableColumn3501"/>
        <table:table-row table:style-name="TableRow3500">
          <table:table-cell table:style-name="TableCell350000" table:number-rows-spanned="2">
            <text:p text:style-name="P315"><text:span text:style-name="T415"> </text:span><text:span text:style-name="T416"/></text:p>
          </table:table-cell>
          <table:table-cell table:style-name="TableCell350001">
            <text:p text:style-name="P315"><text:span text:style-name="T417">A man has some hens and cows. If the number of heads be 48 and the number of feet equals 140, then the number of hens will be: </text:span></text:p>
            <table:table table:style-name="Table36">
              <table:table-column table:style-name="TableColumn3600"/>
              <table:table-column table:style-name="TableColumn3601"/>
              <table:table-row table:style-name="TableRow3600">
                <table:table-cell table:style-name="TableCell360000">
                  <text:p text:style-name="P317"><text:a xlink:href="javascript: void 0;"><text:span text:style-name="T420">A.</text:span></text:a><text:span text:style-name="T421"/></text:p>
                </table:table-cell>
                <table:table-cell table:style-name="TableCell360001">
                  <text:p text:style-name="P317"><text:span text:style-name="T422">22</text:span><text:span text:style-name="T423"/></text:p>
                </table:table-cell>
              </table:table-row>
              <table:table-row table:style-name="TableRow3601">
                <table:table-cell table:style-name="TableCell360100">
                  <text:p text:style-name="P320"><text:a xlink:href="javascript: void 0;"><text:span text:style-name="T425">B.</text:span></text:a><text:span text:style-name="T426"/></text:p>
                </table:table-cell>
                <table:table-cell table:style-name="TableCell360101">
                  <text:p text:style-name="P320"><text:span text:style-name="T427">23</text:span><text:span text:style-name="T428"/></text:p>
                </table:table-cell>
              </table:table-row>
              <table:table-row table:style-name="TableRow3602">
                <table:table-cell table:style-name="TableCell360200">
                  <text:p text:style-name="P322"><text:a xlink:href="javascript: void 0;"><text:span text:style-name="T430">C.</text:span></text:a><text:span text:style-name="T431"/></text:p>
                </table:table-cell>
                <table:table-cell table:style-name="TableCell360201">
                  <text:p text:style-name="P322"><text:span text:style-name="T432">24</text:span><text:span text:style-name="T433"/></text:p>
                </table:table-cell>
              </table:table-row>
              <table:table-row table:style-name="TableRow3603">
                <table:table-cell table:style-name="TableCell360300">
                  <text:p text:style-name="P324"><text:a xlink:href="javascript: void 0;"><text:span text:style-name="T435">D.</text:span></text:a><text:span text:style-name="T436"/></text:p>
                </table:table-cell>
                <table:table-cell table:style-name="TableCell360301">
                  <text:p text:style-name="P324"><text:span text:style-name="T437">26</text:span><text:span text:style-name="T438"/></text:p>
                </table:table-cell>
              </table:table-row>
            </table:table>
            <text:p text:style-name="P326"><text:span text:style-name="T438"/></text:p>
          </table:table-cell>
        </table:table-row>
        <table:table-row table:style-name="TableRow3501">
          <table:covered-table-cell>
            <text:p text:style-name="P329"><text:span text:style-name="T438"><text:s/></text:span></text:p>
          </table:covered-table-cell>
          <table:table-cell table:style-name="TableCell350101">
            <text:p text:style-name="P330"><text:span text:style-name="T438"/></text:p>
          </table:table-cell>
        </table:table-row>
      </table:table>
      <text:p text:style-name="P332"><text:span text:style-name="T439">19.</text:span></text:p>
      <text:p text:style-name="P332"><text:span text:style-name="T440"/></text:p>
      <table:table table:style-name="Table37">
        <table:table-column table:style-name="TableColumn3700"/>
        <table:table-row table:style-name="TableRow3700">
          <table:table-cell table:style-name="TableCell370000">
            <text:p text:style-name="P334"><text:span text:style-name="T441">Which one of the following is not a prime number?</text:span></text:p>
            <table:table table:style-name="Table38">
              <table:table-column table:style-name="TableColumn3800"/>
              <table:table-column table:style-name="TableColumn3801"/>
              <table:table-row table:style-name="TableRow3800">
                <table:table-cell table:style-name="TableCell380000">
                  <text:p text:style-name="P336"><text:a xlink:href="javascript: void 0;"><text:span text:style-name="T444">A.</text:span></text:a><text:span text:style-name="T445"/></text:p>
                </table:table-cell>
                <table:table-cell table:style-name="TableCell380001">
                  <text:p text:style-name="P336"><text:span text:style-name="T446">31</text:span><text:span text:style-name="T447"/></text:p>
                </table:table-cell>
              </table:table-row>
              <table:table-row table:style-name="TableRow3801">
                <table:table-cell table:style-name="TableCell380100">
                  <text:p text:style-name="P339"><text:a xlink:href="javascript: void 0;"><text:span text:style-name="T449">B.</text:span></text:a><text:span text:style-name="T450"/></text:p>
                </table:table-cell>
                <table:table-cell table:style-name="TableCell380101">
                  <text:p text:style-name="P339"><text:span text:style-name="T451">61</text:span><text:span text:style-name="T452"/></text:p>
                </table:table-cell>
              </table:table-row>
              <table:table-row table:style-name="TableRow3802">
                <table:table-cell table:style-name="TableCell380200">
                  <text:p text:style-name="P341"><text:a xlink:href="javascript: void 0;"><text:span text:style-name="T454">C.</text:span></text:a><text:span text:style-name="T455"/></text:p>
                </table:table-cell>
                <table:table-cell table:style-name="TableCell380201">
                  <text:p text:style-name="P341"><text:span text:style-name="T456">71</text:span><text:span text:style-name="T457"/></text:p>
                </table:table-cell>
              </table:table-row>
              <table:table-row table:style-name="TableRow3803">
                <table:table-cell table:style-name="TableCell380300">
                  <text:p text:style-name="P343"><text:a xlink:href="javascript: void 0;"><text:span text:style-name="T459">D.</text:span></text:a><text:span text:style-name="T460"/></text:p>
                </table:table-cell>
                <table:table-cell table:style-name="TableCell380301">
                  <text:p text:style-name="P343"><text:span text:style-name="T461">91</text:span><text:span text:style-name="T462"/></text:p>
                </table:table-cell>
              </table:table-row>
            </table:table>
            <text:p text:style-name="P345"><text:span text:style-name="T462"/></text:p>
          </table:table-cell>
        </table:table-row>
        <table:table-row table:style-name="TableRow3701">
          <table:table-cell table:style-name="TableCell370100">
            <text:p text:style-name="P348"><text:span text:style-name="T462"/></text:p>
          </table:table-cell>
        </table:table-row>
      </table:table>
      <text:p text:style-name="P350"><text:span text:style-name="T463">20.</text:span></text:p>
      <text:p text:style-name="P350"><text:span text:style-name="T464"/></text:p>
      <table:table table:style-name="Table39">
        <table:table-column table:style-name="TableColumn3900"/>
        <table:table-column table:style-name="TableColumn3901"/>
        <table:table-row table:style-name="TableRow3900">
          <table:table-cell table:style-name="TableCell390000" table:number-rows-spanned="2">
            <text:p text:style-name="P352"><text:span text:style-name="T464"/></text:p>
          </table:table-cell>
          <table:table-cell table:style-name="TableCell390001">
            <text:p text:style-name="P352"><text:span text:style-name="T465">1397 x 1397 = ? </text:span></text:p>
            <table:table table:style-name="Table40">
              <table:table-column table:style-name="TableColumn4000"/>
              <table:table-column table:style-name="TableColumn4001"/>
              <table:table-row table:style-name="TableRow4000">
                <table:table-cell table:style-name="TableCell400000">
                  <text:p text:style-name="P354"><text:a xlink:href="javascript: void 0;"><text:span text:style-name="T468">A.</text:span></text:a><text:span text:style-name="T469"/></text:p>
                </table:table-cell>
                <table:table-cell table:style-name="TableCell400001">
                  <text:p text:style-name="P354"><text:span text:style-name="T470">1951609</text:span><text:span text:style-name="T471"/></text:p>
                </table:table-cell>
              </table:table-row>
              <table:table-row table:style-name="TableRow4001">
                <table:table-cell table:style-name="TableCell400100">
                  <text:p text:style-name="P357"><text:a xlink:href="javascript: void 0;"><text:span text:style-name="T473">B.</text:span></text:a><text:span text:style-name="T474"/></text:p>
                </table:table-cell>
                <table:table-cell table:style-name="TableCell400101">
                  <text:p text:style-name="P357"><text:span text:style-name="T475">1981709</text:span><text:span text:style-name="T476"/></text:p>
                </table:table-cell>
              </table:table-row>
              <table:table-row table:style-name="TableRow4002">
                <table:table-cell table:style-name="TableCell400200">
                  <text:p text:style-name="P359"><text:a xlink:href="javascript: void 0;"><text:span text:style-name="T478">C.</text:span></text:a><text:span text:style-name="T479"/></text:p>
                </table:table-cell>
                <table:table-cell table:style-name="TableCell400201">
                  <text:p text:style-name="P359"><text:span text:style-name="T480">18362619</text:span><text:span text:style-name="T481"/></text:p>
                </table:table-cell>
              </table:table-row>
              <table:table-row table:style-name="TableRow4003">
                <table:table-cell table:style-name="TableCell400300">
                  <text:p text:style-name="P361"><text:a xlink:href="javascript: void 0;"><text:span text:style-name="T483">D.</text:span></text:a><text:span text:style-name="T484"/></text:p>
                </table:table-cell>
                <table:table-cell table:style-name="TableCell400301">
                  <text:p text:style-name="P361"><text:span text:style-name="T485">2031719</text:span><text:span text:style-name="T486"/></text:p>
                </table:table-cell>
              </table:table-row>
              <table:table-row table:style-name="TableRow4004">
                <table:table-cell table:style-name="TableCell400400">
                  <text:p text:style-name="P363"><text:a xlink:href="javascript: void 0;"><text:span text:style-name="T488">E.</text:span></text:a><text:span text:style-name="T489"/></text:p>
                </table:table-cell>
                <table:table-cell table:style-name="TableCell400401">
                  <text:p text:style-name="P363"><text:span text:style-name="T490">None of these</text:span><text:span text:style-name="T491"/></text:p>
                </table:table-cell>
              </table:table-row>
            </table:table>
            <text:p text:style-name="P365"><text:span text:style-name="T491"/></text:p>
          </table:table-cell>
        </table:table-row>
        <table:table-row table:style-name="TableRow3901">
          <table:covered-table-cell>
            <text:p text:style-name="P368"><text:span text:style-name="T491"><text:s/></text:span></text:p>
          </table:covered-table-cell>
          <table:table-cell table:style-name="TableCell390101">
            <text:p text:style-name="P369"><text:span text:style-name="T491"/></text:p>
          </table:table-cell>
        </table:table-row>
      </table:table>
      <text:p text:style-name="P371"><text:span text:style-name="T492">21.</text:span></text:p>
      <text:p text:style-name="P371"><text:span text:style-name="T493"/></text:p>
      <table:table table:style-name="Table41">
        <table:table-column table:style-name="TableColumn4100"/>
        <table:table-column table:style-name="TableColumn4101"/>
        <table:table-row table:style-name="TableRow4100">
          <table:table-cell table:style-name="TableCell410000" table:number-rows-spanned="2">
            <text:p text:style-name="P373"><text:span text:style-name="T493"/></text:p>
          </table:table-cell>
          <table:table-cell table:style-name="TableCell410001">
            <text:p text:style-name="P373"><text:span text:style-name="T494">(935421 x 625) = ? </text:span></text:p>
            <table:table table:style-name="Table42">
              <table:table-column table:style-name="TableColumn4200"/>
              <table:table-column table:style-name="TableColumn4201"/>
              <table:table-row table:style-name="TableRow4200">
                <table:table-cell table:style-name="TableCell420000">
                  <text:p text:style-name="P375"><text:a xlink:href="javascript: void 0;"><text:span text:style-name="T497">A.</text:span></text:a><text:span text:style-name="T498"/></text:p>
                </table:table-cell>
                <table:table-cell table:style-name="TableCell420001">
                  <text:p text:style-name="P375"><text:span text:style-name="T499">575648125</text:span><text:span text:style-name="T500"/></text:p>
                </table:table-cell>
              </table:table-row>
              <table:table-row table:style-name="TableRow4201">
                <table:table-cell table:style-name="TableCell420100">
                  <text:p text:style-name="P378"><text:a xlink:href="javascript: void 0;"><text:span text:style-name="T502">B.</text:span></text:a><text:span text:style-name="T503"/></text:p>
                </table:table-cell>
                <table:table-cell table:style-name="TableCell420101">
                  <text:p text:style-name="P378"><text:span text:style-name="T504">584638125</text:span><text:span text:style-name="T505"/></text:p>
                </table:table-cell>
              </table:table-row>
              <table:table-row table:style-name="TableRow4202">
                <table:table-cell table:style-name="TableCell420200">
                  <text:p text:style-name="P380"><text:a xlink:href="javascript: void 0;"><text:span text:style-name="T507">C.</text:span></text:a><text:span text:style-name="T508"/></text:p>
                </table:table-cell>
                <table:table-cell table:style-name="TableCell420201">
                  <text:p text:style-name="P380"><text:span text:style-name="T509">584649125</text:span><text:span text:style-name="T510"/></text:p>
                </table:table-cell>
              </table:table-row>
              <table:table-row table:style-name="TableRow4203">
                <table:table-cell table:style-name="TableCell420300">
                  <text:p text:style-name="P382"><text:a xlink:href="javascript: void 0;"><text:span text:style-name="T512">D.</text:span></text:a><text:span text:style-name="T513"/></text:p>
                </table:table-cell>
                <table:table-cell table:style-name="TableCell420301">
                  <text:p text:style-name="P382"><text:span text:style-name="T514">585628125</text:span><text:span text:style-name="T515"/></text:p>
                </table:table-cell>
              </table:table-row>
            </table:table>
            <text:p text:style-name="P384"><text:span text:style-name="T515"/></text:p>
          </table:table-cell>
        </table:table-row>
        <table:table-row table:style-name="TableRow4101">
          <table:covered-table-cell>
            <text:p text:style-name="P387"><text:span text:style-name="T515"><text:s/></text:span></text:p>
          </table:covered-table-cell>
          <table:table-cell table:style-name="TableCell410101">
            <text:p text:style-name="P388"><text:span text:style-name="T515"/></text:p>
          </table:table-cell>
        </table:table-row>
      </table:table>
      <text:p text:style-name="P390"><text:span text:style-name="T516">22.</text:span></text:p>
      <text:p text:style-name="P390"><text:span text:style-name="T517"/></text:p>
      <table:table table:style-name="Table43">
        <table:table-column table:style-name="TableColumn4300"/>
        <table:table-row table:style-name="TableRow4300">
          <table:table-cell table:style-name="TableCell430000">
            <text:p text:style-name="P392"><text:span text:style-name="T518">What is the unit digit in {(6374)</text:span><text:span text:style-name="T519">1793</text:span><text:span text:style-name="T520">x (625)</text:span><text:span text:style-name="T521">317</text:span><text:span text:style-name="T522">x (341</text:span><text:span text:style-name="T523">491</text:span><text:span text:style-name="T524">)}?</text:span></text:p>
            <table:table table:style-name="Table44">
              <table:table-column table:style-name="TableColumn4400"/>
              <table:table-column table:style-name="TableColumn4401"/>
              <table:table-row table:style-name="TableRow4400">
                <table:table-cell table:style-name="TableCell440000">
                  <text:p text:style-name="P394"><text:a xlink:href="javascript: void 0;"><text:span text:style-name="T527">A.</text:span></text:a><text:span text:style-name="T528"/></text:p>
                </table:table-cell>
                <table:table-cell table:style-name="TableCell440001">
                  <text:p text:style-name="P394"><text:span text:style-name="T529">0 </text:span><text:span text:style-name="T530"/></text:p>
                </table:table-cell>
              </table:table-row>
              <table:table-row table:style-name="TableRow4401">
                <table:table-cell table:style-name="TableCell440100">
                  <text:p text:style-name="P397"><text:a xlink:href="javascript: void 0;"><text:span text:style-name="T532">B.</text:span></text:a><text:span text:style-name="T533"/></text:p>
                </table:table-cell>
                <table:table-cell table:style-name="TableCell440101">
                  <text:p text:style-name="P397"><text:span text:style-name="T534">2</text:span><text:span text:style-name="T535"/></text:p>
                </table:table-cell>
              </table:table-row>
              <table:table-row table:style-name="TableRow4402">
                <table:table-cell table:style-name="TableCell440200">
                  <text:p text:style-name="P399"><text:a xlink:href="javascript: void 0;"><text:span text:style-name="T537">C.</text:span></text:a><text:span text:style-name="T538"/></text:p>
                </table:table-cell>
                <table:table-cell table:style-name="TableCell440201">
                  <text:p text:style-name="P399"><text:span text:style-name="T539">3</text:span><text:span text:style-name="T540"/></text:p>
                </table:table-cell>
              </table:table-row>
              <table:table-row table:style-name="TableRow4403">
                <table:table-cell table:style-name="TableCell440300">
                  <text:p text:style-name="P401"><text:a xlink:href="javascript: void 0;"><text:span text:style-name="T542">D.</text:span></text:a><text:span text:style-name="T543"/></text:p>
                </table:table-cell>
                <table:table-cell table:style-name="TableCell440301">
                  <text:p text:style-name="P401"><text:span text:style-name="T544">5</text:span><text:span text:style-name="T545"/></text:p>
                </table:table-cell>
              </table:table-row>
            </table:table>
            <text:p text:style-name="P403"><text:span text:style-name="T545"/></text:p>
          </table:table-cell>
        </table:table-row>
        <table:table-row table:style-name="TableRow4301">
          <table:table-cell table:style-name="TableCell430100">
            <text:p text:style-name="P406"><text:span text:style-name="T545"/></text:p>
          </table:table-cell>
        </table:table-row>
      </table:table>
      <text:p text:style-name="P408"><text:span text:style-name="T546">23.</text:span></text:p>
      <text:p text:style-name="P408"><text:span text:style-name="T547"/></text:p>
      <table:table table:style-name="Table45">
        <table:table-column table:style-name="TableColumn4500"/>
        <table:table-column table:style-name="TableColumn4501"/>
        <table:table-row table:style-name="TableRow4500">
          <table:table-cell table:style-name="TableCell450000">
            <text:p text:style-name="P410"><text:span text:style-name="T547"/></text:p>
          </table:table-cell>
          <table:table-cell table:style-name="TableCell450001">
            <text:p text:style-name="P410"><text:span text:style-name="T548">The sum of first five prime numbers is:</text:span></text:p>
            <table:table table:style-name="Table46">
              <table:table-column table:style-name="TableColumn4600"/>
              <table:table-column table:style-name="TableColumn4601"/>
              <table:table-row table:style-name="TableRow4600">
                <table:table-cell table:style-name="TableCell460000">
                  <text:p text:style-name="P412"><text:a xlink:href="javascript: void 0;"><text:span text:style-name="T551">A.</text:span></text:a><text:span text:style-name="T552"/></text:p>
                </table:table-cell>
                <table:table-cell table:style-name="TableCell460001">
                  <text:p text:style-name="P412"><text:span text:style-name="T553">11</text:span><text:span text:style-name="T554"/></text:p>
                </table:table-cell>
              </table:table-row>
              <table:table-row table:style-name="TableRow4601">
                <table:table-cell table:style-name="TableCell460100">
                  <text:p text:style-name="P415"><text:a xlink:href="javascript: void 0;"><text:span text:style-name="T556">B.</text:span></text:a><text:span text:style-name="T557"/></text:p>
                </table:table-cell>
                <table:table-cell table:style-name="TableCell460101">
                  <text:p text:style-name="P415"><text:span text:style-name="T558">18</text:span><text:span text:style-name="T559"/></text:p>
                </table:table-cell>
              </table:table-row>
              <table:table-row table:style-name="TableRow4602">
                <table:table-cell table:style-name="TableCell460200">
                  <text:p text:style-name="P417"><text:a xlink:href="javascript: void 0;"><text:span text:style-name="T561">C.</text:span></text:a><text:span text:style-name="T562"/></text:p>
                </table:table-cell>
                <table:table-cell table:style-name="TableCell460201">
                  <text:p text:style-name="P417"><text:span text:style-name="T563">26</text:span><text:span text:style-name="T564"/></text:p>
                </table:table-cell>
              </table:table-row>
              <table:table-row table:style-name="TableRow4603">
                <table:table-cell table:style-name="TableCell460300">
                  <text:p text:style-name="P419"><text:a xlink:href="javascript: void 0;"><text:span text:style-name="T566">D.</text:span></text:a><text:span text:style-name="T567"/></text:p>
                </table:table-cell>
                <table:table-cell table:style-name="TableCell460301">
                  <text:p text:style-name="P419"><text:span text:style-name="T568">28</text:span><text:span text:style-name="T569"/></text:p>
                </table:table-cell>
              </table:table-row>
            </table:table>
            <text:p text:style-name="P421"><text:span text:style-name="T569"/></text:p>
          </table:table-cell>
        </table:table-row>
      </table:table>
      <text:p text:style-name="P423"><text:span text:style-name="T570">24.</text:span></text:p>
      <text:p text:style-name="P423"><text:span text:style-name="T571"/></text:p>
      <table:table table:style-name="Table47">
        <table:table-column table:style-name="TableColumn4700"/>
        <table:table-column table:style-name="TableColumn4701"/>
        <table:table-row table:style-name="TableRow4700">
          <table:table-cell table:style-name="TableCell470000" table:number-rows-spanned="2">
            <text:p text:style-name="P425"><text:span text:style-name="T571"/></text:p>
          </table:table-cell>
          <table:table-cell table:style-name="TableCell470001">
            <text:p text:style-name="P425"><text:span text:style-name="T572">If the number 517*324 is completely divisible by 3, then the smallest whole number in the place of * will be:</text:span></text:p>
            <table:table table:style-name="Table48">
              <table:table-column table:style-name="TableColumn4800"/>
              <table:table-column table:style-name="TableColumn4801"/>
              <table:table-row table:style-name="TableRow4800">
                <table:table-cell table:style-name="TableCell480000">
                  <text:p text:style-name="P427"><text:a xlink:href="javascript: void 0;"><text:span text:style-name="T575">A.</text:span></text:a><text:span text:style-name="T576"/></text:p>
                </table:table-cell>
                <table:table-cell table:style-name="TableCell480001">
                  <text:p text:style-name="P427"><text:span text:style-name="T577">0 </text:span><text:span text:style-name="T578"/></text:p>
                </table:table-cell>
              </table:table-row>
              <table:table-row table:style-name="TableRow4801">
                <table:table-cell table:style-name="TableCell480100">
                  <text:p text:style-name="P430"><text:a xlink:href="javascript: void 0;"><text:span text:style-name="T580">B.</text:span></text:a><text:span text:style-name="T581"/></text:p>
                </table:table-cell>
                <table:table-cell table:style-name="TableCell480101">
                  <text:p text:style-name="P430"><text:span text:style-name="T582">1</text:span><text:span text:style-name="T583"/></text:p>
                </table:table-cell>
              </table:table-row>
              <table:table-row table:style-name="TableRow4802">
                <table:table-cell table:style-name="TableCell480200">
                  <text:p text:style-name="P432"><text:a xlink:href="javascript: void 0;"><text:span text:style-name="T585">C.</text:span></text:a><text:span text:style-name="T586"/></text:p>
                </table:table-cell>
                <table:table-cell table:style-name="TableCell480201">
                  <text:p text:style-name="P432"><text:span text:style-name="T587">2</text:span><text:span text:style-name="T588"/></text:p>
                </table:table-cell>
              </table:table-row>
              <table:table-row table:style-name="TableRow4803">
                <table:table-cell table:style-name="TableCell480300">
                  <text:p text:style-name="P434"><text:a xlink:href="javascript: void 0;"><text:span text:style-name="T590">D.</text:span></text:a><text:span text:style-name="T591"/></text:p>
                </table:table-cell>
                <table:table-cell table:style-name="TableCell480301">
                  <text:p text:style-name="P434"><text:span text:style-name="T592">None of these</text:span><text:span text:style-name="T593"/></text:p>
                </table:table-cell>
              </table:table-row>
            </table:table>
            <text:p text:style-name="P436"><text:span text:style-name="T593"/></text:p>
          </table:table-cell>
        </table:table-row>
        <table:table-row table:style-name="TableRow4701">
          <table:covered-table-cell>
            <text:p text:style-name="P439"><text:span text:style-name="T593"><text:s/></text:span></text:p>
          </table:covered-table-cell>
          <table:table-cell table:style-name="TableCell470101">
            <text:p text:style-name="P440"><text:span text:style-name="T593"/></text:p>
          </table:table-cell>
        </table:table-row>
      </table:table>
      <text:p text:style-name="P442"><text:span text:style-name="T594">25.</text:span></text:p>
      <text:p text:style-name="P442"><text:span text:style-name="T595"/></text:p>
      <table:table table:style-name="Table49">
        <table:table-column table:style-name="TableColumn4900"/>
        <table:table-row table:style-name="TableRow4900">
          <table:table-cell table:style-name="TableCell490000">
            <text:p text:style-name="P444"><text:span text:style-name="T596">Which one of the following numbers is exactly divisible by 11? </text:span></text:p>
            <table:table table:style-name="Table50">
              <table:table-column table:style-name="TableColumn5000"/>
              <table:table-column table:style-name="TableColumn5001"/>
              <table:table-row table:style-name="TableRow5000">
                <table:table-cell table:style-name="TableCell500000">
                  <text:p text:style-name="P446"><text:a xlink:href="javascript: void 0;"><text:span text:style-name="T599">A.</text:span></text:a><text:span text:style-name="T600"/></text:p>
                </table:table-cell>
                <table:table-cell table:style-name="TableCell500001">
                  <text:p text:style-name="P446"><text:span text:style-name="T601">235641</text:span><text:span text:style-name="T602"/></text:p>
                </table:table-cell>
              </table:table-row>
              <table:table-row table:style-name="TableRow5001">
                <table:table-cell table:style-name="TableCell500100">
                  <text:p text:style-name="P449"><text:a xlink:href="javascript: void 0;"><text:span text:style-name="T604">B.</text:span></text:a><text:span text:style-name="T605"/></text:p>
                </table:table-cell>
                <table:table-cell table:style-name="TableCell500101">
                  <text:p text:style-name="P449"><text:span text:style-name="T606">245642</text:span><text:span text:style-name="T607"/></text:p>
                </table:table-cell>
              </table:table-row>
              <table:table-row table:style-name="TableRow5002">
                <table:table-cell table:style-name="TableCell500200">
                  <text:p text:style-name="P451"><text:a xlink:href="javascript: void 0;"><text:span text:style-name="T609">C.</text:span></text:a><text:span text:style-name="T610"/></text:p>
                </table:table-cell>
                <table:table-cell table:style-name="TableCell500201">
                  <text:p text:style-name="P451"><text:span text:style-name="T611">315624</text:span><text:span text:style-name="T612"/></text:p>
                </table:table-cell>
              </table:table-row>
              <table:table-row table:style-name="TableRow5003">
                <table:table-cell table:style-name="TableCell500300">
                  <text:p text:style-name="P453"><text:a xlink:href="javascript: void 0;"><text:span text:style-name="T614">D.</text:span></text:a><text:span text:style-name="T615"/></text:p>
                </table:table-cell>
                <table:table-cell table:style-name="TableCell500301">
                  <text:p text:style-name="P453"><text:span text:style-name="T616">415624</text:span><text:span text:style-name="T617"/></text:p>
                </table:table-cell>
              </table:table-row>
            </table:table>
            <text:p text:style-name="P455"><text:span text:style-name="T617"/></text:p>
          </table:table-cell>
        </table:table-row>
        <table:table-row table:style-name="TableRow4901">
          <table:table-cell table:style-name="TableCell490100">
            <text:p text:style-name="P458"><text:span text:style-name="T617"/></text:p>
          </table:table-cell>
        </table:table-row>
      </table:table>
      <text:p text:style-name="P460"><text:span text:style-name="T618">26.</text:span></text:p>
      <text:p text:style-name="P460"><text:span text:style-name="T619"/></text:p>
      <table:table table:style-name="Table51">
        <table:table-column table:style-name="TableColumn5100"/>
        <table:table-column table:style-name="TableColumn5101"/>
        <table:table-row table:style-name="TableRow5100">
          <table:table-cell table:style-name="TableCell510000" table:number-rows-spanned="2">
            <text:p text:style-name="P462"><text:span text:style-name="T619"/></text:p>
          </table:table-cell>
          <table:table-cell table:style-name="TableCell510001">
            <text:p text:style-name="P462"><text:span text:style-name="T620">(?) - 19657 - 33994 = 9999 </text:span></text:p>
            <table:table table:style-name="Table52">
              <table:table-column table:style-name="TableColumn5200"/>
              <table:table-column table:style-name="TableColumn5201"/>
              <table:table-row table:style-name="TableRow5200">
                <table:table-cell table:style-name="TableCell520000">
                  <text:p text:style-name="P464"><text:a xlink:href="javascript: void 0;"><text:span text:style-name="T623">A.</text:span></text:a><text:span text:style-name="T624"/></text:p>
                </table:table-cell>
                <table:table-cell table:style-name="TableCell520001">
                  <text:p text:style-name="P464"><text:span text:style-name="T625">63650</text:span><text:span text:style-name="T626"/></text:p>
                </table:table-cell>
              </table:table-row>
              <table:table-row table:style-name="TableRow5201">
                <table:table-cell table:style-name="TableCell520100">
                  <text:p text:style-name="P467"><text:a xlink:href="javascript: void 0;"><text:span text:style-name="T628">B.</text:span></text:a><text:span text:style-name="T629"/></text:p>
                </table:table-cell>
                <table:table-cell table:style-name="TableCell520101">
                  <text:p text:style-name="P467"><text:span text:style-name="T630">53760</text:span><text:span text:style-name="T631"/></text:p>
                </table:table-cell>
              </table:table-row>
              <table:table-row table:style-name="TableRow5202">
                <table:table-cell table:style-name="TableCell520200">
                  <text:p text:style-name="P469"><text:a xlink:href="javascript: void 0;"><text:span text:style-name="T633">C.</text:span></text:a><text:span text:style-name="T634"/></text:p>
                </table:table-cell>
                <table:table-cell table:style-name="TableCell520201">
                  <text:p text:style-name="P469"><text:span text:style-name="T635">59640</text:span><text:span text:style-name="T636"/></text:p>
                </table:table-cell>
              </table:table-row>
              <table:table-row table:style-name="TableRow5203">
                <table:table-cell table:style-name="TableCell520300">
                  <text:p text:style-name="P471"><text:a xlink:href="javascript: void 0;"><text:span text:style-name="T638">D.</text:span></text:a><text:span text:style-name="T639"/></text:p>
                </table:table-cell>
                <table:table-cell table:style-name="TableCell520301">
                  <text:p text:style-name="P471"><text:span text:style-name="T640">61560</text:span><text:span text:style-name="T641"/></text:p>
                </table:table-cell>
              </table:table-row>
              <table:table-row table:style-name="TableRow5204">
                <table:table-cell table:style-name="TableCell520400">
                  <text:p text:style-name="P473"><text:a xlink:href="javascript: void 0;"><text:span text:style-name="T643">E.</text:span></text:a><text:span text:style-name="T644"/></text:p>
                </table:table-cell>
                <table:table-cell table:style-name="TableCell520401">
                  <text:p text:style-name="P473"><text:span text:style-name="T645">None of these</text:span><text:span text:style-name="T646"/></text:p>
                </table:table-cell>
              </table:table-row>
            </table:table>
            <text:p text:style-name="P475"><text:span text:style-name="T646"/></text:p>
          </table:table-cell>
        </table:table-row>
        <table:table-row table:style-name="TableRow5101">
          <table:covered-table-cell>
            <text:p text:style-name="P478"><text:span text:style-name="T646"><text:s/></text:span></text:p>
          </table:covered-table-cell>
          <table:table-cell table:style-name="TableCell510101">
            <text:p text:style-name="P479"><text:span text:style-name="T646"/></text:p>
          </table:table-cell>
        </table:table-row>
      </table:table>
      <text:p text:style-name="P481"><text:span text:style-name="T647">27.</text:span></text:p>
      <text:p text:style-name="P482"><text:span text:style-name="T647">Find the unit digit in the product (3</text:span><text:span text:style-name="T648">65</text:span><text:span text:style-name="T649"><text:s/>× 6</text:span><text:span text:style-name="T650">59</text:span><text:span text:style-name="T651"><text:s/>× 7</text:span><text:span text:style-name="T652">71</text:span><text:span text:style-name="T653">) <text:line-break/><text:line-break/>a. 1<text:line-break/>b. 4<text:line-break/>c. 5 <text:line-break/>d. 9<text:line-break/></text:span><text:span text:style-name="T654"/></text:p>
      <text:p text:style-name="P483"><text:span text:style-name="T655">28.</text:span></text:p>
      <text:p text:style-name="P484"><text:span text:style-name="T655">Find the largest 4 digit number which is divisible by 88. <text:line-break/><text:line-break/>a. 8844<text:line-break/>b. 9999<text:line-break/>c. 9944<text:line-break/>d. 9930<text:line-break/></text:span><text:span text:style-name="T656"/></text:p>
      <text:p text:style-name="P485"><text:span text:style-name="T657">29.</text:span></text:p>
      <text:p text:style-name="P486"><text:span text:style-name="T657">The remainder is 29, when a number is divided 56. If the same number is divided by 8, then what is the remainder? <text:line-break/>a. 3<text:line-break/>b. 4<text:line-break/>c. 7<text:line-break/>d. 5<text:line-break/></text:span><text:span text:style-name="T658"/></text:p>
      <text:p text:style-name="P487"><text:span text:style-name="T659">30.</text:span></text:p>
      <text:p text:style-name="P488"><text:span text:style-name="T659">The remainder is 3, when a number is divided 5. If the square of this number is divided by 5, then what is the remainder?<text:line-break/><text:line-break/>a. 5<text:line-break/>b. 4<text:line-break/>c. 7<text:line-break/>d. 1<text:line-break/></text:span><text:span text:style-name="T660"/></text:p>
      <text:p text:style-name="P489"><text:span text:style-name="T661">31.</text:span></text:p>
      <text:p text:style-name="P489"><text:span text:style-name="T662"/></text:p>
      <table:table table:style-name="Table53">
        <table:table-column table:style-name="TableColumn5300"/>
        <table:table-column table:style-name="TableColumn5301"/>
        <table:table-column table:style-name="TableColumn5302"/>
        <table:table-column table:style-name="TableColumn5303"/>
        <table:table-column table:style-name="TableColumn5304"/>
        <table:table-column table:style-name="TableColumn5305"/>
        <table:table-row table:style-name="TableRow5300">
          <table:table-cell table:style-name="TableCell530000" table:number-rows-spanned="2">
            <text:p text:style-name="P491"><text:span text:style-name="T663">Calculate H.C.F. of<text:s/></text:span><text:span text:style-name="T664"/></text:p>
          </table:table-cell>
          <table:table-cell table:style-name="TableCell530001">
            <text:p text:style-name="P491"><text:span text:style-name="T665">2</text:span><text:span text:style-name="T666"/></text:p>
          </table:table-cell>
          <table:table-cell table:style-name="TableCell530002" table:number-rows-spanned="2">
            <text:p text:style-name="P491"><text:span text:style-name="T667">,<text:s/></text:span><text:span text:style-name="T668"/></text:p>
          </table:table-cell>
          <table:table-cell table:style-name="TableCell530003">
            <text:p text:style-name="P491"><text:span text:style-name="T669">16</text:span><text:span text:style-name="T670"/></text:p>
          </table:table-cell>
          <table:table-cell table:style-name="TableCell530004" table:number-rows-spanned="2">
            <text:p text:style-name="P491"><text:span text:style-name="T671">,<text:s/></text:span><text:span text:style-name="T672"/></text:p>
          </table:table-cell>
          <table:table-cell table:style-name="TableCell530005">
            <text:p text:style-name="P491"><text:span text:style-name="T673">8</text:span><text:span text:style-name="T674"/></text:p>
          </table:table-cell>
        </table:table-row>
        <table:table-row table:style-name="TableRow5301">
          <table:covered-table-cell>
            <text:p text:style-name="P494"><text:span text:style-name="T674"><text:s/></text:span></text:p>
          </table:covered-table-cell>
          <table:table-cell table:style-name="TableCell530101">
            <text:p text:style-name="P495"><text:span text:style-name="T675">3</text:span><text:span text:style-name="T676"/></text:p>
          </table:table-cell>
          <table:covered-table-cell>
            <text:p text:style-name="P496"><text:span text:style-name="T676"><text:s/></text:span></text:p>
          </table:covered-table-cell>
          <table:table-cell table:style-name="TableCell530103">
            <text:p text:style-name="P497"><text:span text:style-name="T677">81</text:span><text:span text:style-name="T678"/></text:p>
          </table:table-cell>
          <table:covered-table-cell>
            <text:p text:style-name="P498"><text:span text:style-name="T678"><text:s/></text:span></text:p>
          </table:covered-table-cell>
          <table:table-cell table:style-name="TableCell530105">
            <text:p text:style-name="P499"><text:span text:style-name="T679">9</text:span><text:span text:style-name="T680"/></text:p>
          </table:table-cell>
        </table:table-row>
      </table:table>
      <text:p text:style-name="P501"><text:span text:style-name="T680"/></text:p>
      <table:table table:style-name="Table54">
        <table:table-column table:style-name="TableColumn5400"/>
        <table:table-column table:style-name="TableColumn5401"/>
        <table:table-column table:style-name="TableColumn5402"/>
        <table:table-column table:style-name="TableColumn5403"/>
        <table:table-column table:style-name="TableColumn5404"/>
        <table:table-column table:style-name="TableColumn5405"/>
        <table:table-row table:style-name="TableRow5400">
          <table:table-cell table:style-name="TableCell540000" table:number-rows-spanned="2">
            <text:p text:style-name="P503"><text:span text:style-name="T681">a.<text:s/></text:span><text:span text:style-name="T682"/></text:p>
          </table:table-cell>
          <table:table-cell table:style-name="TableCell540001" table:number-columns-spanned="2">
            <text:p text:style-name="P503"><text:span text:style-name="T683">2</text:span><text:span text:style-name="T684"/></text:p>
          </table:table-cell>
          <table:covered-table-cell/>
        </table:table-row>
        <table:table-row table:style-name="TableRow5401">
          <table:covered-table-cell>
            <text:p text:style-name="P506"><text:span text:style-name="T684"><text:s/></text:span></text:p>
          </table:covered-table-cell>
          <table:table-cell table:style-name="TableCell540101" table:number-columns-spanned="2">
            <text:p text:style-name="P507"><text:span text:style-name="T685">9</text:span><text:span text:style-name="T686"/></text:p>
          </table:table-cell>
          <table:covered-table-cell/>
        </table:table-row>
        <table:table-row table:style-name="TableRow5402">
          <table:table-cell table:style-name="TableCell540200" table:number-columns-spanned="2" table:number-rows-spanned="2">
            <text:p text:style-name="P510"><text:span text:style-name="T687">b.<text:s/></text:span><text:span text:style-name="T688"/></text:p>
          </table:table-cell>
          <table:covered-table-cell/>
          <table:table-cell table:style-name="TableCell540202" table:number-columns-spanned="2">
            <text:p text:style-name="P510"><text:span text:style-name="T689">8</text:span><text:span text:style-name="T690"/></text:p>
          </table:table-cell>
          <table:covered-table-cell/>
        </table:table-row>
        <table:table-row table:style-name="TableRow5403">
          <table:covered-table-cell>
            <text:p text:style-name="P513"><text:span text:style-name="T690"><text:s/></text:span></text:p>
          </table:covered-table-cell>
          <table:covered-table-cell/>
          <table:table-cell table:style-name="TableCell540302" table:number-columns-spanned="2">
            <text:p text:style-name="P514"><text:span text:style-name="T691">3</text:span><text:span text:style-name="T692"/></text:p>
          </table:table-cell>
          <table:covered-table-cell/>
        </table:table-row>
        <table:table-row table:style-name="TableRow5404">
          <table:table-cell table:style-name="TableCell540400" table:number-rows-spanned="2">
            <text:p text:style-name="P517"><text:span text:style-name="T693">c.<text:s/></text:span><text:span text:style-name="T694"/></text:p>
          </table:table-cell>
          <table:table-cell table:style-name="TableCell540401" table:number-columns-spanned="4">
            <text:p text:style-name="P517"><text:span text:style-name="T695">2</text:span><text:span text:style-name="T696"/></text:p>
          </table:table-cell>
          <table:covered-table-cell/>
          <table:covered-table-cell/>
          <table:covered-table-cell/>
        </table:table-row>
        <table:table-row table:style-name="TableRow5405">
          <table:covered-table-cell>
            <text:p text:style-name="P520"><text:span text:style-name="T696"><text:s/></text:span></text:p>
          </table:covered-table-cell>
          <table:table-cell table:style-name="TableCell540501" table:number-columns-spanned="4">
            <text:p text:style-name="P521"><text:span text:style-name="T697">81</text:span><text:span text:style-name="T698"/></text:p>
          </table:table-cell>
          <table:covered-table-cell/>
          <table:covered-table-cell/>
          <table:covered-table-cell/>
        </table:table-row>
        <table:table-row table:style-name="TableRow5406">
          <table:table-cell table:style-name="TableCell540600" table:number-columns-spanned="2" table:number-rows-spanned="2">
            <text:p text:style-name="P524"><text:span text:style-name="T699">d.<text:s/></text:span><text:span text:style-name="T700"/></text:p>
          </table:table-cell>
          <table:covered-table-cell/>
          <table:table-cell table:style-name="TableCell540602" table:number-columns-spanned="4">
            <text:p text:style-name="P524"><text:span text:style-name="T701">3</text:span><text:span text:style-name="T702"/></text:p>
          </table:table-cell>
          <table:covered-table-cell/>
          <table:covered-table-cell/>
          <table:covered-table-cell/>
        </table:table-row>
        <table:table-row table:style-name="TableRow5407">
          <table:covered-table-cell>
            <text:p text:style-name="P527"><text:span text:style-name="T702"><text:s/></text:span></text:p>
          </table:covered-table-cell>
          <table:covered-table-cell/>
          <table:table-cell table:style-name="TableCell540702" table:number-columns-spanned="4">
            <text:p text:style-name="P528"><text:span text:style-name="T703">16</text:span><text:span text:style-name="T704"/></text:p>
          </table:table-cell>
          <table:covered-table-cell/>
          <table:covered-table-cell/>
          <table:covered-table-cell/>
        </table:table-row>
      </table:table>
      <text:p text:style-name="P530"><text:span text:style-name="T704"/></text:p>
      <text:p text:style-name="P531"><text:span text:style-name="T705">32.</text:span></text:p>
      <text:p text:style-name="P532"><text:span text:style-name="T705">The traffic lights at three different road crossings change after every 40 sec, 72 sec and 108 sec respectively. If they all change simultaneously at 5 : 20 : 00 hours, then find the time at which they will change simultaneously. <text:line-break/><text:line-break/>a. 5 : 28 : 00 hrs<text:line-break/>b. 5 : 30 : 00 hrs<text:line-break/>c. 5 : 38 : 00 hrs<text:line-break/>d. 5 : 40 : 00 hrs<text:line-break/></text:span><text:span text:style-name="T706"/></text:p>
      <text:p text:style-name="P533"><text:span text:style-name="T707">33.</text:span></text:p>
      <text:p text:style-name="P534"><text:span text:style-name="T707">Find the cube root of 1728.<text:line-break/><text:line-break/>a. 12<text:line-break/>b. 14 <text:line-break/>c. 16 <text:line-break/>d. 18<text:line-break/></text:span><text:span text:style-name="T708"/></text:p>
      <text:p text:style-name="P535"><text:span text:style-name="T709">34.</text:span></text:p>
      <text:p text:style-name="P536"><text:span text:style-name="T709">Find the square root of 5929<text:line-break/><text:line-break/>a. 49<text:line-break/>b. 33<text:line-break/>c. 77<text:line-break/>d. 73<text:line-break/></text:span><text:span text:style-name="T710"/></text:p>
      <text:p text:style-name="P537"><text:span text:style-name="T711">35.</text:span></text:p>
      <text:p text:style-name="P538"><text:span text:style-name="T711">The calendar for the year 2001 is same for which of the following year?</text:span></text:p>
      <text:p text:style-name="P539"><text:span text:style-name="T711">a) 2005<text:line-break/>b) 2007<text:line-break/>c) 2011<text:line-break/>d) 2006</text:span></text:p>
      <text:p text:style-name="P540"><text:span text:style-name="T712"/></text:p>
      <text:p text:style-name="P541"><text:span text:style-name="T713">36.</text:span></text:p>
      <text:p text:style-name="P542"><text:span text:style-name="T713">The last day of the century cannot be:</text:span></text:p>
      <text:p text:style-name="P543"><text:span text:style-name="T713">a) Sunday<text:line-break/>b) Wednesday<text:line-break/>c) Friday<text:line-break/>d) Saturday</text:span></text:p>
      <text:p text:style-name="P544"><text:span text:style-name="T714"/></text:p>
      <text:p text:style-name="P545"><text:span text:style-name="T715">37.</text:span></text:p>
      <text:p text:style-name="P546"><text:span text:style-name="T715">Which of the following year is not a leap year?</text:span></text:p>
      <text:p text:style-name="P547"><text:span text:style-name="T715">a) 1960<text:line-break/>b) 2080<text:line-break/>c) 2024<text:line-break/>d) 2100</text:span></text:p>
      <text:p text:style-name="P548"><text:span text:style-name="T716"/></text:p>
      <text:p text:style-name="P549"><text:span text:style-name="T717">38.</text:span></text:p>
      <text:p text:style-name="P550"><text:span text:style-name="T717">26th January, 1996 was a Friday. What day of the week lies on 26th January, 1997?</text:span></text:p>
      <text:p text:style-name="P551"><text:span text:style-name="T717">a) Saturday<text:line-break/>b) Sunday<text:line-break/>c) Monday<text:line-break/>d) Thursday</text:span></text:p>
      <text:p text:style-name="P552"><text:span text:style-name="T718"/></text:p>
      <text:p text:style-name="P553"><text:span text:style-name="T719">39.</text:span></text:p>
      <text:p text:style-name="P554"><text:span text:style-name="T719">In a farm, along with 50 hens, there were 45 goats and 8 horses and some farmers. If total number of feet be 224 more than number of heads, then find the number of farmers. <text:line-break/><text:line-break/>a. 11<text:line-break/>b. 15<text:line-break/>c. 16<text:line-break/>d. 18<text:line-break/></text:span><text:span text:style-name="T720"/></text:p>
      <text:p text:style-name="P555"><text:span text:style-name="T721">40.</text:span></text:p>
      <text:p text:style-name="P555"><text:span text:style-name="T721">Which of the following has fractions in ascending order? </text:span></text:p>
      <table:table table:style-name="Table55">
        <table:table-column table:style-name="TableColumn5500"/>
        <table:table-column table:style-name="TableColumn5501"/>
        <table:table-column table:style-name="TableColumn5502"/>
        <table:table-column table:style-name="TableColumn5503"/>
        <table:table-column table:style-name="TableColumn5504"/>
        <table:table-column table:style-name="TableColumn5505"/>
        <table:table-column table:style-name="TableColumn5506"/>
        <table:table-column table:style-name="TableColumn5507"/>
        <table:table-column table:style-name="TableColumn5508"/>
        <table:table-column table:style-name="TableColumn5509"/>
        <table:table-column table:style-name="TableColumn5510"/>
        <table:table-column table:style-name="TableColumn5511"/>
        <table:table-column table:style-name="TableColumn5512"/>
        <table:table-column table:style-name="TableColumn5513"/>
        <table:table-column table:style-name="TableColumn5514"/>
        <table:table-column table:style-name="TableColumn5515"/>
        <table:table-column table:style-name="TableColumn5516"/>
        <table:table-column table:style-name="TableColumn5517"/>
        <table:table-column table:style-name="TableColumn5518"/>
        <table:table-column table:style-name="TableColumn5519"/>
        <table:table-row table:style-name="TableRow5500">
          <table:table-cell table:style-name="TableCell550000" table:number-rows-spanned="2">
            <text:p text:style-name="P557"><text:span text:style-name="T723">a.<text:s/></text:span><text:span text:style-name="T724"/></text:p>
          </table:table-cell>
          <table:table-cell table:style-name="TableCell550001" table:number-columns-spanned="2">
            <text:p text:style-name="P557"><text:span text:style-name="T725">2</text:span><text:span text:style-name="T726"/></text:p>
          </table:table-cell>
          <table:covered-table-cell/>
          <table:table-cell table:style-name="TableCell550003" table:number-columns-spanned="2" table:number-rows-spanned="2">
            <text:p text:style-name="P557"><text:span text:style-name="T727">,<text:s/></text:span><text:span text:style-name="T728"/></text:p>
          </table:table-cell>
          <table:covered-table-cell/>
          <table:table-cell table:style-name="TableCell550005" table:number-columns-spanned="2">
            <text:p text:style-name="P557"><text:span text:style-name="T729">3</text:span><text:span text:style-name="T730"/></text:p>
          </table:table-cell>
          <table:covered-table-cell/>
          <table:table-cell table:style-name="TableCell550007" table:number-columns-spanned="2" table:number-rows-spanned="2">
            <text:p text:style-name="P557"><text:span text:style-name="T731">,<text:s/></text:span><text:span text:style-name="T732"/></text:p>
          </table:table-cell>
          <table:covered-table-cell/>
          <table:table-cell table:style-name="TableCell550009" table:number-columns-spanned="2">
            <text:p text:style-name="P557"><text:span text:style-name="T733">1</text:span><text:span text:style-name="T734"/></text:p>
          </table:table-cell>
          <table:covered-table-cell/>
          <table:table-cell table:style-name="TableCell550011" table:number-columns-spanned="2" table:number-rows-spanned="2">
            <text:p text:style-name="P557"><text:span text:style-name="T735">,<text:s/></text:span><text:span text:style-name="T736"/></text:p>
          </table:table-cell>
          <table:covered-table-cell/>
          <table:table-cell table:style-name="TableCell550013" table:number-columns-spanned="2">
            <text:p text:style-name="P557"><text:span text:style-name="T737">4</text:span><text:span text:style-name="T738"/></text:p>
          </table:table-cell>
          <table:covered-table-cell/>
          <table:table-cell table:style-name="TableCell550015" table:number-columns-spanned="2" table:number-rows-spanned="2">
            <text:p text:style-name="P557"><text:span text:style-name="T739">,<text:s/></text:span><text:span text:style-name="T740"/></text:p>
          </table:table-cell>
          <table:covered-table-cell/>
          <table:table-cell table:style-name="TableCell550017" table:number-columns-spanned="2">
            <text:p text:style-name="P557"><text:span text:style-name="T741">5</text:span><text:span text:style-name="T742"/></text:p>
          </table:table-cell>
          <table:covered-table-cell/>
        </table:table-row>
        <table:table-row table:style-name="TableRow5501">
          <table:covered-table-cell>
            <text:p text:style-name="P560"><text:span text:style-name="T742"><text:s/></text:span></text:p>
          </table:covered-table-cell>
          <table:table-cell table:style-name="TableCell550101" table:number-columns-spanned="2">
            <text:p text:style-name="P561"><text:span text:style-name="T743">5</text:span><text:span text:style-name="T744"/></text:p>
          </table:table-cell>
          <table:covered-table-cell/>
          <table:covered-table-cell>
            <text:p text:style-name="P562"><text:span text:style-name="T744"><text:s/></text:span></text:p>
          </table:covered-table-cell>
          <table:covered-table-cell/>
          <table:table-cell table:style-name="TableCell550105" table:number-columns-spanned="2">
            <text:p text:style-name="P563"><text:span text:style-name="T745">5</text:span><text:span text:style-name="T746"/></text:p>
          </table:table-cell>
          <table:covered-table-cell/>
          <table:covered-table-cell>
            <text:p text:style-name="P564"><text:span text:style-name="T746"><text:s/></text:span></text:p>
          </table:covered-table-cell>
          <table:covered-table-cell/>
          <table:table-cell table:style-name="TableCell550109" table:number-columns-spanned="2">
            <text:p text:style-name="P565"><text:span text:style-name="T747">3</text:span><text:span text:style-name="T748"/></text:p>
          </table:table-cell>
          <table:covered-table-cell/>
          <table:covered-table-cell>
            <text:p text:style-name="P566"><text:span text:style-name="T748"><text:s/></text:span></text:p>
          </table:covered-table-cell>
          <table:covered-table-cell/>
          <table:table-cell table:style-name="TableCell550113" table:number-columns-spanned="2">
            <text:p text:style-name="P567"><text:span text:style-name="T749">7</text:span><text:span text:style-name="T750"/></text:p>
          </table:table-cell>
          <table:covered-table-cell/>
          <table:covered-table-cell>
            <text:p text:style-name="P568"><text:span text:style-name="T750"><text:s/></text:span></text:p>
          </table:covered-table-cell>
          <table:covered-table-cell/>
          <table:table-cell table:style-name="TableCell550117" table:number-columns-spanned="2">
            <text:p text:style-name="P569"><text:span text:style-name="T751">6</text:span><text:span text:style-name="T752"/></text:p>
          </table:table-cell>
          <table:covered-table-cell/>
        </table:table-row>
        <table:table-row table:style-name="TableRow5502">
          <table:table-cell table:style-name="TableCell550200" table:number-columns-spanned="2" table:number-rows-spanned="2">
            <text:p text:style-name="P572"><text:span text:style-name="T753">b.<text:s/></text:span><text:span text:style-name="T754"/></text:p>
          </table:table-cell>
          <table:covered-table-cell/>
          <table:table-cell table:style-name="TableCell550202" table:number-columns-spanned="2">
            <text:p text:style-name="P572"><text:span text:style-name="T755">1</text:span><text:span text:style-name="T756"/></text:p>
          </table:table-cell>
          <table:covered-table-cell/>
          <table:table-cell table:style-name="TableCell550204" table:number-columns-spanned="2" table:number-rows-spanned="2">
            <text:p text:style-name="P572"><text:span text:style-name="T757">,<text:s/></text:span><text:span text:style-name="T758"/></text:p>
          </table:table-cell>
          <table:covered-table-cell/>
          <table:table-cell table:style-name="TableCell550206" table:number-columns-spanned="2">
            <text:p text:style-name="P572"><text:span text:style-name="T759">2</text:span><text:span text:style-name="T760"/></text:p>
          </table:table-cell>
          <table:covered-table-cell/>
          <table:table-cell table:style-name="TableCell550208" table:number-columns-spanned="2" table:number-rows-spanned="2">
            <text:p text:style-name="P572"><text:span text:style-name="T761">,<text:s/></text:span><text:span text:style-name="T762"/></text:p>
          </table:table-cell>
          <table:covered-table-cell/>
          <table:table-cell table:style-name="TableCell550210" table:number-columns-spanned="2">
            <text:p text:style-name="P572"><text:span text:style-name="T763">3</text:span><text:span text:style-name="T764"/></text:p>
          </table:table-cell>
          <table:covered-table-cell/>
          <table:table-cell table:style-name="TableCell550212" table:number-columns-spanned="2" table:number-rows-spanned="2">
            <text:p text:style-name="P572"><text:span text:style-name="T765">,<text:s/></text:span><text:span text:style-name="T766"/></text:p>
          </table:table-cell>
          <table:covered-table-cell/>
          <table:table-cell table:style-name="TableCell550214" table:number-columns-spanned="2">
            <text:p text:style-name="P572"><text:span text:style-name="T767">5</text:span><text:span text:style-name="T768"/></text:p>
          </table:table-cell>
          <table:covered-table-cell/>
          <table:table-cell table:style-name="TableCell550216" table:number-columns-spanned="2" table:number-rows-spanned="2">
            <text:p text:style-name="P572"><text:span text:style-name="T769">,<text:s/></text:span><text:span text:style-name="T770"/></text:p>
          </table:table-cell>
          <table:covered-table-cell/>
          <table:table-cell table:style-name="TableCell550218" table:number-columns-spanned="2">
            <text:p text:style-name="P572"><text:span text:style-name="T771">4</text:span><text:span text:style-name="T772"/></text:p>
          </table:table-cell>
          <table:covered-table-cell/>
        </table:table-row>
        <table:table-row table:style-name="TableRow5503">
          <table:covered-table-cell>
            <text:p text:style-name="P575"><text:span text:style-name="T772"><text:s/></text:span></text:p>
          </table:covered-table-cell>
          <table:covered-table-cell/>
          <table:table-cell table:style-name="TableCell550302" table:number-columns-spanned="2">
            <text:p text:style-name="P576"><text:span text:style-name="T773">3</text:span><text:span text:style-name="T774"/></text:p>
          </table:table-cell>
          <table:covered-table-cell/>
          <table:covered-table-cell>
            <text:p text:style-name="P577"><text:span text:style-name="T774"><text:s/></text:span></text:p>
          </table:covered-table-cell>
          <table:covered-table-cell/>
          <table:table-cell table:style-name="TableCell550306" table:number-columns-spanned="2">
            <text:p text:style-name="P578"><text:span text:style-name="T775">5</text:span><text:span text:style-name="T776"/></text:p>
          </table:table-cell>
          <table:covered-table-cell/>
          <table:covered-table-cell>
            <text:p text:style-name="P579"><text:span text:style-name="T776"><text:s/></text:span></text:p>
          </table:covered-table-cell>
          <table:covered-table-cell/>
          <table:table-cell table:style-name="TableCell550310" table:number-columns-spanned="2">
            <text:p text:style-name="P580"><text:span text:style-name="T777">5</text:span><text:span text:style-name="T778"/></text:p>
          </table:table-cell>
          <table:covered-table-cell/>
          <table:covered-table-cell>
            <text:p text:style-name="P581"><text:span text:style-name="T778"><text:s/></text:span></text:p>
          </table:covered-table-cell>
          <table:covered-table-cell/>
          <table:table-cell table:style-name="TableCell550314" table:number-columns-spanned="2">
            <text:p text:style-name="P582"><text:span text:style-name="T779">6</text:span><text:span text:style-name="T780"/></text:p>
          </table:table-cell>
          <table:covered-table-cell/>
          <table:covered-table-cell>
            <text:p text:style-name="P583"><text:span text:style-name="T780"><text:s/></text:span></text:p>
          </table:covered-table-cell>
          <table:covered-table-cell/>
          <table:table-cell table:style-name="TableCell550318" table:number-columns-spanned="2">
            <text:p text:style-name="P584"><text:span text:style-name="T781">7</text:span><text:span text:style-name="T782"/></text:p>
          </table:table-cell>
          <table:covered-table-cell/>
        </table:table-row>
        <table:table-row table:style-name="TableRow5504">
          <table:table-cell table:style-name="TableCell550400" table:number-rows-spanned="2">
            <text:p text:style-name="P587"><text:span text:style-name="T783">c.<text:s/></text:span><text:span text:style-name="T784"/></text:p>
          </table:table-cell>
          <table:table-cell table:style-name="TableCell550401" table:number-columns-spanned="2">
            <text:p text:style-name="P587"><text:span text:style-name="T785">1</text:span><text:span text:style-name="T786"/></text:p>
          </table:table-cell>
          <table:covered-table-cell/>
          <table:table-cell table:style-name="TableCell550403" table:number-columns-spanned="2" table:number-rows-spanned="2">
            <text:p text:style-name="P587"><text:span text:style-name="T787">,<text:s/></text:span><text:span text:style-name="T788"/></text:p>
          </table:table-cell>
          <table:covered-table-cell/>
          <table:table-cell table:style-name="TableCell550405" table:number-columns-spanned="2">
            <text:p text:style-name="P587"><text:span text:style-name="T789">2</text:span><text:span text:style-name="T790"/></text:p>
          </table:table-cell>
          <table:covered-table-cell/>
          <table:table-cell table:style-name="TableCell550407" table:number-columns-spanned="2" table:number-rows-spanned="2">
            <text:p text:style-name="P587"><text:span text:style-name="T791">,<text:s/></text:span><text:span text:style-name="T792"/></text:p>
          </table:table-cell>
          <table:covered-table-cell/>
          <table:table-cell table:style-name="TableCell550409" table:number-columns-spanned="2">
            <text:p text:style-name="P587"><text:span text:style-name="T793">5</text:span><text:span text:style-name="T794"/></text:p>
          </table:table-cell>
          <table:covered-table-cell/>
          <table:table-cell table:style-name="TableCell550411" table:number-columns-spanned="2" table:number-rows-spanned="2">
            <text:p text:style-name="P587"><text:span text:style-name="T795">,<text:s/></text:span><text:span text:style-name="T796"/></text:p>
          </table:table-cell>
          <table:covered-table-cell/>
          <table:table-cell table:style-name="TableCell550413" table:number-columns-spanned="2">
            <text:p text:style-name="P587"><text:span text:style-name="T797">4</text:span><text:span text:style-name="T798"/></text:p>
          </table:table-cell>
          <table:covered-table-cell/>
          <table:table-cell table:style-name="TableCell550415" table:number-columns-spanned="2" table:number-rows-spanned="2">
            <text:p text:style-name="P587"><text:span text:style-name="T799">,<text:s/></text:span><text:span text:style-name="T800"/></text:p>
          </table:table-cell>
          <table:covered-table-cell/>
          <table:table-cell table:style-name="TableCell550417" table:number-columns-spanned="2">
            <text:p text:style-name="P587"><text:span text:style-name="T801">3</text:span><text:span text:style-name="T802"/></text:p>
          </table:table-cell>
          <table:covered-table-cell/>
        </table:table-row>
        <table:table-row table:style-name="TableRow5505">
          <table:covered-table-cell>
            <text:p text:style-name="P590"><text:span text:style-name="T802"><text:s/></text:span></text:p>
          </table:covered-table-cell>
          <table:table-cell table:style-name="TableCell550501" table:number-columns-spanned="2">
            <text:p text:style-name="P591"><text:span text:style-name="T803">3</text:span><text:span text:style-name="T804"/></text:p>
          </table:table-cell>
          <table:covered-table-cell/>
          <table:covered-table-cell>
            <text:p text:style-name="P592"><text:span text:style-name="T804"><text:s/></text:span></text:p>
          </table:covered-table-cell>
          <table:covered-table-cell/>
          <table:table-cell table:style-name="TableCell550505" table:number-columns-spanned="2">
            <text:p text:style-name="P593"><text:span text:style-name="T805">5</text:span><text:span text:style-name="T806"/></text:p>
          </table:table-cell>
          <table:covered-table-cell/>
          <table:covered-table-cell>
            <text:p text:style-name="P594"><text:span text:style-name="T806"><text:s/></text:span></text:p>
          </table:covered-table-cell>
          <table:covered-table-cell/>
          <table:table-cell table:style-name="TableCell550509" table:number-columns-spanned="2">
            <text:p text:style-name="P595"><text:span text:style-name="T807">6</text:span><text:span text:style-name="T808"/></text:p>
          </table:table-cell>
          <table:covered-table-cell/>
          <table:covered-table-cell>
            <text:p text:style-name="P596"><text:span text:style-name="T808"><text:s/></text:span></text:p>
          </table:covered-table-cell>
          <table:covered-table-cell/>
          <table:table-cell table:style-name="TableCell550513" table:number-columns-spanned="2">
            <text:p text:style-name="P597"><text:span text:style-name="T809">7</text:span><text:span text:style-name="T810"/></text:p>
          </table:table-cell>
          <table:covered-table-cell/>
          <table:covered-table-cell>
            <text:p text:style-name="P598"><text:span text:style-name="T810"><text:s/></text:span></text:p>
          </table:covered-table-cell>
          <table:covered-table-cell/>
          <table:table-cell table:style-name="TableCell550517" table:number-columns-spanned="2">
            <text:p text:style-name="P599"><text:span text:style-name="T811">5</text:span><text:span text:style-name="T812"/></text:p>
          </table:table-cell>
          <table:covered-table-cell/>
        </table:table-row>
        <table:table-row table:style-name="TableRow5506">
          <table:table-cell table:style-name="TableCell550600" table:number-columns-spanned="2" table:number-rows-spanned="2">
            <text:p text:style-name="P602"><text:span text:style-name="T813">d.<text:s/></text:span><text:span text:style-name="T814"/></text:p>
          </table:table-cell>
          <table:covered-table-cell/>
          <table:table-cell table:style-name="TableCell550602" table:number-columns-spanned="2">
            <text:p text:style-name="P602"><text:span text:style-name="T815">1</text:span><text:span text:style-name="T816"/></text:p>
          </table:table-cell>
          <table:covered-table-cell/>
          <table:table-cell table:style-name="TableCell550604" table:number-columns-spanned="2" table:number-rows-spanned="2">
            <text:p text:style-name="P602"><text:span text:style-name="T817">,<text:s/></text:span><text:span text:style-name="T818"/></text:p>
          </table:table-cell>
          <table:covered-table-cell/>
          <table:table-cell table:style-name="TableCell550606" table:number-columns-spanned="2">
            <text:p text:style-name="P602"><text:span text:style-name="T819">2</text:span><text:span text:style-name="T820"/></text:p>
          </table:table-cell>
          <table:covered-table-cell/>
          <table:table-cell table:style-name="TableCell550608" table:number-columns-spanned="2" table:number-rows-spanned="2">
            <text:p text:style-name="P602"><text:span text:style-name="T821">,<text:s/></text:span><text:span text:style-name="T822"/></text:p>
          </table:table-cell>
          <table:covered-table-cell/>
          <table:table-cell table:style-name="TableCell550610" table:number-columns-spanned="2">
            <text:p text:style-name="P602"><text:span text:style-name="T823">4</text:span><text:span text:style-name="T824"/></text:p>
          </table:table-cell>
          <table:covered-table-cell/>
          <table:table-cell table:style-name="TableCell550612" table:number-columns-spanned="2" table:number-rows-spanned="2">
            <text:p text:style-name="P602"><text:span text:style-name="T825">,<text:s/></text:span><text:span text:style-name="T826"/></text:p>
          </table:table-cell>
          <table:covered-table-cell/>
          <table:table-cell table:style-name="TableCell550614" table:number-columns-spanned="2">
            <text:p text:style-name="P602"><text:span text:style-name="T827">3</text:span><text:span text:style-name="T828"/></text:p>
          </table:table-cell>
          <table:covered-table-cell/>
          <table:table-cell table:style-name="TableCell550616" table:number-columns-spanned="2" table:number-rows-spanned="2">
            <text:p text:style-name="P602"><text:span text:style-name="T829">,<text:s/></text:span><text:span text:style-name="T830"/></text:p>
          </table:table-cell>
          <table:covered-table-cell/>
          <table:table-cell table:style-name="TableCell550618" table:number-columns-spanned="2">
            <text:p text:style-name="P602"><text:span text:style-name="T831">5</text:span><text:span text:style-name="T832"/></text:p>
          </table:table-cell>
          <table:covered-table-cell/>
        </table:table-row>
        <table:table-row table:style-name="TableRow5507">
          <table:covered-table-cell>
            <text:p text:style-name="P605"><text:span text:style-name="T832"><text:s/></text:span></text:p>
          </table:covered-table-cell>
          <table:covered-table-cell/>
          <table:table-cell table:style-name="TableCell550702" table:number-columns-spanned="2">
            <text:p text:style-name="P606"><text:span text:style-name="T833">3</text:span><text:span text:style-name="T834"/></text:p>
          </table:table-cell>
          <table:covered-table-cell/>
          <table:covered-table-cell>
            <text:p text:style-name="P607"><text:span text:style-name="T834"><text:s/></text:span></text:p>
          </table:covered-table-cell>
          <table:covered-table-cell/>
          <table:table-cell table:style-name="TableCell550706" table:number-columns-spanned="2">
            <text:p text:style-name="P608"><text:span text:style-name="T835">5</text:span><text:span text:style-name="T836"/></text:p>
          </table:table-cell>
          <table:covered-table-cell/>
          <table:covered-table-cell>
            <text:p text:style-name="P609"><text:span text:style-name="T836"><text:s/></text:span></text:p>
          </table:covered-table-cell>
          <table:covered-table-cell/>
          <table:table-cell table:style-name="TableCell550710" table:number-columns-spanned="2">
            <text:p text:style-name="P610"><text:span text:style-name="T837">7</text:span><text:span text:style-name="T838"/></text:p>
          </table:table-cell>
          <table:covered-table-cell/>
          <table:covered-table-cell>
            <text:p text:style-name="P611"><text:span text:style-name="T838"><text:s/></text:span></text:p>
          </table:covered-table-cell>
          <table:covered-table-cell/>
          <table:table-cell table:style-name="TableCell550714" table:number-columns-spanned="2">
            <text:p text:style-name="P612"><text:span text:style-name="T839">5</text:span><text:span text:style-name="T840"/></text:p>
          </table:table-cell>
          <table:covered-table-cell/>
          <table:covered-table-cell>
            <text:p text:style-name="P613"><text:span text:style-name="T840"><text:s/></text:span></text:p>
          </table:covered-table-cell>
          <table:covered-table-cell/>
          <table:table-cell table:style-name="TableCell550718" table:number-columns-spanned="2">
            <text:p text:style-name="P614"><text:span text:style-name="T841">6</text:span><text:span text:style-name="T842"/></text:p>
          </table:table-cell>
          <table:covered-table-cell/>
        </table:table-row>
      </table:table>
      <text:p text:style-name="P616"><text:span text:style-name="T842"/></text:p>
      <text:p text:style-name="P617"><text:span text:style-name="T843">41.<text:s text:c="14"/>-</text:span></text:p>
      <text:p text:style-name="P617"><text:span text:style-name="T843">Convert 0.67 into vulgar fraction. </text:span></text:p>
      <table:table table:style-name="Table56">
        <table:table-column table:style-name="TableColumn5600"/>
        <table:table-column table:style-name="TableColumn5601"/>
        <table:table-column table:style-name="TableColumn5602"/>
        <table:table-column table:style-name="TableColumn5603"/>
        <table:table-column table:style-name="TableColumn5604"/>
        <table:table-row table:style-name="TableRow5600">
          <table:table-cell table:style-name="TableCell560000" table:number-rows-spanned="2">
            <text:p text:style-name="P619"><text:span text:style-name="T845">a.<text:s/></text:span><text:span text:style-name="T846"/></text:p>
          </table:table-cell>
          <table:table-cell table:style-name="TableCell560001" table:number-columns-spanned="2">
            <text:p text:style-name="P619"><text:span text:style-name="T847">67</text:span><text:span text:style-name="T848"/></text:p>
          </table:table-cell>
          <table:covered-table-cell/>
        </table:table-row>
        <table:table-row table:style-name="TableRow5601">
          <table:covered-table-cell>
            <text:p text:style-name="P622"><text:span text:style-name="T848"><text:s/></text:span></text:p>
          </table:covered-table-cell>
          <table:table-cell table:style-name="TableCell560101" table:number-columns-spanned="2">
            <text:p text:style-name="P623"><text:span text:style-name="T849">99</text:span><text:span text:style-name="T850"/></text:p>
          </table:table-cell>
          <table:covered-table-cell/>
        </table:table-row>
        <table:table-row table:style-name="TableRow5602">
          <table:table-cell table:style-name="TableCell560200" table:number-columns-spanned="2" table:number-rows-spanned="2">
            <text:p text:style-name="P626"><text:span text:style-name="T851">b.<text:s/></text:span><text:span text:style-name="T852"/></text:p>
          </table:table-cell>
          <table:covered-table-cell/>
          <table:table-cell table:style-name="TableCell560202" table:number-columns-spanned="2">
            <text:p text:style-name="P626"><text:span text:style-name="T853">67</text:span><text:span text:style-name="T854"/></text:p>
          </table:table-cell>
          <table:covered-table-cell/>
        </table:table-row>
        <table:table-row table:style-name="TableRow5603">
          <table:covered-table-cell>
            <text:p text:style-name="P629"><text:span text:style-name="T854"><text:s/></text:span></text:p>
          </table:covered-table-cell>
          <table:covered-table-cell/>
          <table:table-cell table:style-name="TableCell560302" table:number-columns-spanned="2">
            <text:p text:style-name="P630"><text:span text:style-name="T855">90</text:span><text:span text:style-name="T856"/></text:p>
          </table:table-cell>
          <table:covered-table-cell/>
        </table:table-row>
        <table:table-row table:style-name="TableRow5604">
          <table:table-cell table:style-name="TableCell560400" table:number-rows-spanned="2">
            <text:p text:style-name="P633"><text:span text:style-name="T857">c.<text:s/></text:span><text:span text:style-name="T858"/></text:p>
          </table:table-cell>
          <table:table-cell table:style-name="TableCell560401" table:number-columns-spanned="2">
            <text:p text:style-name="P633"><text:span text:style-name="T859">61</text:span><text:span text:style-name="T860"/></text:p>
          </table:table-cell>
          <table:covered-table-cell/>
        </table:table-row>
        <table:table-row table:style-name="TableRow5605">
          <table:covered-table-cell>
            <text:p text:style-name="P636"><text:span text:style-name="T860"><text:s/></text:span></text:p>
          </table:covered-table-cell>
          <table:table-cell table:style-name="TableCell560501" table:number-columns-spanned="2">
            <text:p text:style-name="P637"><text:span text:style-name="T861">90</text:span><text:span text:style-name="T862"/></text:p>
          </table:table-cell>
          <table:covered-table-cell/>
        </table:table-row>
        <table:table-row table:style-name="TableRow5606">
          <table:table-cell table:style-name="TableCell560600" table:number-columns-spanned="2" table:number-rows-spanned="2">
            <text:p text:style-name="P640"><text:span text:style-name="T863">d.<text:s/></text:span><text:span text:style-name="T864"/></text:p>
          </table:table-cell>
          <table:covered-table-cell/>
          <table:table-cell table:style-name="TableCell560602" table:number-columns-spanned="3">
            <text:p text:style-name="P640"><text:span text:style-name="T865">61</text:span><text:span text:style-name="T866"/></text:p>
          </table:table-cell>
          <table:covered-table-cell/>
          <table:covered-table-cell/>
        </table:table-row>
        <table:table-row table:style-name="TableRow5607">
          <table:covered-table-cell>
            <text:p text:style-name="P643"><text:span text:style-name="T866"><text:s/></text:span></text:p>
          </table:covered-table-cell>
          <table:covered-table-cell/>
          <table:table-cell table:style-name="TableCell560702" table:number-columns-spanned="3">
            <text:p text:style-name="P644"><text:span text:style-name="T867">100</text:span><text:span text:style-name="T868"/></text:p>
          </table:table-cell>
          <table:covered-table-cell/>
          <table:covered-table-cell/>
        </table:table-row>
      </table:table>
      <text:p text:style-name="P646"><text:span text:style-name="T868"/></text:p>
      <text:p text:style-name="P647"><text:span text:style-name="T869">42.</text:span></text:p>
      <text:p text:style-name="P648"><text:span text:style-name="T869">Today is Monday. After 61 days, it will be :</text:span></text:p>
      <table:table table:style-name="Table57">
        <table:table-column table:style-name="TableColumn5700"/>
        <table:table-column table:style-name="TableColumn5701"/>
        <table:table-row table:style-name="TableRow5700">
          <table:table-cell table:style-name="TableCell570000">
            <text:p text:style-name="P650"><text:span text:style-name="T871">A) Tuesday<text:s/></text:span><text:span text:style-name="T872"/></text:p>
          </table:table-cell>
          <table:table-cell table:style-name="TableCell570001">
            <text:p text:style-name="P650"><text:span text:style-name="T873">B) Monday<text:s/></text:span><text:span text:style-name="T874"/></text:p>
          </table:table-cell>
        </table:table-row>
        <table:table-row table:style-name="TableRow5701">
          <table:table-cell table:style-name="TableCell570100">
            <text:p text:style-name="P653"><text:span text:style-name="T875">C) Sunday<text:s/></text:span><text:span text:style-name="T876"/></text:p>
          </table:table-cell>
          <table:table-cell table:style-name="TableCell570101">
            <text:p text:style-name="P653"><text:span text:style-name="T877">D) Saturday<text:s/></text:span><text:span text:style-name="T878"/></text:p>
          </table:table-cell>
        </table:table-row>
      </table:table>
      <text:p text:style-name="P655"><text:span text:style-name="T878"/></text:p>
      <text:p text:style-name="P656"><text:span text:style-name="T879">43.</text:span></text:p>
      <text:p text:style-name="P657"><text:span text:style-name="T879">It was Sunday on Jan 1, 2006. What was the day of the week Jan 1, 2010?</text:span></text:p>
      <table:table table:style-name="Table58">
        <table:table-column table:style-name="TableColumn5800"/>
        <table:table-column table:style-name="TableColumn5801"/>
        <table:table-row table:style-name="TableRow5800">
          <table:table-cell table:style-name="TableCell580000">
            <text:p text:style-name="P659"><text:span text:style-name="T881">A) Monday<text:s/></text:span><text:span text:style-name="T882"/></text:p>
          </table:table-cell>
          <table:table-cell table:style-name="TableCell580001">
            <text:p text:style-name="P659"><text:span text:style-name="T883">B) Friday<text:s/></text:span><text:span text:style-name="T884"/></text:p>
          </table:table-cell>
        </table:table-row>
        <table:table-row table:style-name="TableRow5801">
          <table:table-cell table:style-name="TableCell580100">
            <text:p text:style-name="P662"><text:span text:style-name="T885">C) Sunday<text:s/></text:span><text:span text:style-name="T886"/></text:p>
          </table:table-cell>
          <table:table-cell table:style-name="TableCell580101">
            <text:p text:style-name="P662"><text:span text:style-name="T887">D) Tuesday<text:s/></text:span><text:span text:style-name="T888"/></text:p>
          </table:table-cell>
        </table:table-row>
      </table:table>
      <text:p text:style-name="P664"><text:span text:style-name="T888"/></text:p>
      <text:p text:style-name="P665"><text:span text:style-name="T889">44.</text:span></text:p>
      <text:p text:style-name="P666"><text:span text:style-name="T889">If Mar 18th,1994 falls on Friday then Feb 25th,1995 falls on which day?</text:span></text:p>
      <table:table table:style-name="Table59">
        <table:table-column table:style-name="TableColumn5900"/>
        <table:table-column table:style-name="TableColumn5901"/>
        <table:table-row table:style-name="TableRow5900">
          <table:table-cell table:style-name="TableCell590000">
            <text:p text:style-name="P668"><text:span text:style-name="T891">A) Wednesday<text:s/></text:span><text:span text:style-name="T892"/></text:p>
          </table:table-cell>
          <table:table-cell table:style-name="TableCell590001">
            <text:p text:style-name="P668"><text:span text:style-name="T893">B) Monday<text:s/></text:span><text:span text:style-name="T894"/></text:p>
          </table:table-cell>
        </table:table-row>
        <table:table-row table:style-name="TableRow5901">
          <table:table-cell table:style-name="TableCell590100">
            <text:p text:style-name="P671"><text:span text:style-name="T895">C) Saturday<text:s/></text:span><text:span text:style-name="T896"/></text:p>
          </table:table-cell>
          <table:table-cell table:style-name="TableCell590101">
            <text:p text:style-name="P671"><text:span text:style-name="T897">D) Sunday<text:s/></text:span><text:span text:style-name="T898"/></text:p>
          </table:table-cell>
        </table:table-row>
      </table:table>
      <text:p text:style-name="P673"><text:span text:style-name="T898"/></text:p>
      <text:p text:style-name="P674"><text:span text:style-name="T899">45.</text:span></text:p>
      <text:p text:style-name="P675"><text:span text:style-name="T899">On what dates of July.2004 did Monday fall?</text:span></text:p>
      <table:table table:style-name="Table60">
        <table:table-column table:style-name="TableColumn6000"/>
        <table:table-column table:style-name="TableColumn6001"/>
        <table:table-row table:style-name="TableRow6000">
          <table:table-cell table:style-name="TableCell600000">
            <text:p text:style-name="P677"><text:span text:style-name="T901">A) 6th,10th,21st,30th<text:s/></text:span><text:span text:style-name="T902"/></text:p>
          </table:table-cell>
          <table:table-cell table:style-name="TableCell600001">
            <text:p text:style-name="P677"><text:span text:style-name="T903">B) 12th,7th,19th,28th<text:s/></text:span><text:span text:style-name="T904"/></text:p>
          </table:table-cell>
        </table:table-row>
        <table:table-row table:style-name="TableRow6001">
          <table:table-cell table:style-name="TableCell600100">
            <text:p text:style-name="P680"><text:span text:style-name="T905">C) 5th,10th,24th,17th<text:s/></text:span><text:span text:style-name="T906"/></text:p>
          </table:table-cell>
          <table:table-cell table:style-name="TableCell600101">
            <text:p text:style-name="P680"><text:span text:style-name="T907">D) 5th, 12th, 19th, 26th<text:s/></text:span><text:span text:style-name="T908"/></text:p>
          </table:table-cell>
        </table:table-row>
      </table:table>
      <text:p text:style-name="P682"><text:span text:style-name="T908"/></text:p>
      <text:p text:style-name="P683"><text:span text:style-name="T909">46.</text:span></text:p>
      <text:p text:style-name="P684"><text:span text:style-name="T909">The sum of two numbers is 528 and their H.C.F is 33. The number of pairs of numbers satisfying the above condition is</text:span></text:p>
      <table:table table:style-name="Table61">
        <table:table-column table:style-name="TableColumn6100"/>
        <table:table-column table:style-name="TableColumn6101"/>
        <table:table-row table:style-name="TableRow6100">
          <table:table-cell table:style-name="TableCell610000">
            <text:p text:style-name="P686"><text:span text:style-name="T911">A) 4<text:s/></text:span><text:span text:style-name="T912"/></text:p>
          </table:table-cell>
          <table:table-cell table:style-name="TableCell610001">
            <text:p text:style-name="P686"><text:span text:style-name="T913">B) 6<text:s/></text:span><text:span text:style-name="T914"/></text:p>
          </table:table-cell>
        </table:table-row>
        <table:table-row table:style-name="TableRow6101">
          <table:table-cell table:style-name="TableCell610100">
            <text:p text:style-name="P689"><text:span text:style-name="T915">C) 8<text:s/></text:span><text:span text:style-name="T916"/></text:p>
          </table:table-cell>
          <table:table-cell table:style-name="TableCell610101">
            <text:p text:style-name="P689"><text:span text:style-name="T917">D) 12<text:s/></text:span><text:span text:style-name="T918"/></text:p>
          </table:table-cell>
        </table:table-row>
      </table:table>
      <text:p text:style-name="P691"><text:span text:style-name="T918"/></text:p>
      <text:p text:style-name="P692"><text:span text:style-name="T919">47.</text:span></text:p>
      <text:p text:style-name="P693"><text:span text:style-name="T919">Product of two co-prime numbers is 117. Their L.C.M  should be</text:span></text:p>
      <table:table table:style-name="Table62">
        <table:table-column table:style-name="TableColumn6200"/>
        <table:table-column table:style-name="TableColumn6201"/>
        <table:table-row table:style-name="TableRow6200">
          <table:table-cell table:style-name="TableCell620000">
            <text:p text:style-name="P695"><text:span text:style-name="T921">A) 1<text:s/></text:span><text:span text:style-name="T922"/></text:p>
          </table:table-cell>
          <table:table-cell table:style-name="TableCell620001">
            <text:p text:style-name="P695"><text:span text:style-name="T923">B) 117<text:s/></text:span><text:span text:style-name="T924"/></text:p>
          </table:table-cell>
        </table:table-row>
        <table:table-row table:style-name="TableRow6201">
          <table:table-cell table:style-name="TableCell620100">
            <text:p text:style-name="P698"><text:span text:style-name="T925">C) Equal to their H.C.F<text:s/></text:span><text:span text:style-name="T926"/></text:p>
          </table:table-cell>
          <table:table-cell table:style-name="TableCell620101">
            <text:p text:style-name="P698"><text:span text:style-name="T927">D) cannot be calculated<text:s/></text:span><text:span text:style-name="T928"/></text:p>
          </table:table-cell>
        </table:table-row>
      </table:table>
      <text:p text:style-name="P700"><text:span text:style-name="T928"/></text:p>
      <text:p text:style-name="P701"><text:span text:style-name="T929">48.</text:span></text:p>
      <text:p text:style-name="P702"><text:span text:style-name="T929">H.C.F of 4 x 27 x 3125,  8 x 9 x 25 x 7  and   16 x 81 x 5 x 11 x 49 is</text:span></text:p>
      <table:table table:style-name="Table63">
        <table:table-column table:style-name="TableColumn6300"/>
        <table:table-column table:style-name="TableColumn6301"/>
        <table:table-row table:style-name="TableRow6300">
          <table:table-cell table:style-name="TableCell630000">
            <text:p text:style-name="P704"><text:span text:style-name="T931">A) 180<text:s/></text:span><text:span text:style-name="T932"/></text:p>
          </table:table-cell>
          <table:table-cell table:style-name="TableCell630001">
            <text:p text:style-name="P704"><text:span text:style-name="T933">B) 360<text:s/></text:span><text:span text:style-name="T934"/></text:p>
          </table:table-cell>
        </table:table-row>
        <table:table-row table:style-name="TableRow6301">
          <table:table-cell table:style-name="TableCell630100">
            <text:p text:style-name="P707"><text:span text:style-name="T935">C) 540<text:s/></text:span><text:span text:style-name="T936"/></text:p>
          </table:table-cell>
          <table:table-cell table:style-name="TableCell630101">
            <text:p text:style-name="P707"><text:span text:style-name="T937">D) 1260<text:s/></text:span><text:span text:style-name="T938"/></text:p>
          </table:table-cell>
        </table:table-row>
      </table:table>
      <text:p text:style-name="P709"><text:span text:style-name="T938"/></text:p>
      <text:p text:style-name="P710"><text:span text:style-name="T939">49.</text:span></text:p>
      <text:p text:style-name="P711"><text:span text:style-name="T939">The product of two numbers is 4107. If the H.C.F of these numbers is 37, then the greater number is </text:span></text:p>
      <table:table table:style-name="Table64">
        <table:table-column table:style-name="TableColumn6400"/>
        <table:table-column table:style-name="TableColumn6401"/>
        <table:table-row table:style-name="TableRow6400">
          <table:table-cell table:style-name="TableCell640000">
            <text:p text:style-name="P713"><text:span text:style-name="T941">A) 101<text:s/></text:span><text:span text:style-name="T942"/></text:p>
          </table:table-cell>
          <table:table-cell table:style-name="TableCell640001">
            <text:p text:style-name="P713"><text:span text:style-name="T943">B) 107<text:s/></text:span><text:span text:style-name="T944"/></text:p>
          </table:table-cell>
        </table:table-row>
        <table:table-row table:style-name="TableRow6401">
          <table:table-cell table:style-name="TableCell640100">
            <text:p text:style-name="P716"><text:span text:style-name="T945">C) 111<text:s/></text:span><text:span text:style-name="T946"/></text:p>
          </table:table-cell>
          <table:table-cell table:style-name="TableCell640101">
            <text:p text:style-name="P716"><text:span text:style-name="T947">D) 185<text:s/></text:span><text:span text:style-name="T948"/></text:p>
          </table:table-cell>
        </table:table-row>
      </table:table>
      <text:p text:style-name="P718"><text:span text:style-name="T948"/></text:p>
      <text:p text:style-name="P719"><text:span text:style-name="T949">50.</text:span></text:p>
      <text:p text:style-name="P720"><text:span text:style-name="T950">Arrange fractions in descending order </text:span></text:p>
      <text:list text:style-name="L721">
        <text:list-item>
          <text:p text:style-name="P721"><text:span text:style-name="T951">9/11 &gt; 8/9 &gt; 3/5 &gt; 4/7</text:span></text:p>
        </text:list-item>
        <text:list-item>
          <text:p text:style-name="P721"><text:span text:style-name="T951">9/11 &gt; 8/9 &gt; 4/7 &gt; 3/5</text:span></text:p>
        </text:list-item>
        <text:list-item>
          <text:p text:style-name="P721"><text:span text:style-name="T951">8/9 &gt; 9/11 &gt; 3/5 &gt; 4/7</text:span></text:p>
        </text:list-item>
        <text:list-item>
          <text:p text:style-name="P722"><text:span text:style-name="T951">9/11 &gt;3/5 &gt; 8/9 &gt; 4/7 </text:span></text:p>
        </text:list-item>
      </text:list>
      <text:p text:style-name="P723"><text:span text:style-name="T952"/></text:p>
      <text:p text:style-name="P724"><text:span text:style-name="T9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